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DejaVu Sans" svg:font-family="'DejaVu Sans'" style:font-adornments="Book" style:font-family-generic="swiss" style:font-pitch="variable"/>
  </office:font-face-decls>
  <office:automatic-styles>
    <style:style style:name="Directoriesandfiles" style:family="table">
      <style:table-properties style:width="18.471cm" fo:margin-left="0cm" table:align="left" style:may-break-between-rows="true" table:border-model="collapsing"/>
    </style:style>
    <style:style style:name="Directoriesandfiles.A" style:family="table-column">
      <style:table-column-properties style:column-width="11.393cm"/>
    </style:style>
    <style:style style:name="Directoriesandfiles.B" style:family="table-column">
      <style:table-column-properties style:column-width="7.078cm"/>
    </style:style>
    <style:style style:name="Directoriesandfiles.1" style:family="table-row">
      <style:table-row-properties fo:keep-together="auto"/>
    </style:style>
    <style:style style:name="Directoriesandfiles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Directoriesandfiles.B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Directoriesandfiles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Directoriesandfiles.B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end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Text_20_body">
      <style:paragraph-properties fo:text-align="end" style:justify-single-word="false"/>
      <style:text-properties style:font-name="Arial" fo:font-size="20pt" fo:font-weight="bold" style:font-size-asian="20pt" style:font-weight-asian="bold" style:font-size-complex="20pt" style:font-weight-complex="bold"/>
    </style:style>
    <style:style style:name="P4" style:family="paragraph" style:parent-style-name="Text_20_body">
      <style:text-properties style:font-name="Arial" fo:font-size="80pt" fo:font-weight="bold" style:font-size-asian="80pt" style:font-weight-asian="bold" style:font-size-complex="80pt" style:font-weight-complex="bold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>
      <style:text-properties officeooo:paragraph-rsid="01cc9cc8"/>
    </style:style>
    <style:style style:name="P7" style:family="paragraph" style:parent-style-name="Text_20_body">
      <style:text-properties officeooo:paragraph-rsid="01ce013d"/>
    </style:style>
    <style:style style:name="P8" style:family="paragraph" style:parent-style-name="Text_20_body">
      <style:text-properties officeooo:paragraph-rsid="01ce47a3"/>
    </style:style>
    <style:style style:name="P9" style:family="paragraph" style:parent-style-name="Text_20_body">
      <style:text-properties officeooo:paragraph-rsid="01d2ff18"/>
    </style:style>
    <style:style style:name="P10" style:family="paragraph" style:parent-style-name="Text_20_body">
      <style:text-properties officeooo:rsid="01d48df3" officeooo:paragraph-rsid="01d48df3"/>
    </style:style>
    <style:style style:name="P11" style:family="paragraph" style:parent-style-name="Text_20_body">
      <style:text-properties style:font-name="DejaVu Serif" officeooo:rsid="01d2ff18" officeooo:paragraph-rsid="01d2ff18"/>
    </style:style>
    <style:style style:name="P12" style:family="paragraph" style:parent-style-name="Text_20_body">
      <style:text-properties style:font-name="DejaVu Serif" officeooo:rsid="01d2ff18" officeooo:paragraph-rsid="01f10c7d"/>
    </style:style>
    <style:style style:name="P13" style:family="paragraph" style:parent-style-name="Text_20_body">
      <style:text-properties style:font-name="DejaVu Serif" officeooo:rsid="01f10c7d" officeooo:paragraph-rsid="01f10c7d"/>
    </style:style>
    <style:style style:name="P14" style:family="paragraph" style:parent-style-name="Text_20_body">
      <style:text-properties style:font-name="DejaVu Serif" officeooo:rsid="023e954f" officeooo:paragraph-rsid="023e954f"/>
    </style:style>
    <style:style style:name="P15" style:family="paragraph" style:parent-style-name="Text_20_body">
      <style:text-properties style:font-name="DejaVu Serif" officeooo:rsid="024ce423" officeooo:paragraph-rsid="024ce423"/>
    </style:style>
    <style:style style:name="P16" style:family="paragraph" style:parent-style-name="Text_20_body">
      <style:text-properties style:font-name="DejaVu Serif" officeooo:rsid="02520f40" officeooo:paragraph-rsid="026f91a7"/>
    </style:style>
    <style:style style:name="P17" style:family="paragraph" style:parent-style-name="Text_20_body">
      <style:text-properties officeooo:paragraph-rsid="01db08ee"/>
    </style:style>
    <style:style style:name="P18" style:family="paragraph" style:parent-style-name="Text_20_body">
      <style:text-properties officeooo:paragraph-rsid="01e02635"/>
    </style:style>
    <style:style style:name="P19" style:family="paragraph" style:parent-style-name="Text_20_body">
      <style:text-properties officeooo:rsid="01e02635" officeooo:paragraph-rsid="01e02635"/>
    </style:style>
    <style:style style:name="P20" style:family="paragraph" style:parent-style-name="Text_20_body">
      <style:text-properties officeooo:rsid="01e47d87" officeooo:paragraph-rsid="01e47d87"/>
    </style:style>
    <style:style style:name="P21" style:family="paragraph" style:parent-style-name="Text_20_body">
      <style:text-properties officeooo:rsid="01e9b074" officeooo:paragraph-rsid="01e9b074"/>
    </style:style>
    <style:style style:name="P22" style:family="paragraph" style:parent-style-name="Text_20_body">
      <style:text-properties officeooo:rsid="01e9b074" officeooo:paragraph-rsid="023e58fa"/>
    </style:style>
    <style:style style:name="P23" style:family="paragraph" style:parent-style-name="Text_20_body">
      <style:text-properties officeooo:paragraph-rsid="01daa577"/>
    </style:style>
    <style:style style:name="P24" style:family="paragraph" style:parent-style-name="Text_20_body">
      <style:text-properties officeooo:rsid="01eaeecc" officeooo:paragraph-rsid="01eaeecc"/>
    </style:style>
    <style:style style:name="P25" style:family="paragraph" style:parent-style-name="Text_20_body">
      <style:text-properties officeooo:rsid="01e10153" officeooo:paragraph-rsid="01e10153"/>
    </style:style>
    <style:style style:name="P26" style:family="paragraph" style:parent-style-name="Text_20_body">
      <style:text-properties officeooo:rsid="01edad86" officeooo:paragraph-rsid="01edad86"/>
    </style:style>
    <style:style style:name="P27" style:family="paragraph" style:parent-style-name="Text_20_body">
      <style:text-properties officeooo:paragraph-rsid="01f10c7d"/>
    </style:style>
    <style:style style:name="P28" style:family="paragraph" style:parent-style-name="Text_20_body">
      <style:text-properties officeooo:rsid="01f9efab" officeooo:paragraph-rsid="01f9efab"/>
    </style:style>
    <style:style style:name="P29" style:family="paragraph" style:parent-style-name="Text_20_body">
      <style:text-properties fo:language="en" fo:country="GB" officeooo:rsid="02026246" officeooo:paragraph-rsid="02026246"/>
    </style:style>
    <style:style style:name="P30" style:family="paragraph" style:parent-style-name="Text_20_body">
      <style:text-properties officeooo:rsid="01e5d580" officeooo:paragraph-rsid="02047d05"/>
    </style:style>
    <style:style style:name="P31" style:family="paragraph" style:parent-style-name="Text_20_body">
      <style:text-properties style:use-window-font-color="true" loext:opacity="0%" fo:language="en" fo:country="GB" officeooo:paragraph-rsid="020f71e6"/>
    </style:style>
    <style:style style:name="P32" style:family="paragraph" style:parent-style-name="Text_20_body">
      <style:text-properties style:use-window-font-color="true" loext:opacity="0%" fo:language="en" fo:country="GB" officeooo:paragraph-rsid="02124d1b"/>
    </style:style>
    <style:style style:name="P33" style:family="paragraph" style:parent-style-name="Text_20_body">
      <style:text-properties officeooo:rsid="020c1676" officeooo:paragraph-rsid="020c1676"/>
    </style:style>
    <style:style style:name="P34" style:family="paragraph" style:parent-style-name="Text_20_body">
      <style:text-properties officeooo:rsid="0207cb0a" officeooo:paragraph-rsid="02124d1b"/>
    </style:style>
    <style:style style:name="P35" style:family="paragraph" style:parent-style-name="Text_20_body">
      <style:text-properties officeooo:rsid="02119d40" officeooo:paragraph-rsid="02119d40"/>
    </style:style>
    <style:style style:name="P36" style:family="paragraph" style:parent-style-name="Text_20_body">
      <style:text-properties officeooo:rsid="02172c58" officeooo:paragraph-rsid="02172c58"/>
    </style:style>
    <style:style style:name="P37" style:family="paragraph" style:parent-style-name="Text_20_body">
      <style:text-properties officeooo:rsid="0821d5e6" officeooo:paragraph-rsid="02179eff"/>
    </style:style>
    <style:style style:name="P38" style:family="paragraph" style:parent-style-name="Text_20_body">
      <style:text-properties officeooo:paragraph-rsid="02179eff"/>
    </style:style>
    <style:style style:name="P39" style:family="paragraph" style:parent-style-name="Text_20_body">
      <style:text-properties officeooo:paragraph-rsid="021a644d"/>
    </style:style>
    <style:style style:name="P40" style:family="paragraph" style:parent-style-name="Text_20_body">
      <style:text-properties officeooo:paragraph-rsid="021d0611"/>
    </style:style>
    <style:style style:name="P41" style:family="paragraph" style:parent-style-name="Text_20_body">
      <style:text-properties officeooo:rsid="021de298" officeooo:paragraph-rsid="021de298"/>
    </style:style>
    <style:style style:name="P42" style:family="paragraph" style:parent-style-name="Text_20_body">
      <style:text-properties officeooo:rsid="021de298" officeooo:paragraph-rsid="023e58fa"/>
    </style:style>
    <style:style style:name="P43" style:family="paragraph" style:parent-style-name="Text_20_body">
      <style:text-properties officeooo:rsid="021a644d" officeooo:paragraph-rsid="021a644d"/>
    </style:style>
    <style:style style:name="P44" style:family="paragraph" style:parent-style-name="Text_20_body">
      <style:text-properties officeooo:rsid="0225b088" officeooo:paragraph-rsid="0225b088"/>
    </style:style>
    <style:style style:name="P45" style:family="paragraph" style:parent-style-name="Text_20_body">
      <style:text-properties officeooo:paragraph-rsid="02277f68"/>
    </style:style>
    <style:style style:name="P46" style:family="paragraph" style:parent-style-name="Text_20_body">
      <style:text-properties officeooo:rsid="022c5f8a" officeooo:paragraph-rsid="022cedc6"/>
    </style:style>
    <style:style style:name="P47" style:family="paragraph" style:parent-style-name="Text_20_body">
      <style:text-properties officeooo:rsid="022c5f8a" officeooo:paragraph-rsid="027183c6"/>
    </style:style>
    <style:style style:name="P48" style:family="paragraph" style:parent-style-name="Text_20_body">
      <style:text-properties officeooo:rsid="022cedc6" officeooo:paragraph-rsid="022ead97"/>
    </style:style>
    <style:style style:name="P49" style:family="paragraph" style:parent-style-name="Text_20_body">
      <style:text-properties officeooo:paragraph-rsid="0231a35d"/>
    </style:style>
    <style:style style:name="P50" style:family="paragraph" style:parent-style-name="Text_20_body">
      <style:text-properties officeooo:paragraph-rsid="023303d6"/>
    </style:style>
    <style:style style:name="P51" style:family="paragraph" style:parent-style-name="Text_20_body">
      <style:text-properties officeooo:paragraph-rsid="01de8305"/>
    </style:style>
    <style:style style:name="P52" style:family="paragraph" style:parent-style-name="Text_20_body">
      <style:text-properties officeooo:rsid="021eeeb6" officeooo:paragraph-rsid="023e58fa"/>
    </style:style>
    <style:style style:name="P53" style:family="paragraph" style:parent-style-name="Text_20_body">
      <style:text-properties officeooo:rsid="02401c19" officeooo:paragraph-rsid="02401c19"/>
    </style:style>
    <style:style style:name="P54" style:family="paragraph" style:parent-style-name="Text_20_body">
      <style:text-properties officeooo:paragraph-rsid="024402b7"/>
    </style:style>
    <style:style style:name="P55" style:family="paragraph" style:parent-style-name="Text_20_body">
      <style:text-properties officeooo:paragraph-rsid="024941f0"/>
    </style:style>
    <style:style style:name="P56" style:family="paragraph" style:parent-style-name="Text_20_body">
      <style:text-properties officeooo:rsid="024c29ed" officeooo:paragraph-rsid="024c29ed"/>
    </style:style>
    <style:style style:name="P57" style:family="paragraph" style:parent-style-name="Text_20_body">
      <style:text-properties officeooo:paragraph-rsid="024dc2b7"/>
    </style:style>
    <style:style style:name="P58" style:family="paragraph" style:parent-style-name="Text_20_body">
      <style:text-properties officeooo:rsid="025de14e" officeooo:paragraph-rsid="025de14e"/>
    </style:style>
    <style:style style:name="P59" style:family="paragraph" style:parent-style-name="Text_20_body">
      <style:text-properties officeooo:paragraph-rsid="025fed64"/>
    </style:style>
    <style:style style:name="P60" style:family="paragraph" style:parent-style-name="Text_20_body">
      <style:text-properties officeooo:paragraph-rsid="02616b80"/>
    </style:style>
    <style:style style:name="P61" style:family="paragraph" style:parent-style-name="Text_20_body">
      <style:text-properties officeooo:rsid="02616b80" officeooo:paragraph-rsid="02616b80"/>
    </style:style>
    <style:style style:name="P62" style:family="paragraph" style:parent-style-name="Text_20_body">
      <style:text-properties officeooo:rsid="0263364c" officeooo:paragraph-rsid="0263364c"/>
    </style:style>
    <style:style style:name="P63" style:family="paragraph" style:parent-style-name="Text_20_body">
      <style:text-properties officeooo:rsid="0263364c" officeooo:paragraph-rsid="0264db6a"/>
    </style:style>
    <style:style style:name="P64" style:family="paragraph" style:parent-style-name="Text_20_body">
      <style:text-properties officeooo:rsid="020c4360" officeooo:paragraph-rsid="020de389"/>
    </style:style>
    <style:style style:name="P65" style:family="paragraph" style:parent-style-name="Text_20_body">
      <style:text-properties officeooo:rsid="0266a0bc" officeooo:paragraph-rsid="0266a0bc"/>
    </style:style>
    <style:style style:name="P66" style:family="paragraph" style:parent-style-name="Text_20_body">
      <style:text-properties officeooo:paragraph-rsid="0268425a"/>
    </style:style>
    <style:style style:name="P67" style:family="paragraph" style:parent-style-name="Text_20_body">
      <style:text-properties officeooo:paragraph-rsid="0269d10b"/>
    </style:style>
    <style:style style:name="P68" style:family="paragraph" style:parent-style-name="Text_20_body">
      <style:text-properties officeooo:paragraph-rsid="026d220f"/>
    </style:style>
    <style:style style:name="P69" style:family="paragraph" style:parent-style-name="Text_20_body">
      <style:text-properties officeooo:paragraph-rsid="026f91a7"/>
    </style:style>
    <style:style style:name="P70" style:family="paragraph" style:parent-style-name="Text_20_body">
      <style:text-properties officeooo:paragraph-rsid="027183c6"/>
    </style:style>
    <style:style style:name="P71" style:family="paragraph" style:parent-style-name="Text_20_body">
      <style:text-properties officeooo:paragraph-rsid="02786a3f"/>
    </style:style>
    <style:style style:name="P72" style:family="paragraph" style:parent-style-name="Text_20_body">
      <style:text-properties officeooo:rsid="02026246" officeooo:paragraph-rsid="027ee6de"/>
    </style:style>
    <style:style style:name="P73" style:family="paragraph" style:parent-style-name="Preformatted_20_Text">
      <style:paragraph-properties fo:margin-top="0cm" fo:margin-bottom="0.499cm" style:contextual-spacing="false"/>
    </style:style>
    <style:style style:name="P74" style:family="paragraph" style:parent-style-name="Screen">
      <style:text-properties officeooo:paragraph-rsid="01d48df3"/>
    </style:style>
    <style:style style:name="P75" style:family="paragraph" style:parent-style-name="Screen">
      <style:text-properties officeooo:paragraph-rsid="01d9a567"/>
    </style:style>
    <style:style style:name="P76" style:family="paragraph" style:parent-style-name="Screen">
      <style:text-properties style:use-window-font-color="true" loext:opacity="0%" fo:language="en" fo:country="GB" fo:font-weight="normal" officeooo:rsid="0070d0e3" officeooo:paragraph-rsid="01daa577" style:font-weight-asian="normal" style:font-weight-complex="normal"/>
    </style:style>
    <style:style style:name="P77" style:family="paragraph" style:parent-style-name="Screen">
      <style:text-properties style:use-window-font-color="true" loext:opacity="0%" fo:language="en" fo:country="GB" fo:font-weight="normal" officeooo:rsid="0070d0e3" officeooo:paragraph-rsid="0211768a" style:font-weight-asian="normal" style:font-weight-complex="normal"/>
    </style:style>
    <style:style style:name="P78" style:family="paragraph" style:parent-style-name="Screen">
      <style:text-properties style:use-window-font-color="true" loext:opacity="0%" fo:language="en" fo:country="GB" fo:font-weight="normal" officeooo:rsid="0070d0e3" officeooo:paragraph-rsid="023e954f" style:font-weight-asian="normal" style:font-weight-complex="normal"/>
    </style:style>
    <style:style style:name="P79" style:family="paragraph" style:parent-style-name="Screen">
      <style:text-properties style:use-window-font-color="true" loext:opacity="0%" fo:language="en" fo:country="GB" fo:font-weight="normal" officeooo:rsid="0070d0e3" officeooo:paragraph-rsid="01daf4ee" style:font-weight-asian="normal" style:font-weight-complex="normal"/>
    </style:style>
    <style:style style:name="P80" style:family="paragraph" style:parent-style-name="Screen">
      <style:text-properties style:use-window-font-color="true" loext:opacity="0%" fo:language="en" fo:country="GB" fo:font-weight="normal" officeooo:rsid="02793195" officeooo:paragraph-rsid="02793195" style:font-weight-asian="normal" style:font-weight-complex="normal"/>
    </style:style>
    <style:style style:name="P81" style:family="paragraph" style:parent-style-name="Screen">
      <style:text-properties officeooo:paragraph-rsid="01daa577"/>
    </style:style>
    <style:style style:name="P82" style:family="paragraph" style:parent-style-name="Screen">
      <style:text-properties officeooo:paragraph-rsid="01db08ee"/>
    </style:style>
    <style:style style:name="P83" style:family="paragraph" style:parent-style-name="Screen">
      <style:text-properties fo:font-weight="normal" officeooo:paragraph-rsid="01d9a567" style:font-weight-asian="normal" style:font-weight-complex="normal"/>
    </style:style>
    <style:style style:name="P84" style:family="paragraph" style:parent-style-name="Screen">
      <style:text-properties officeooo:paragraph-rsid="01e9b074"/>
    </style:style>
    <style:style style:name="P85" style:family="paragraph" style:parent-style-name="Screen">
      <style:text-properties officeooo:paragraph-rsid="01eaeecc"/>
    </style:style>
    <style:style style:name="P86" style:family="paragraph" style:parent-style-name="Screen">
      <style:text-properties officeooo:paragraph-rsid="020c1676"/>
    </style:style>
    <style:style style:name="P87" style:family="paragraph" style:parent-style-name="Screen">
      <style:text-properties officeooo:rsid="020c1676" officeooo:paragraph-rsid="020c1676"/>
    </style:style>
    <style:style style:name="P88" style:family="paragraph" style:parent-style-name="Screen">
      <style:text-properties style:font-name="DejaVu Sans Mono" fo:font-size="9pt" officeooo:rsid="020c1676" officeooo:paragraph-rsid="020c1676"/>
    </style:style>
    <style:style style:name="P89" style:family="paragraph" style:parent-style-name="Screen">
      <style:text-properties style:font-name="DejaVu Sans Mono" fo:font-size="9pt" officeooo:rsid="01e61cf2" officeooo:paragraph-rsid="02786a3f"/>
    </style:style>
    <style:style style:name="P90" style:family="paragraph" style:parent-style-name="Screen">
      <style:text-properties style:font-name="DejaVu Sans Mono" fo:font-size="9pt" officeooo:rsid="02793195" officeooo:paragraph-rsid="02793195"/>
    </style:style>
    <style:style style:name="P91" style:family="paragraph" style:parent-style-name="Screen">
      <style:text-properties officeooo:paragraph-rsid="02179eff"/>
    </style:style>
    <style:style style:name="P92" style:family="paragraph" style:parent-style-name="Screen">
      <style:text-properties officeooo:rsid="021a644d" officeooo:paragraph-rsid="021a644d"/>
    </style:style>
    <style:style style:name="P93" style:family="paragraph" style:parent-style-name="Screen">
      <style:text-properties officeooo:paragraph-rsid="023e58fa"/>
    </style:style>
    <style:style style:name="P94" style:family="paragraph" style:parent-style-name="Screen">
      <style:text-properties officeooo:paragraph-rsid="024941f0"/>
    </style:style>
    <style:style style:name="P95" style:family="paragraph" style:parent-style-name="Screen">
      <style:text-properties officeooo:paragraph-rsid="024c8c59"/>
    </style:style>
    <style:style style:name="P96" style:family="paragraph" style:parent-style-name="Screen">
      <style:text-properties officeooo:paragraph-rsid="025de14e"/>
    </style:style>
    <style:style style:name="P97" style:family="paragraph" style:parent-style-name="Screen">
      <style:text-properties officeooo:paragraph-rsid="025ed265"/>
    </style:style>
    <style:style style:name="P98" style:family="paragraph" style:parent-style-name="Screen">
      <style:text-properties officeooo:paragraph-rsid="025fed64"/>
    </style:style>
    <style:style style:name="P99" style:family="paragraph" style:parent-style-name="Screen">
      <style:text-properties officeooo:rsid="0237d172" officeooo:paragraph-rsid="024941f0"/>
    </style:style>
    <style:style style:name="P100" style:family="paragraph" style:parent-style-name="Screen">
      <style:text-properties officeooo:paragraph-rsid="0262bac0"/>
    </style:style>
    <style:style style:name="P101" style:family="paragraph" style:parent-style-name="Screen">
      <style:text-properties officeooo:paragraph-rsid="0263364c"/>
    </style:style>
    <style:style style:name="P102" style:family="paragraph" style:parent-style-name="Screen">
      <style:text-properties officeooo:paragraph-rsid="0264db6a"/>
    </style:style>
    <style:style style:name="P103" style:family="paragraph" style:parent-style-name="Screen">
      <style:text-properties officeooo:paragraph-rsid="02793195"/>
    </style:style>
    <style:style style:name="P104" style:family="paragraph" style:parent-style-name="Screen">
      <style:text-properties officeooo:paragraph-rsid="027bd858"/>
    </style:style>
    <style:style style:name="P1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f293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f35c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f368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0062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21c4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23d4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2b8a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76f1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f293ca" officeooo:paragraph-rsid="01f293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f293ca" officeooo:paragraph-rsid="01f3bd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f35c30" officeooo:paragraph-rsid="01f35c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f35c30" officeooo:paragraph-rsid="01f3ee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f3684f" officeooo:paragraph-rsid="01f368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f3684f" officeooo:paragraph-rsid="0223d4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f3bdfc" officeooo:paragraph-rsid="01f3bd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f3bdfc" officeooo:paragraph-rsid="0221c4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f3ee74" officeooo:paragraph-rsid="01f3ee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f5ddcf" officeooo:paragraph-rsid="01f5dd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062c4" officeooo:paragraph-rsid="020062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Preformatted_20_Text">
      <style:text-properties officeooo:paragraph-rsid="02047d05"/>
    </style:style>
    <style:style style:name="P126" style:family="paragraph" style:parent-style-name="Preformatted_20_Text">
      <style:text-properties officeooo:rsid="02047d05" officeooo:paragraph-rsid="02047d05"/>
    </style:style>
    <style:style style:name="P127" style:family="paragraph" style:parent-style-name="Preformatted_20_Text">
      <style:text-properties officeooo:rsid="01e73583"/>
    </style:style>
    <style:style style:name="P128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f1c512" officeooo:paragraph-rsid="01f1c5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9" style:family="paragraph" style:parent-style-name="Standard">
      <style:text-properties officeooo:paragraph-rsid="023e58fa"/>
    </style:style>
    <style:style style:name="P130" style:family="paragraph" style:parent-style-name="Contents_20_1">
      <style:paragraph-properties>
        <style:tab-stops>
          <style:tab-stop style:position="17.006cm" style:type="right" style:leader-style="dotted" style:leader-text="."/>
        </style:tab-stops>
      </style:paragraph-properties>
    </style:style>
    <style:style style:name="P131" style:family="paragraph" style:parent-style-name="Contents_20_2">
      <style:paragraph-properties>
        <style:tab-stops>
          <style:tab-stop style:position="16.506cm" style:type="right" style:leader-style="dotted" style:leader-text="."/>
        </style:tab-stops>
      </style:paragraph-properties>
    </style:style>
    <style:style style:name="P132" style:family="paragraph" style:parent-style-name="Contents_20_3">
      <style:paragraph-properties>
        <style:tab-stops>
          <style:tab-stop style:position="16.007cm" style:type="right" style:leader-style="dotted" style:leader-text="."/>
        </style:tab-stops>
      </style:paragraph-properties>
    </style:style>
    <style:style style:name="P133" style:family="paragraph" style:parent-style-name="Contents_20_4">
      <style:paragraph-properties>
        <style:tab-stops>
          <style:tab-stop style:position="15.508cm" style:type="right" style:leader-style="dotted" style:leader-text="."/>
        </style:tab-stops>
      </style:paragraph-properties>
    </style:style>
    <style:style style:name="P134" style:family="paragraph" style:parent-style-name="Contents_20_1">
      <style:paragraph-properties>
        <style:tab-stops>
          <style:tab-stop style:position="17.006cm" style:type="right" style:leader-style="dotted" style:leader-text="."/>
        </style:tab-stops>
      </style:paragraph-properties>
    </style:style>
    <style:style style:name="P135" style:family="paragraph" style:parent-style-name="Contents_20_2">
      <style:paragraph-properties>
        <style:tab-stops>
          <style:tab-stop style:position="16.506cm" style:type="right" style:leader-style="dotted" style:leader-text="."/>
        </style:tab-stops>
      </style:paragraph-properties>
    </style:style>
    <style:style style:name="P136" style:family="paragraph" style:parent-style-name="Contents_20_3">
      <style:paragraph-properties>
        <style:tab-stops>
          <style:tab-stop style:position="16.007cm" style:type="right" style:leader-style="dotted" style:leader-text="."/>
        </style:tab-stops>
      </style:paragraph-properties>
    </style:style>
    <style:style style:name="P137" style:family="paragraph" style:parent-style-name="Contents_20_4">
      <style:paragraph-properties>
        <style:tab-stops>
          <style:tab-stop style:position="15.508cm" style:type="right" style:leader-style="dotted" style:leader-text="."/>
        </style:tab-stops>
      </style:paragraph-properties>
    </style:style>
    <style:style style:name="P138" style:family="paragraph" style:parent-style-name="Contents_20_Heading" style:master-page-name="ToC">
      <style:paragraph-properties style:page-number="1"/>
    </style:style>
    <style:style style:name="P139" style:family="paragraph" style:parent-style-name="Heading_20_1">
      <style:text-properties officeooo:rsid="01daf4ee" officeooo:paragraph-rsid="01daf4ee"/>
    </style:style>
    <style:style style:name="P140" style:family="paragraph" style:parent-style-name="Heading_20_1">
      <style:text-properties officeooo:rsid="01daa577" officeooo:paragraph-rsid="023e58fa"/>
    </style:style>
    <style:style style:name="P141" style:family="paragraph" style:parent-style-name="Heading_20_1">
      <style:text-properties officeooo:paragraph-rsid="024ce423"/>
    </style:style>
    <style:style style:name="P142" style:family="paragraph" style:parent-style-name="Heading_20_1">
      <style:text-properties officeooo:paragraph-rsid="01d66dad"/>
    </style:style>
    <style:style style:name="P143" style:family="paragraph" style:parent-style-name="Heading_20_1">
      <style:text-properties officeooo:rsid="02564e54" officeooo:paragraph-rsid="02564e54"/>
    </style:style>
    <style:style style:name="P144" style:family="paragraph" style:parent-style-name="Heading_20_1">
      <style:text-properties officeooo:paragraph-rsid="02564e54"/>
    </style:style>
    <style:style style:name="P145" style:family="paragraph" style:parent-style-name="Heading_20_1" style:master-page-name="Body">
      <style:paragraph-properties style:page-number="1"/>
      <style:text-properties officeooo:paragraph-rsid="01c929c4"/>
    </style:style>
    <style:style style:name="P146" style:family="paragraph" style:parent-style-name="Heading_20_2">
      <style:text-properties officeooo:paragraph-rsid="01cc6ba1"/>
    </style:style>
    <style:style style:name="P147" style:family="paragraph" style:parent-style-name="Heading_20_2">
      <style:text-properties officeooo:paragraph-rsid="01e47d87"/>
    </style:style>
    <style:style style:name="P148" style:family="paragraph" style:parent-style-name="Heading_20_2">
      <style:text-properties officeooo:paragraph-rsid="01d66dad"/>
    </style:style>
    <style:style style:name="P149" style:family="paragraph" style:parent-style-name="Heading_20_2">
      <style:text-properties style:font-name="Arial1" fo:font-size="14pt" fo:font-weight="bold" officeooo:rsid="02616b80" officeooo:paragraph-rsid="02616b80" style:font-size-asian="16pt" style:font-weight-asian="bold"/>
    </style:style>
    <style:style style:name="P150" style:family="paragraph" style:parent-style-name="Heading_20_3">
      <style:text-properties officeooo:paragraph-rsid="024941f0"/>
    </style:style>
    <style:style style:name="P151" style:family="paragraph" style:parent-style-name="Heading_20_3">
      <style:text-properties style:font-name="Arial" fo:font-size="12pt" fo:font-weight="bold" officeooo:rsid="024ce423" officeooo:paragraph-rsid="024ce423" style:font-name-asian="Lucida Sans Unicode" style:font-size-asian="14pt" style:font-weight-asian="bold" style:font-name-complex="Tahoma" style:font-size-complex="14pt" style:font-weight-complex="bold"/>
    </style:style>
    <style:style style:name="P152" style:family="paragraph" style:parent-style-name="Heading_20_3">
      <style:text-properties style:font-name="Arial" fo:font-size="12pt" fo:font-weight="bold" officeooo:rsid="024f9c51" officeooo:paragraph-rsid="0268425a" style:font-name-asian="Lucida Sans Unicode" style:font-size-asian="14pt" style:font-weight-asian="bold" style:font-name-complex="Tahoma" style:font-size-complex="14pt" style:font-weight-complex="bold"/>
    </style:style>
    <style:style style:name="P153" style:family="paragraph" style:parent-style-name="Heading_20_3">
      <style:text-properties style:font-name="Arial" fo:font-size="12pt" fo:font-weight="bold" officeooo:rsid="024f9c51" officeooo:paragraph-rsid="026bad29" style:font-name-asian="Lucida Sans Unicode" style:font-size-asian="14pt" style:font-weight-asian="bold" style:font-name-complex="Tahoma" style:font-size-complex="14pt" style:font-weight-complex="bold"/>
    </style:style>
    <style:style style:name="P154" style:family="paragraph" style:parent-style-name="Heading_20_3">
      <style:text-properties style:font-name="Arial" fo:font-size="12pt" fo:font-weight="bold" officeooo:rsid="024f9c51" officeooo:paragraph-rsid="027183c6" style:font-name-asian="Lucida Sans Unicode" style:font-size-asian="14pt" style:font-weight-asian="bold" style:font-name-complex="Tahoma" style:font-size-complex="14pt" style:font-weight-complex="bold"/>
    </style:style>
    <style:style style:name="P155" style:family="paragraph" style:parent-style-name="Heading_20_3">
      <style:text-properties style:font-name="Arial" fo:font-size="12pt" fo:font-weight="bold" officeooo:rsid="024f9c51" officeooo:paragraph-rsid="026f91a7" style:font-name-asian="Lucida Sans Unicode" style:font-size-asian="14pt" style:font-weight-asian="bold" style:font-name-complex="Tahoma" style:font-size-complex="14pt" style:font-weight-complex="bold"/>
    </style:style>
    <style:style style:name="P156" style:family="paragraph" style:parent-style-name="Heading_20_3">
      <style:text-properties style:font-name="Arial" fo:font-size="12pt" fo:font-weight="bold" officeooo:rsid="0264db6a" officeooo:paragraph-rsid="027183c6" style:font-name-asian="Lucida Sans Unicode" style:font-size-asian="14pt" style:font-weight-asian="bold" style:font-name-complex="Tahoma" style:font-size-complex="14pt" style:font-weight-complex="bold"/>
    </style:style>
    <style:style style:name="P157" style:family="paragraph" style:parent-style-name="Heading_20_3">
      <style:text-properties officeooo:rsid="020ad48d" officeooo:paragraph-rsid="020ad48d"/>
    </style:style>
    <style:style style:name="P158" style:family="paragraph" style:parent-style-name="Heading_20_3">
      <style:text-properties officeooo:paragraph-rsid="01d9a567"/>
    </style:style>
    <style:style style:name="P159" style:family="paragraph" style:parent-style-name="Heading_20_3">
      <style:text-properties officeooo:paragraph-rsid="02179eff"/>
    </style:style>
    <style:style style:name="P160" style:family="paragraph" style:parent-style-name="Heading_20_3">
      <style:text-properties officeooo:paragraph-rsid="021541e0"/>
    </style:style>
    <style:style style:name="P161" style:family="paragraph" style:parent-style-name="Heading_20_3">
      <style:text-properties officeooo:paragraph-rsid="0229779c"/>
    </style:style>
    <style:style style:name="P162" style:family="paragraph" style:parent-style-name="Heading_20_3">
      <style:text-properties officeooo:paragraph-rsid="027183c6"/>
    </style:style>
    <style:style style:name="P163" style:family="paragraph" style:parent-style-name="Heading_20_3">
      <style:text-properties officeooo:paragraph-rsid="022ad4c2"/>
    </style:style>
    <style:style style:name="P164" style:family="paragraph" style:parent-style-name="Heading_20_3">
      <style:text-properties officeooo:rsid="0269d10b" officeooo:paragraph-rsid="0269d10b"/>
    </style:style>
    <style:style style:name="P165" style:family="paragraph" style:parent-style-name="Heading_20_3">
      <style:text-properties officeooo:rsid="0269d10b" officeooo:paragraph-rsid="026bad29"/>
    </style:style>
    <style:style style:name="P166" style:family="paragraph" style:parent-style-name="Heading_20_3">
      <style:text-properties officeooo:paragraph-rsid="0269d10b"/>
    </style:style>
    <style:style style:name="P167" style:family="paragraph" style:parent-style-name="Heading_20_3">
      <style:text-properties officeooo:paragraph-rsid="026bad29"/>
    </style:style>
    <style:style style:name="P168" style:family="paragraph" style:parent-style-name="Heading_20_4">
      <style:text-properties officeooo:paragraph-rsid="023e58fa"/>
    </style:style>
    <style:style style:name="P169" style:family="paragraph" style:parent-style-name="Standard" style:list-style-name="L1">
      <style:text-properties officeooo:paragraph-rsid="023e58fa"/>
    </style:style>
    <style:style style:name="P170" style:family="paragraph" style:parent-style-name="Standard" style:list-style-name="L4"/>
    <style:style style:name="P171" style:family="paragraph" style:parent-style-name="Text_20_body" style:master-page-name="Cover">
      <style:paragraph-properties style:page-number="auto">
        <style:tab-stops>
          <style:tab-stop style:position="16.993cm" style:type="center"/>
        </style:tab-stops>
      </style:paragraph-properties>
    </style:style>
    <style:style style:name="P172" style:family="paragraph" style:parent-style-name="Text_20_body">
      <style:text-properties officeooo:rsid="027ee6de" officeooo:paragraph-rsid="027ee6de"/>
    </style:style>
    <style:style style:name="P173" style:family="paragraph" style:parent-style-name="Text_20_body" style:list-style-name="L2">
      <style:text-properties officeooo:paragraph-rsid="024591bc"/>
    </style:style>
    <style:style style:name="P174" style:family="paragraph" style:parent-style-name="Text_20_body" style:list-style-name="L3"/>
    <style:style style:name="P175" style:family="paragraph" style:parent-style-name="Text_20_body" style:list-style-name="L2">
      <style:paragraph-properties fo:margin-top="0cm" fo:margin-bottom="0cm" style:contextual-spacing="false"/>
    </style:style>
    <style:style style:name="P176" style:family="paragraph" style:parent-style-name="Text_20_body" style:list-style-name="L3">
      <style:paragraph-properties fo:margin-top="0cm" fo:margin-bottom="0cm" style:contextual-spacing="false"/>
    </style:style>
    <style:style style:name="T1" style:family="text">
      <style:text-properties style:font-name="DejaVu Serif"/>
    </style:style>
    <style:style style:name="T2" style:family="text">
      <style:text-properties style:font-name="DejaVu Serif" officeooo:rsid="01c9d049"/>
    </style:style>
    <style:style style:name="T3" style:family="text">
      <style:text-properties style:font-name="DejaVu Serif" officeooo:rsid="01d03a69"/>
    </style:style>
    <style:style style:name="T4" style:family="text">
      <style:text-properties style:font-name="DejaVu Serif" officeooo:rsid="01d17a66"/>
    </style:style>
    <style:style style:name="T5" style:family="text">
      <style:text-properties style:font-name="DejaVu Serif" officeooo:rsid="01d2ff18"/>
    </style:style>
    <style:style style:name="T6" style:family="text">
      <style:text-properties style:font-name="DejaVu Serif" officeooo:rsid="01d48df3"/>
    </style:style>
    <style:style style:name="T7" style:family="text">
      <style:text-properties style:font-name="DejaVu Serif" officeooo:rsid="01daa577"/>
    </style:style>
    <style:style style:name="T8" style:family="text">
      <style:text-properties style:font-name="DejaVu Serif" officeooo:rsid="01daf4ee"/>
    </style:style>
    <style:style style:name="T9" style:family="text">
      <style:text-properties style:font-name="DejaVu Serif" officeooo:rsid="01dce844"/>
    </style:style>
    <style:style style:name="T10" style:family="text">
      <style:text-properties style:font-name="DejaVu Serif" officeooo:rsid="01e02635"/>
    </style:style>
    <style:style style:name="T11" style:family="text">
      <style:text-properties style:font-name="DejaVu Serif" officeooo:rsid="01e10153"/>
    </style:style>
    <style:style style:name="T12" style:family="text">
      <style:text-properties style:font-name="DejaVu Serif" officeooo:rsid="01e73583"/>
    </style:style>
    <style:style style:name="T13" style:family="text">
      <style:text-properties style:font-name="DejaVu Serif" officeooo:rsid="01e80682"/>
    </style:style>
    <style:style style:name="T14" style:family="text">
      <style:text-properties style:font-name="DejaVu Serif" officeooo:rsid="01f10c7d"/>
    </style:style>
    <style:style style:name="T15" style:family="text">
      <style:text-properties style:font-name="DejaVu Serif" officeooo:rsid="01f60ca8"/>
    </style:style>
    <style:style style:name="T16" style:family="text">
      <style:text-properties style:font-name="DejaVu Serif" officeooo:rsid="01f70b8c"/>
    </style:style>
    <style:style style:name="T17" style:family="text">
      <style:text-properties style:font-name="DejaVu Serif" officeooo:rsid="01e16dc8"/>
    </style:style>
    <style:style style:name="T18" style:family="text">
      <style:text-properties style:font-name="DejaVu Serif" officeooo:rsid="021b2df9"/>
    </style:style>
    <style:style style:name="T19" style:family="text">
      <style:text-properties style:font-name="DejaVu Serif" officeooo:rsid="02275da6"/>
    </style:style>
    <style:style style:name="T20" style:family="text">
      <style:text-properties style:font-name="DejaVu Serif" officeooo:rsid="022cedc6"/>
    </style:style>
    <style:style style:name="T21" style:family="text">
      <style:text-properties style:font-name="DejaVu Serif" officeooo:rsid="022ead97"/>
    </style:style>
    <style:style style:name="T22" style:family="text">
      <style:text-properties style:font-name="DejaVu Serif" officeooo:rsid="022ee1af"/>
    </style:style>
    <style:style style:name="T23" style:family="text">
      <style:text-properties style:font-name="DejaVu Serif" officeooo:rsid="0231a35d"/>
    </style:style>
    <style:style style:name="T24" style:family="text">
      <style:text-properties style:font-name="DejaVu Serif" officeooo:rsid="023303d6"/>
    </style:style>
    <style:style style:name="T25" style:family="text">
      <style:text-properties style:font-name="DejaVu Serif" officeooo:rsid="0238d490"/>
    </style:style>
    <style:style style:name="T26" style:family="text">
      <style:text-properties style:font-name="DejaVu Serif" officeooo:rsid="024230fe"/>
    </style:style>
    <style:style style:name="T27" style:family="text">
      <style:text-properties style:font-name="DejaVu Serif" officeooo:rsid="024402b7"/>
    </style:style>
    <style:style style:name="T28" style:family="text">
      <style:text-properties style:font-name="DejaVu Serif" officeooo:rsid="024591bc"/>
    </style:style>
    <style:style style:name="T29" style:family="text">
      <style:text-properties style:font-name="DejaVu Serif" officeooo:rsid="024941f0"/>
    </style:style>
    <style:style style:name="T30" style:family="text">
      <style:text-properties style:font-name="DejaVu Serif" officeooo:rsid="0267f4b3"/>
    </style:style>
    <style:style style:name="T31" style:family="text">
      <style:text-properties style:font-name="DejaVu Serif" officeooo:rsid="0269d10b"/>
    </style:style>
    <style:style style:name="T32" style:family="text">
      <style:text-properties style:font-name="DejaVu Serif" officeooo:rsid="026d220f"/>
    </style:style>
    <style:style style:name="T33" style:family="text">
      <style:text-properties style:font-name="DejaVu Serif" officeooo:rsid="027bd858"/>
    </style:style>
    <style:style style:name="T34" style:family="text">
      <style:text-properties style:font-name="Arial" fo:font-size="12pt" fo:font-weight="bold" officeooo:rsid="01ce47a3" style:font-name-asian="Lucida Sans Unicode" style:font-size-asian="14pt" style:font-weight-asian="bold" style:font-name-complex="Tahoma" style:font-size-complex="14pt" style:font-weight-complex="bold"/>
    </style:style>
    <style:style style:name="T35" style:family="text">
      <style:text-properties style:font-name="Arial" fo:font-size="12pt" fo:font-weight="bold" officeooo:rsid="02179eff" style:font-name-asian="Lucida Sans Unicode" style:font-size-asian="14pt" style:font-weight-asian="bold" style:font-name-complex="Tahoma" style:font-size-complex="14pt" style:font-weight-complex="bold"/>
    </style:style>
    <style:style style:name="T36" style:family="text">
      <style:text-properties style:font-name="Arial" fo:font-size="12pt" fo:font-weight="bold" officeooo:rsid="022ead97" style:font-name-asian="Lucida Sans Unicode" style:font-size-asian="14pt" style:font-weight-asian="bold" style:font-name-complex="Tahoma" style:font-size-complex="14pt" style:font-weight-complex="bold"/>
    </style:style>
    <style:style style:name="T37" style:family="text">
      <style:text-properties style:font-name="Arial" fo:font-size="12pt" fo:font-weight="bold" officeooo:rsid="0229779c" style:font-name-asian="Lucida Sans Unicode" style:font-size-asian="14pt" style:font-weight-asian="bold" style:font-name-complex="Tahoma" style:font-size-complex="14pt" style:font-weight-complex="bold"/>
    </style:style>
    <style:style style:name="T38" style:family="text">
      <style:text-properties style:font-name="Arial" fo:font-size="12pt" fo:font-weight="bold" officeooo:rsid="01d66dad" style:font-name-asian="Lucida Sans Unicode" style:font-size-asian="14pt" style:font-weight-asian="bold" style:font-name-complex="Tahoma" style:font-size-complex="14pt" style:font-weight-complex="bold"/>
    </style:style>
    <style:style style:name="T39" style:family="text">
      <style:text-properties style:font-name="Arial" fo:font-size="12pt" fo:font-weight="bold" officeooo:rsid="022ee1af" style:font-name-asian="Lucida Sans Unicode" style:font-size-asian="14pt" style:font-weight-asian="bold" style:font-name-complex="Tahoma" style:font-size-complex="14pt" style:font-weight-complex="bold"/>
    </style:style>
    <style:style style:name="T40" style:family="text">
      <style:text-properties style:font-name="Arial" fo:font-size="12pt" fo:font-weight="bold" officeooo:rsid="026bad29" style:font-name-asian="Lucida Sans Unicode" style:font-size-asian="14pt" style:font-weight-asian="bold" style:font-name-complex="Tahoma" style:font-size-complex="14pt" style:font-weight-complex="bold"/>
    </style:style>
    <style:style style:name="T41" style:family="text">
      <style:text-properties style:font-name="Arial" fo:font-size="12pt" fo:font-weight="bold" officeooo:rsid="022ad4c2" style:font-name-asian="Lucida Sans Unicode" style:font-size-asian="14pt" style:font-weight-asian="bold" style:font-name-complex="Tahoma" style:font-size-complex="14pt" style:font-weight-complex="bold"/>
    </style:style>
    <style:style style:name="T42" style:family="text">
      <style:text-properties style:font-name="Arial" fo:font-size="12pt" fo:font-weight="bold" officeooo:rsid="0269d10b" style:font-name-asian="Lucida Sans Unicode" style:font-size-asian="14pt" style:font-weight-asian="bold" style:font-name-complex="Tahoma" style:font-size-complex="14pt" style:font-weight-complex="bold"/>
    </style:style>
    <style:style style:name="T43" style:family="text">
      <style:text-properties style:font-name="Arial" fo:font-size="12pt" fo:font-weight="bold" officeooo:rsid="02746cac" style:font-name-asian="Lucida Sans Unicode" style:font-size-asian="14pt" style:font-weight-asian="bold" style:font-name-complex="Tahoma" style:font-size-complex="14pt" style:font-weight-complex="bold"/>
    </style:style>
    <style:style style:name="T44" style:family="text">
      <style:text-properties officeooo:rsid="01d03a69"/>
    </style:style>
    <style:style style:name="T45" style:family="text">
      <style:text-properties officeooo:rsid="01d17a66"/>
    </style:style>
    <style:style style:name="T46" style:family="text">
      <style:text-properties officeooo:rsid="01d2ff18"/>
    </style:style>
    <style:style style:name="T47" style:family="text">
      <style:text-properties style:font-name="Courier New" fo:font-size="10pt" officeooo:rsid="01d2ff18" style:font-name-asian="Courier New" style:font-size-asian="10pt" style:font-name-complex="Courier New" style:font-size-complex="10pt"/>
    </style:style>
    <style:style style:name="T48" style:family="text">
      <style:text-properties style:font-name="Courier New" fo:font-size="10pt" officeooo:rsid="02047d05" style:font-name-asian="Courier New" style:font-size-asian="10pt" style:font-name-complex="Courier New" style:font-size-complex="10pt"/>
    </style:style>
    <style:style style:name="T49" style:family="text">
      <style:text-properties officeooo:rsid="01d48df3"/>
    </style:style>
    <style:style style:name="T50" style:family="text">
      <style:text-properties officeooo:rsid="01d66dad"/>
    </style:style>
    <style:style style:name="T51" style:family="text">
      <style:text-properties style:font-name="Arial1" fo:font-size="18pt" fo:font-weight="bold" officeooo:rsid="01d88a23" style:letter-kerning="true" style:font-size-asian="18pt" style:font-weight-asian="bold"/>
    </style:style>
    <style:style style:name="T52" style:family="text">
      <style:text-properties officeooo:rsid="081e0304"/>
    </style:style>
    <style:style style:name="T53" style:family="text">
      <style:text-properties officeooo:rsid="081f19a8"/>
    </style:style>
    <style:style style:name="T54" style:family="text">
      <style:text-properties officeooo:rsid="01daa577"/>
    </style:style>
    <style:style style:name="T55" style:family="text">
      <style:text-properties style:use-window-font-color="true" loext:opacity="0%"/>
    </style:style>
    <style:style style:name="T56" style:family="text">
      <style:text-properties style:use-window-font-color="true" loext:opacity="0%" fo:font-weight="normal" style:font-weight-asian="normal" style:font-weight-complex="normal"/>
    </style:style>
    <style:style style:name="T57" style:family="text">
      <style:text-properties style:use-window-font-color="true" loext:opacity="0%" fo:font-weight="normal" officeooo:rsid="0070d0e3" style:font-weight-asian="normal" style:font-weight-complex="normal"/>
    </style:style>
    <style:style style:name="T58" style:family="text">
      <style:text-properties style:use-window-font-color="true" loext:opacity="0%" fo:language="en" fo:country="GB" fo:font-weight="normal" officeooo:rsid="0083c886" style:font-weight-asian="normal" style:font-weight-complex="normal"/>
    </style:style>
    <style:style style:name="T59" style:family="text">
      <style:text-properties style:use-window-font-color="true" loext:opacity="0%" fo:language="en" fo:country="GB" fo:font-weight="normal" officeooo:rsid="01daa577" style:font-weight-asian="normal" style:font-weight-complex="normal"/>
    </style:style>
    <style:style style:name="T60" style:family="text">
      <style:text-properties style:use-window-font-color="true" loext:opacity="0%" fo:language="en" fo:country="GB" fo:font-weight="normal" officeooo:rsid="02793195" style:font-weight-asian="normal" style:font-weight-complex="normal"/>
    </style:style>
    <style:style style:name="T61" style:family="text">
      <style:text-properties fo:font-weight="normal" officeooo:rsid="009c006f" style:font-weight-asian="normal" style:font-weight-complex="normal"/>
    </style:style>
    <style:style style:name="T62" style:family="text">
      <style:text-properties fo:font-weight="normal" officeooo:rsid="00727fc8" style:font-weight-asian="normal" style:font-weight-complex="normal"/>
    </style:style>
    <style:style style:name="T63" style:family="text">
      <style:text-properties officeooo:rsid="01dce844"/>
    </style:style>
    <style:style style:name="T64" style:family="text">
      <style:text-properties officeooo:rsid="01de8305"/>
    </style:style>
    <style:style style:name="T65" style:family="text">
      <style:text-properties officeooo:rsid="01e02635"/>
    </style:style>
    <style:style style:name="T66" style:family="text">
      <style:text-properties officeooo:rsid="01e10153"/>
    </style:style>
    <style:style style:name="T67" style:family="text">
      <style:text-properties officeooo:rsid="01e16dc8"/>
    </style:style>
    <style:style style:name="T68" style:family="text">
      <style:text-properties officeooo:rsid="01e2ba6a"/>
    </style:style>
    <style:style style:name="T69" style:family="text">
      <style:text-properties officeooo:rsid="01e5d580"/>
    </style:style>
    <style:style style:name="T70" style:family="text">
      <style:text-properties officeooo:rsid="01e61cf2"/>
    </style:style>
    <style:style style:name="T71" style:family="text">
      <style:text-properties style:font-name="DejaVu Sans Mono" fo:font-size="9pt" officeooo:rsid="01e9b074"/>
    </style:style>
    <style:style style:name="T72" style:family="text">
      <style:text-properties style:font-name="DejaVu Sans Mono" fo:font-size="9pt" officeooo:rsid="01eaeecc"/>
    </style:style>
    <style:style style:name="T73" style:family="text">
      <style:text-properties style:font-name="DejaVu Sans Mono" fo:font-size="9pt" officeooo:rsid="0204c16d"/>
    </style:style>
    <style:style style:name="T74" style:family="text">
      <style:text-properties style:font-name="DejaVu Sans Mono" fo:font-size="9pt" officeooo:rsid="020c1676"/>
    </style:style>
    <style:style style:name="T75" style:family="text">
      <style:text-properties style:font-name="DejaVu Sans Mono" fo:font-size="9pt" officeooo:rsid="0237d172"/>
    </style:style>
    <style:style style:name="T76" style:family="text">
      <style:text-properties style:font-name="DejaVu Sans Mono" fo:font-size="9pt" officeooo:rsid="024941f0"/>
    </style:style>
    <style:style style:name="T77" style:family="text">
      <style:text-properties style:font-name="DejaVu Sans Mono" fo:font-size="9pt" officeooo:rsid="024c29ed"/>
    </style:style>
    <style:style style:name="T78" style:family="text">
      <style:text-properties style:font-name="DejaVu Sans Mono" fo:font-size="9pt" officeooo:rsid="024c8c59"/>
    </style:style>
    <style:style style:name="T79" style:family="text">
      <style:text-properties style:font-name="DejaVu Sans Mono" fo:font-size="9pt" officeooo:rsid="025ed265"/>
    </style:style>
    <style:style style:name="T80" style:family="text">
      <style:text-properties style:font-name="DejaVu Sans Mono" fo:font-size="9pt" officeooo:rsid="025fed64"/>
    </style:style>
    <style:style style:name="T81" style:family="text">
      <style:text-properties style:font-name="DejaVu Sans Mono" fo:font-size="9pt" officeooo:rsid="0264db6a"/>
    </style:style>
    <style:style style:name="T82" style:family="text">
      <style:text-properties style:font-name="DejaVu Sans Mono" fo:font-size="9pt" officeooo:rsid="027bd858"/>
    </style:style>
    <style:style style:name="T83" style:family="text">
      <style:text-properties officeooo:rsid="01e7ed75"/>
    </style:style>
    <style:style style:name="T84" style:family="text">
      <style:text-properties officeooo:rsid="01e9b074"/>
    </style:style>
    <style:style style:name="T85" style:family="text">
      <style:text-properties officeooo:rsid="01f293ca"/>
    </style:style>
    <style:style style:name="T86" style:family="text">
      <style:text-properties officeooo:rsid="01f35c30"/>
    </style:style>
    <style:style style:name="T87" style:family="text">
      <style:text-properties officeooo:rsid="01f3684f"/>
    </style:style>
    <style:style style:name="T88" style:family="text">
      <style:text-properties officeooo:rsid="01f3bdfc"/>
    </style:style>
    <style:style style:name="T89" style:family="text">
      <style:text-properties officeooo:rsid="01f3ee74"/>
    </style:style>
    <style:style style:name="T90" style:family="text">
      <style:text-properties officeooo:rsid="01f60ca8"/>
    </style:style>
    <style:style style:name="T91" style:family="text">
      <style:text-properties officeooo:rsid="01f70b8c"/>
    </style:style>
    <style:style style:name="T92" style:family="text">
      <style:text-properties officeooo:rsid="01fb55d9"/>
    </style:style>
    <style:style style:name="T93" style:family="text">
      <style:text-properties officeooo:rsid="01fc759b"/>
    </style:style>
    <style:style style:name="T94" style:family="text">
      <style:text-properties officeooo:rsid="020062c4"/>
    </style:style>
    <style:style style:name="T95" style:family="text">
      <style:text-properties officeooo:rsid="02047d05"/>
    </style:style>
    <style:style style:name="T96" style:family="text">
      <style:text-properties officeooo:rsid="020824de"/>
    </style:style>
    <style:style style:name="T97" style:family="text">
      <style:text-properties officeooo:rsid="020c1676"/>
    </style:style>
    <style:style style:name="T98" style:family="text">
      <style:text-properties officeooo:rsid="020de389"/>
    </style:style>
    <style:style style:name="T99" style:family="text">
      <style:text-properties officeooo:rsid="020f661e"/>
    </style:style>
    <style:style style:name="T100" style:family="text">
      <style:text-properties officeooo:rsid="020f71e6"/>
    </style:style>
    <style:style style:name="T101" style:family="text">
      <style:text-properties officeooo:rsid="021541e0"/>
    </style:style>
    <style:style style:name="T102" style:family="text">
      <style:text-properties officeooo:rsid="02179eff"/>
    </style:style>
    <style:style style:name="T103" style:family="text">
      <style:text-properties officeooo:rsid="081e7e55"/>
    </style:style>
    <style:style style:name="T104" style:family="text">
      <style:text-properties officeooo:rsid="021a644d"/>
    </style:style>
    <style:style style:name="T105" style:family="text">
      <style:text-properties officeooo:rsid="021cadb2"/>
    </style:style>
    <style:style style:name="T106" style:family="text">
      <style:text-properties officeooo:rsid="021de298"/>
    </style:style>
    <style:style style:name="T107" style:family="text">
      <style:text-properties officeooo:rsid="0223d46a"/>
    </style:style>
    <style:style style:name="T108" style:family="text">
      <style:text-properties officeooo:rsid="02275da6"/>
    </style:style>
    <style:style style:name="T109" style:family="text">
      <style:text-properties officeooo:rsid="02277f68"/>
    </style:style>
    <style:style style:name="T110" style:family="text">
      <style:text-properties officeooo:rsid="022ad4c2"/>
    </style:style>
    <style:style style:name="T111" style:family="text">
      <style:text-properties officeooo:rsid="022b8a35"/>
    </style:style>
    <style:style style:name="T112" style:family="text">
      <style:text-properties officeooo:rsid="022c5f8a"/>
    </style:style>
    <style:style style:name="T113" style:family="text">
      <style:text-properties officeooo:rsid="022cedc6"/>
    </style:style>
    <style:style style:name="T114" style:family="text">
      <style:text-properties officeooo:rsid="022ead97"/>
    </style:style>
    <style:style style:name="T115" style:family="text">
      <style:text-properties officeooo:rsid="0230a432"/>
    </style:style>
    <style:style style:name="T116" style:family="text">
      <style:text-properties officeooo:rsid="0231a35d"/>
    </style:style>
    <style:style style:name="T117" style:family="text">
      <style:text-properties officeooo:rsid="023303d6"/>
    </style:style>
    <style:style style:name="T118" style:family="text">
      <style:text-properties officeooo:rsid="0234e078"/>
    </style:style>
    <style:style style:name="T119" style:family="text">
      <style:text-properties officeooo:rsid="0237d172"/>
    </style:style>
    <style:style style:name="T120" style:family="text">
      <style:text-properties officeooo:rsid="0238d490"/>
    </style:style>
    <style:style style:name="T121" style:family="text">
      <style:text-properties officeooo:rsid="0240d9db"/>
    </style:style>
    <style:style style:name="T122" style:family="text">
      <style:text-properties officeooo:rsid="024402b7"/>
    </style:style>
    <style:style style:name="T123" style:family="text">
      <style:text-properties officeooo:rsid="024591bc"/>
    </style:style>
    <style:style style:name="T124" style:family="text">
      <style:text-properties officeooo:rsid="02476958"/>
    </style:style>
    <style:style style:name="T125" style:family="text">
      <style:text-properties officeooo:rsid="024c8c59"/>
    </style:style>
    <style:style style:name="T126" style:family="text">
      <style:text-properties officeooo:rsid="024dc2b7"/>
    </style:style>
    <style:style style:name="T127" style:family="text">
      <style:text-properties officeooo:rsid="02233666"/>
    </style:style>
    <style:style style:name="T128" style:family="text">
      <style:text-properties officeooo:rsid="02537b17"/>
    </style:style>
    <style:style style:name="T129" style:family="text">
      <style:text-properties officeooo:rsid="025a3c3b"/>
    </style:style>
    <style:style style:name="T130" style:family="text">
      <style:text-properties officeooo:rsid="025de14e"/>
    </style:style>
    <style:style style:name="T131" style:family="text">
      <style:text-properties officeooo:rsid="025ed265"/>
    </style:style>
    <style:style style:name="T132" style:family="text">
      <style:text-properties officeooo:rsid="02616b80"/>
    </style:style>
    <style:style style:name="T133" style:family="text">
      <style:text-properties officeooo:rsid="0262bac0"/>
    </style:style>
    <style:style style:name="T134" style:family="text">
      <style:text-properties officeooo:rsid="0263364c"/>
    </style:style>
    <style:style style:name="T135" style:family="text">
      <style:text-properties officeooo:rsid="0264db6a"/>
    </style:style>
    <style:style style:name="T136" style:family="text">
      <style:text-properties officeooo:rsid="0266a0bc"/>
    </style:style>
    <style:style style:name="T137" style:family="text">
      <style:text-properties officeooo:rsid="0269d10b"/>
    </style:style>
    <style:style style:name="T138" style:family="text">
      <style:text-properties officeooo:rsid="026b82c5"/>
    </style:style>
    <style:style style:name="T139" style:family="text">
      <style:text-properties officeooo:rsid="026bad29"/>
    </style:style>
    <style:style style:name="T140" style:family="text">
      <style:text-properties officeooo:rsid="026d220f"/>
    </style:style>
    <style:style style:name="T141" style:family="text">
      <style:text-properties officeooo:rsid="026f91a7"/>
    </style:style>
    <style:style style:name="T142" style:family="text">
      <style:text-properties officeooo:rsid="02786a3f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1"><text:user-defined style:data-style-name="N0" text:name="Client">Auroville</text:user-defined><text:tab/><text:title>wireguard-kit user guide</text:titl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<text:title>wireguard-kit user guide</text:title></text:p>
      <text:p text:style-name="P2"/>
      <text:p text:style-name="P5"/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38">Table of Contents</text:p>
          </text:index-title>
          <text:p text:style-name="P134"><text:a xlink:type="simple" xlink:href="#__RefHeading___Toc3038_721078307" text:style-name="Internet_20_link" text:visited-style-name="Internet_20_link"><text:s/>1 <text:s/>Introduction<text:tab/>1</text:a></text:p>
          <text:p text:style-name="P134"><text:a xlink:type="simple" xlink:href="#__RefHeading___Toc2617_2271609866" text:style-name="Internet_20_link" text:visited-style-name="Internet_20_link"><text:s/>2 <text:s/>Install WireGuard<text:tab/>1</text:a></text:p>
          <text:p text:style-name="P135"><text:a xlink:type="simple" xlink:href="#__RefHeading___Toc1359_1325877360" text:style-name="Internet_20_link" text:visited-style-name="Internet_20_link"><text:s/>2.1 <text:s/>Server and Debian clients<text:tab/>1</text:a></text:p>
          <text:p text:style-name="P135"><text:a xlink:type="simple" xlink:href="#__RefHeading___Toc2690_3517624651" text:style-name="Internet_20_link" text:visited-style-name="Internet_20_link"><text:s/>2.2 <text:s/>Other clients<text:tab/>1</text:a></text:p>
          <text:p text:style-name="P134"><text:a xlink:type="simple" xlink:href="#__RefHeading___Toc1363_1325877360" text:style-name="Internet_20_link" text:visited-style-name="Internet_20_link"><text:s/>3 <text:s/>Install wireguard-kit<text:tab/>1</text:a></text:p>
          <text:p text:style-name="P135"><text:a xlink:type="simple" xlink:href="#__RefHeading___Toc1365_1325877360" text:style-name="Internet_20_link" text:visited-style-name="Internet_20_link"><text:s/>3.1 <text:s/>From tarball<text:tab/>1</text:a></text:p>
          <text:p text:style-name="P135"><text:a xlink:type="simple" xlink:href="#__RefHeading__4680_139386350" text:style-name="Internet_20_link" text:visited-style-name="Internet_20_link"><text:s/>3.2 <text:s/>From .deb<text:tab/>2</text:a></text:p>
          <text:p text:style-name="P135"><text:a xlink:type="simple" xlink:href="#__RefHeading___Toc1367_1325877360" text:style-name="Internet_20_link" text:visited-style-name="Internet_20_link"><text:s/>3.3 <text:s/>Configuration<text:tab/>2</text:a></text:p>
          <text:p text:style-name="P136"><text:a xlink:type="simple" xlink:href="#__RefHeading___Toc1133_1260381470" text:style-name="Internet_20_link" text:visited-style-name="Internet_20_link"><text:s/>3.3.1 <text:s/>WireGuard endpoint name/address resolution<text:tab/>2</text:a></text:p>
          <text:p text:style-name="P136"><text:a xlink:type="simple" xlink:href="#__RefHeading___Toc5060_1729467994" text:style-name="Internet_20_link" text:visited-style-name="Internet_20_link"><text:s/>3.3.2 <text:s/>WireGuard<text:tab/>2</text:a></text:p>
          <text:p text:style-name="P136"><text:a xlink:type="simple" xlink:href="#__RefHeading___Toc4933_874229512" text:style-name="Internet_20_link" text:visited-style-name="Internet_20_link"><text:s/>3.3.3 <text:s/>wireguard_client_admin<text:tab/>3</text:a></text:p>
          <text:p text:style-name="P136"><text:a xlink:type="simple" xlink:href="#__RefHeading___Toc6758_4263516519" text:style-name="Internet_20_link" text:visited-style-name="Internet_20_link"><text:s/>3.3.4 <text:s/>WireGuard logging<text:tab/>3</text:a></text:p>
          <text:p text:style-name="P137"><text:a xlink:type="simple" xlink:href="#__RefHeading___Toc6760_4263516519" text:style-name="Internet_20_link" text:visited-style-name="Internet_20_link"><text:s/>3.3.4.1 <text:s/>cron<text:tab/>3</text:a></text:p>
          <text:p text:style-name="P137"><text:a xlink:type="simple" xlink:href="#__RefHeading___Toc6762_4263516519" text:style-name="Internet_20_link" text:visited-style-name="Internet_20_link"><text:s/>3.3.4.2 <text:s/>systemd<text:tab/>3</text:a></text:p>
          <text:p text:style-name="P136"><text:a xlink:type="simple" xlink:href="#__RefHeading___Toc2692_3517624651" text:style-name="Internet_20_link" text:visited-style-name="Internet_20_link"><text:s/>3.3.5 <text:s/>nftables (optional)<text:tab/>3</text:a></text:p>
          <text:p text:style-name="P134"><text:a xlink:type="simple" xlink:href="#__RefHeading___Toc1137_1260381470" text:style-name="Internet_20_link" text:visited-style-name="Internet_20_link"><text:s/>4 <text:s/>Clients<text:tab/>3</text:a></text:p>
          <text:p text:style-name="P135"><text:a xlink:type="simple" xlink:href="#__RefHeading___Toc2619_2271609866" text:style-name="Internet_20_link" text:visited-style-name="Internet_20_link"><text:s/>4.1 <text:s/>Add a client<text:tab/>3</text:a></text:p>
          <text:p text:style-name="P136"><text:a xlink:type="simple" xlink:href="#__RefHeading___Toc2621_2271609866" text:style-name="Internet_20_link" text:visited-style-name="Internet_20_link"><text:s/>4.1.1 <text:s/>ssh accessible Debian clients<text:tab/>3</text:a></text:p>
          <text:p text:style-name="P136"><text:a xlink:type="simple" xlink:href="#__RefHeading___Toc2623_2271609866" text:style-name="Internet_20_link" text:visited-style-name="Internet_20_link"><text:s/>4.1.2 <text:s/>Other clients<text:tab/>4</text:a></text:p>
          <text:p text:style-name="P137"><text:a xlink:type="simple" xlink:href="#__RefHeading___Toc2625_2271609866" text:style-name="Internet_20_link" text:visited-style-name="Internet_20_link"><text:s/>4.1.2.1 <text:s/>Android<text:tab/>4</text:a></text:p>
          <text:p text:style-name="P137"><text:a xlink:type="simple" xlink:href="#__RefHeading___Toc2627_2271609866" text:style-name="Internet_20_link" text:visited-style-name="Internet_20_link"><text:s/>4.1.2.2 <text:s/>Apple OSX<text:tab/>4</text:a></text:p>
          <text:p text:style-name="P137"><text:a xlink:type="simple" xlink:href="#__RefHeading___Toc2629_2271609866" text:style-name="Internet_20_link" text:visited-style-name="Internet_20_link"><text:s/>4.1.2.3 <text:s/>Debian (Buster and later)<text:tab/>4</text:a></text:p>
          <text:p text:style-name="P137"><text:a xlink:type="simple" xlink:href="#__RefHeading___Toc2631_2271609866" text:style-name="Internet_20_link" text:visited-style-name="Internet_20_link"><text:s/>4.1.2.4 <text:s/>Windows<text:tab/>4</text:a></text:p>
          <text:p text:style-name="P135"><text:a xlink:type="simple" xlink:href="#__RefHeading___Toc2633_2271609866" text:style-name="Internet_20_link" text:visited-style-name="Internet_20_link"><text:s/>4.2 <text:s/>List clients<text:tab/>4</text:a></text:p>
          <text:p text:style-name="P135"><text:a xlink:type="simple" xlink:href="#__RefHeading___Toc6764_4263516519" text:style-name="Internet_20_link" text:visited-style-name="Internet_20_link"><text:s/>4.3 <text:s/>Active client log<text:tab/>5</text:a></text:p>
          <text:p text:style-name="P135"><text:a xlink:type="simple" xlink:href="#__RefHeading___Toc2635_2271609866" text:style-name="Internet_20_link" text:visited-style-name="Internet_20_link"><text:s/>4.4 <text:s/>Remove a client<text:tab/>5</text:a></text:p>
          <text:p text:style-name="P134"><text:a xlink:type="simple" xlink:href="#__RefHeading___Toc2637_2271609866" text:style-name="Internet_20_link" text:visited-style-name="Internet_20_link"><text:s/>5 <text:s/>Standby WireGuard server<text:tab/>5</text:a></text:p>
          <text:p text:style-name="P135"><text:a xlink:type="simple" xlink:href="#__RefHeading___Toc1369_1325877360" text:style-name="Internet_20_link" text:visited-style-name="Internet_20_link"><text:s/>5.1 <text:s/>Set up a standby wireguard-kit server<text:tab/>5</text:a></text:p>
          <text:p text:style-name="P136"><text:a xlink:type="simple" xlink:href="#__RefHeading___Toc1371_1325877360" text:style-name="Internet_20_link" text:visited-style-name="Internet_20_link"><text:s/>5.1.1 <text:s/>Standby server: install and conf<text:tab/>5</text:a></text:p>
          <text:p text:style-name="P136"><text:a xlink:type="simple" xlink:href="#__RefHeading___Toc4511_725830709" text:style-name="Internet_20_link" text:visited-style-name="Internet_20_link"><text:s/>5.1.2 <text:s/>Production server: ssh<text:tab/>5</text:a></text:p>
          <text:p text:style-name="P136"><text:a xlink:type="simple" xlink:href="#__RefHeading___Toc6766_4263516519" text:style-name="Internet_20_link" text:visited-style-name="Internet_20_link"><text:s/>5.1.3 <text:s/>Standby server: ssh<text:tab/>5</text:a></text:p>
          <text:p text:style-name="P136"><text:a xlink:type="simple" xlink:href="#__RefHeading___Toc4513_725830709" text:style-name="Internet_20_link" text:visited-style-name="Internet_20_link"><text:s/>5.1.4 <text:s/>Production server: synchronisation script<text:tab/>6</text:a></text:p>
          <text:p text:style-name="P136"><text:a xlink:type="simple" xlink:href="#__RefHeading___Toc2639_2271609866" text:style-name="Internet_20_link" text:visited-style-name="Internet_20_link"><text:s/>5.1.5 <text:s/>Production server: scheduled job<text:tab/>6</text:a></text:p>
          <text:p text:style-name="P137"><text:a xlink:type="simple" xlink:href="#__RefHeading___Toc1139_1260381470" text:style-name="Internet_20_link" text:visited-style-name="Internet_20_link"><text:s/>5.1.5.1 <text:s/>systemd<text:tab/>6</text:a></text:p>
          <text:p text:style-name="P137"><text:a xlink:type="simple" xlink:href="#__RefHeading___Toc1141_1260381470" text:style-name="Internet_20_link" text:visited-style-name="Internet_20_link"><text:s/>5.1.5.2 <text:s/>cron<text:tab/>6</text:a></text:p>
          <text:p text:style-name="P135"><text:a xlink:type="simple" xlink:href="#__RefHeading___Toc1143_1260381470" text:style-name="Internet_20_link" text:visited-style-name="Internet_20_link"><text:s/>5.2 <text:s/>Change from production to standby<text:tab/>6</text:a></text:p>
          <text:p text:style-name="P136"><text:a xlink:type="simple" xlink:href="#__RefHeading___Toc4033_1729467994" text:style-name="Internet_20_link" text:visited-style-name="Internet_20_link"><text:s/>5.2.1 <text:s/>Disable synchronisation from production to standby<text:tab/>6</text:a></text:p>
          <text:p text:style-name="P136"><text:a xlink:type="simple" xlink:href="#__RefHeading___Toc4035_1729467994" text:style-name="Internet_20_link" text:visited-style-name="Internet_20_link"><text:s/>5.2.2 <text:s/>Standby server: services: start and enable start at boot<text:tab/>6</text:a></text:p>
          <text:p text:style-name="P136"><text:a xlink:type="simple" xlink:href="#__RefHeading___Toc6374_3039888767" text:style-name="Internet_20_link" text:visited-style-name="Internet_20_link"><text:s/>5.2.3 <text:s/>Standby server: schedule WireGuard logging<text:tab/>7</text:a></text:p>
          <text:p text:style-name="P136"><text:a xlink:type="simple" xlink:href="#__RefHeading___Toc6744_3039888767" text:style-name="Internet_20_link" text:visited-style-name="Internet_20_link"><text:s/>5.2.4 <text:s/>Change the WireGuard endpoint name/address resolution<text:tab/>7</text:a></text:p>
          <text:p text:style-name="P136"><text:a xlink:type="simple" xlink:href="#__RefHeading___Toc4037_1729467994" text:style-name="Internet_20_link" text:visited-style-name="Internet_20_link"><text:s/>5.2.5 <text:s/>Production server: services: stop and disable start at boot<text:tab/>7</text:a></text:p>
          <text:p text:style-name="P136"><text:a xlink:type="simple" xlink:href="#__RefHeading___Toc4039_1729467994" text:style-name="Internet_20_link" text:visited-style-name="Internet_20_link"><text:s/>5.2.6 <text:s/>Restart the clients' WireGuard interfaces<text:tab/>7</text:a></text:p>
          <text:p text:style-name="P136"><text:a xlink:type="simple" xlink:href="#__RefHeading___Toc5062_1729467994" text:style-name="Internet_20_link" text:visited-style-name="Internet_20_link"><text:s/>5.2.7 <text:s/>Test<text:tab/>7</text:a></text:p>
          <text:p text:style-name="P136"><text:a xlink:type="simple" xlink:href="#__RefHeading___Toc6376_3039888767" text:style-name="Internet_20_link" text:visited-style-name="Internet_20_link"><text:s/>5.2.8 <text:s/>Beware! WireGuard or nftables conf changes on the standby<text:tab/>7</text:a></text:p>
          <text:p text:style-name="P135"><text:a xlink:type="simple" xlink:href="#__RefHeading___Toc2641_2271609866" text:style-name="Internet_20_link" text:visited-style-name="Internet_20_link"><text:s/>5.3 <text:s/>Change from standby to production<text:tab/>7</text:a></text:p>
          <text:p text:style-name="P136"><text:a xlink:type="simple" xlink:href="#__RefHeading___Toc6378_3039888767" text:style-name="Internet_20_link" text:visited-style-name="Internet_20_link"><text:s/>5.3.1 <text:s/>Production server: services: start and enable start at boot<text:tab/>7</text:a></text:p>
          <text:p text:style-name="P136"><text:a xlink:type="simple" xlink:href="#__RefHeading___Toc6380_3039888767" text:style-name="Internet_20_link" text:visited-style-name="Internet_20_link"><text:s/>5.3.2 <text:s/>Production server: schedule WireGuard logging<text:tab/>7</text:a></text:p>
          <text:p text:style-name="P136"><text:a xlink:type="simple" xlink:href="#__RefHeading___Toc6926_3039888767" text:style-name="Internet_20_link" text:visited-style-name="Internet_20_link"><text:s/>5.3.3 <text:s/>Change the WireGuard endpoint name/address resolution<text:tab/>8</text:a></text:p>
          <text:p text:style-name="P136"><text:a xlink:type="simple" xlink:href="#__RefHeading___Toc4037_17294679941" text:style-name="Internet_20_link" text:visited-style-name="Internet_20_link"><text:s/>5.3.4 <text:s/>Standby server: services: stop and disable start at boot<text:tab/>8</text:a></text:p>
          <text:p text:style-name="P136"><text:a xlink:type="simple" xlink:href="#__RefHeading___Toc4039_17294679941" text:style-name="Internet_20_link" text:visited-style-name="Internet_20_link"><text:s/>5.3.5 <text:s/>Restart the clients' WireGuard interfaces<text:tab/>8</text:a></text:p>
          <text:p text:style-name="P136"><text:a xlink:type="simple" xlink:href="#__RefHeading___Toc5062_17294679941" text:style-name="Internet_20_link" text:visited-style-name="Internet_20_link"><text:s/>5.3.6 <text:s/>Test<text:tab/>8</text:a></text:p>
          <text:p text:style-name="P136"><text:a xlink:type="simple" xlink:href="#__RefHeading___Toc6382_3039888767" text:style-name="Internet_20_link" text:visited-style-name="Internet_20_link"><text:s/>5.3.7 <text:s/>Standby server: stop logging<text:tab/>8</text:a></text:p>
          <text:p text:style-name="P134"><text:a xlink:type="simple" xlink:href="#__RefHeading___Toc3343_989922391" text:style-name="Internet_20_link" text:visited-style-name="Internet_20_link"><text:s/>6 <text:s/>Troubleshooting<text:tab/>8</text:a></text:p>
          <text:p text:style-name="P135"><text:a xlink:type="simple" xlink:href="#__RefHeading___Toc7401_3517624651" text:style-name="Internet_20_link" text:visited-style-name="Internet_20_link"><text:s/>6.1 <text:s/>tcpdump<text:tab/>8</text:a></text:p>
          <text:p text:style-name="P135"><text:a xlink:type="simple" xlink:href="#__RefHeading___Toc7403_3517624651" text:style-name="Internet_20_link" text:visited-style-name="Internet_20_link"><text:s/>6.2 <text:s/>Kernel debug<text:tab/>8</text:a></text:p>
          <text:p text:style-name="P135"><text:a xlink:type="simple" xlink:href="#__RefHeading___Toc7405_3517624651" text:style-name="Internet_20_link" text:visited-style-name="Internet_20_link"><text:s/>6.3 <text:s/>Web pages<text:tab/>8</text:a></text:p>
          <text:p text:style-name="P134"><text:a xlink:type="simple" xlink:href="#__RefHeading___Toc7407_3517624651" text:style-name="Internet_20_link" text:visited-style-name="Internet_20_link"><text:s/>7 <text:s/>Directories and files<text:tab/>8</text:a></text:p>
        </text:index-body>
      </text:table-of-content>
      <text:p text:style-name="Text_20_body"/>
      <text:h text:style-name="P145" text:outline-level="1"><text:bookmark-start text:name="__RefHeading___Toc3038_721078307"/><text:bookmark-start text:name="introduction"/>Introduction<text:bookmark-end text:name="__RefHeading___Toc3038_721078307"/><text:bookmark-end text:name="introduction"/></text:h>
      <text:p text:style-name="Text_20_body">This is the <text:span text:style-name="T2">user</text:span> guide for wireguard-kit</text:p>
      <text:p text:style-name="P36">All Linux commands are to be run as root</text:p>
      <text:h text:style-name="P139" text:outline-level="1"><text:bookmark-start text:name="__RefHeading___Toc2617_2271609866"/>Install WireGuard<text:bookmark-end text:name="__RefHeading___Toc2617_2271609866"/></text:h>
      <text:h text:style-name="Heading_20_2" text:outline-level="2"><text:bookmark-start text:name="__RefHeading___Toc1359_1325877360"/>Server and Debian clients<text:bookmark-end text:name="__RefHeading___Toc1359_1325877360"/></text:h>
      <text:p text:style-name="P53"><text:span text:style-name="T124">On ssh accessible clients t</text:span>his step is done automatically by wireguard_client_admin except that no reboot is done. <text:s/><text:span text:style-name="T121">More information </text:span><text:span text:style-name="T26">in</text:span><text:span text:style-name="T121"> </text:span><text:span text:style-name="T121"><text:bookmark-ref text:reference-format="number" text:ref-name="__RefHeading___Toc2621_2271609866">4.1.1</text:bookmark-ref></text:span><text:span text:style-name="T121"><text:s/></text:span><text:span text:style-name="T121"><text:bookmark-ref text:reference-format="text" text:ref-name="__RefHeading___Toc2621_2271609866">ssh accessible Debian clients</text:bookmark-ref></text:span><text:span text:style-name="T121"><text:s/></text:span><text:span text:style-name="T121"><text:bookmark-ref text:reference-format="direction" text:ref-name="__RefHeading___Toc2621_2271609866">below</text:bookmark-ref></text:span></text:p>
      <text:p text:style-name="P33">Optionally (recommended)</text:p>
      <text:p text:style-name="P87">apt update</text:p>
      <text:p text:style-name="P86"><text:span text:style-name="T97">apt up</text:span><text:span text:style-name="T74">grade</text:span></text:p>
      <text:p text:style-name="P88"/>
      <text:p text:style-name="P64">If <text:span text:style-name="T98">a reboot is required to effect upgraded packages,</text:span><text:span text:style-name="T99"> </text:span><text:span text:style-name="T136">optionally </text:span><text:span text:style-name="T99">reboot</text:span></text:p>
      <text:p text:style-name="P65">Install WireGuard</text:p>
      <text:p text:style-name="P86">apt install linux-headers-amd64 linux-headers-$(uname -r)</text:p>
      <text:p text:style-name="Screen">apt install wireguard wireguard-dkms</text:p>
      <text:p text:style-name="Screen"/>
      <text:p text:style-name="P17">When wireguard-dkms is installed on <text:span text:style-name="T112">5.10 and </text:span>later kernels the installation will generate</text:p>
      <text:p text:style-name="P82">Error! The /var/lib/dkms/wireguard/1.0.20210219/5.10.0-13-amd64/x86_64/dkms.conf for module wireguard includes a BUILD_EXCLUSIVE directive which does not match this kernel/arch. This indicates that it should not be built</text:p>
      <text:p text:style-name="P82"/>
      <text:p text:style-name="P17">It can be ignored. Ref <text:a xlink:type="simple" xlink:href="https://github.com/pi-hole/docs/pull/501" text:style-name="Internet_20_link" text:visited-style-name="Visited_20_Internet_20_Link">https://github.com/pi-hole/docs/pull/501</text:a></text:p>
      <text:p text:style-name="Screen">modprobe wireguard</text:p>
      <text:p text:style-name="Screen"/>
      <text:p text:style-name="P17">Check</text:p>
      <text:p text:style-name="P82">lsmod | grep wireguard</text:p>
      <text:p text:style-name="Screen"/>
      <text:p text:style-name="P57"><text:span text:style-name="T3">That should list three</text:span> or more modules. <text:s/><text:span text:style-name="T44">If</text:span> <text:span text:style-name="T44">not, </text:span>need to troubleshoot</text:p>
      <text:h text:style-name="Heading_20_2" text:outline-level="2"><text:bookmark-start text:name="__RefHeading___Toc2690_3517624651"/>Other clients<text:bookmark-end text:name="__RefHeading___Toc2690_3517624651"/></text:h>
      <text:p text:style-name="Text_20_body"><text:a xlink:type="simple" xlink:href="https://www.wireguard.com/install" text:style-name="Internet_20_link" text:visited-style-name="Visited_20_Internet_20_Link">https://www.wireguard.com/install</text:a> </text:p>
      <text:h text:style-name="P140" text:outline-level="1"><text:bookmark-start text:name="__RefHeading___Toc1363_1325877360"/>Install wireguard-kit<text:bookmark-end text:name="__RefHeading___Toc1363_1325877360"/></text:h>
      <text:p text:style-name="P14">Only on the server(s)</text:p>
      <text:h text:style-name="Heading_20_2" text:outline-level="2"><text:bookmark-start text:name="__RefHeading___Toc1365_1325877360"/>From tarball<text:bookmark-end text:name="__RefHeading___Toc1365_1325877360"/></text:h>
      <text:p text:style-name="P34">Install package grepcidr</text:p>
      <text:p text:style-name="P32"><text:span text:style-name="T100">The wireguard-kit installation tarball is available from </text:span><text:a xlink:type="simple" xlink:href="https://github.com/CharlesMAtkinson/wireguard-kit/releases" text:style-name="Internet_20_link" text:visited-style-name="Visited_20_Internet_20_Link"><text:span text:style-name="T100">https://github.com/CharlesMAtkinson/wireguard-kit/releases</text:span></text:a><text:span text:style-name="T100"> </text:span></text:p>
      <text:p text:style-name="P31"><text:soft-page-break/>The commands below assume the tarball is in the current directory</text:p>
      <text:p text:style-name="P29"><text:span text:style-name="T55">Replace &lt;version&gt; with the </text:span><text:span text:style-name="T57">wireguard-kit </text:span><text:span text:style-name="T56">version, example 1.0.1</text:span></text:p>
      <text:p text:style-name="P78">tar -xvf wireguard-kit<text:span text:style-name="T93">_</text:span>&lt;version&gt;.installation.tgz --directory / --group=root \</text:p>
      <text:p text:style-name="P76"><text:s text:c="4"/>--no-same-owner --owner=root</text:p>
      <text:p text:style-name="P79"/>
      <text:p text:style-name="P71"><text:span text:style-name="T69">Create </text:span><text:span text:style-name="T142">directories</text:span></text:p>
      <text:p text:style-name="P103"><text:span text:style-name="T142">for dir in </text:span><text:span text:style-name="T58">/etc/wireguard/</text:span><text:span text:style-name="T59">clients </text:span><text:span text:style-name="T58">/etc/wireguard/</text:span><text:span text:style-name="T59">clients/</text:span><text:span text:style-name="T60">Archive</text:span></text:p>
      <text:p text:style-name="P80">do</text:p>
      <text:p text:style-name="P80"><text:s text:c="3"/>mkdir -p $dir &amp;&amp; chmod 700 $dir</text:p>
      <text:p text:style-name="P90"><text:span text:style-name="T70">d</text:span>one</text:p>
      <text:p text:style-name="P89"/>
      <text:p text:style-name="P172">If systemd is in use, effect the new systemd files</text:p>
      <text:p text:style-name="Screen">systemctl daemon-reload</text:p>
      <text:p text:style-name="Screen"/>
      <text:p text:style-name="P72">If logcheck is installed</text:p>
      <text:p text:style-name="Screen">chown root:logcheck /etc/logcheck/ignore.d.server/local-systemd-for-wg-quick</text:p>
      <text:p text:style-name="Screen">chown root:logcheck /etc/logcheck/ignore.d.server/local-wg-quick</text:p>
      <text:p text:style-name="Screen"/>
      <text:p text:style-name="P35">If you use man pages (requires the man-db package)</text:p>
      <text:p text:style-name="P77">cd /tmp &amp;&amp; mandb</text:p>
      <text:h text:style-name="Heading_20_2" text:outline-level="2"><text:bookmark-start text:name="__RefHeading__4680_139386350"/>From .deb<text:bookmark-end text:name="__RefHeading__4680_139386350"/></text:h>
      <text:p text:style-name="P81"><text:span text:style-name="T61">apt</text:span><text:span text:style-name="T62"> install wireguard-kit-&lt;version</text:span><text:span text:style-name="T61">&gt;</text:span><text:span text:style-name="T62">.deb</text:span></text:p>
      <text:h text:style-name="Heading_20_2" text:outline-level="2"><text:bookmark-start text:name="__RefHeading___Toc1367_1325877360"/>Configuration<text:bookmark-end text:name="__RefHeading___Toc1367_1325877360"/></text:h>
      <text:h text:style-name="Heading_20_3" text:outline-level="3"><text:bookmark-start text:name="__RefHeading___Toc1133_1260381470"/><text:span text:style-name="T112">WireGuard endpoint </text:span><text:span text:style-name="T36">name/address</text:span><text:span text:style-name="T112"> </text:span><text:span text:style-name="T113">resolution</text:span><text:bookmark-end text:name="__RefHeading___Toc1133_1260381470"/></text:h>
      <text:p text:style-name="P46">Choose a WireGuard endpoint <text:span text:style-name="T113">name and IP address and configure it in your hostname resolution system, normally a DNS service</text:span></text:p>
      <text:p text:style-name="P48"><text:span text:style-name="T1">For example, if the server which will provide the WireGuard service is server</text:span><text:span text:style-name="T22">1</text:span><text:span text:style-name="T1">.my-domain, create </text:span><text:span text:style-name="T21">a DNS record for </text:span><text:span text:style-name="T1">wireguard-service.my-domain </text:span><text:span text:style-name="T21">which resolves to (one of) </text:span><text:span text:style-name="T1">server</text:span><text:span text:style-name="T22">1</text:span><text:span text:style-name="T1">.my-domain</text:span><text:span text:style-name="T21">'s IP address(es)</text:span></text:p>
      <text:h text:style-name="Heading_20_3" text:outline-level="3"><text:bookmark-start text:name="__RefHeading___Toc5060_1729467994"/>WireGuard<text:bookmark-end text:name="__RefHeading___Toc5060_1729467994"/></text:h>
      <text:p text:style-name="P41">On the production server only, not on any standby server</text:p>
      <text:p text:style-name="P125"><text:span text:style-name="T95">uma</text:span><text:span text:style-name="T48">sk</text:span><text:span text:style-name="T95">=$(umask); </text:span>umask 077; cd /etc/wireguard \</text:p>
      <text:p text:style-name="Preformatted_20_Text"><text:s text:c="3"/>&amp;&amp; wg genkey | tee private.key <text:span text:style-name="T48">| </text:span>wg pubkey &gt; public.key</text:p>
      <text:p text:style-name="P126">umask "$umask"</text:p>
      <text:p text:style-name="P127"/>
      <text:p text:style-name="P55"><text:span text:style-name="T69">Create </text:span>/etc/wireguard/wg0.conf <text:span text:style-name="T96">with permissions 600</text:span></text:p>
      <text:p text:style-name="P30">Example content. <text:s/><text:span text:style-name="T95">C</text:span>hange the IP addresses as required <text:span text:style-name="T95">and set PrivateKey to the content of private.key</text:span></text:p>
      <text:p text:style-name="Screen">[Interface]</text:p>
      <text:p text:style-name="Screen">Address = 172.17.0.1</text:p>
      <text:p text:style-name="Screen">ListenPort = 55820</text:p>
      <text:p text:style-name="Screen">PrivateKey = &lt;<text:span text:style-name="T73">content of private.key</text:span><text:span text:style-name="T69">&gt;</text:span></text:p>
      <text:p text:style-name="Screen">PostDown = ip route del 172.17.0.0/16</text:p>
      <text:p text:style-name="Screen">PostUp = ip route add 172.17.0.0/16 dev wg0 proto kernel scope link src 172.17.0.1</text:p>
      <text:p text:style-name="Screen">Table = off</text:p>
      <text:p text:style-name="Screen"/>
      <text:p text:style-name="P55"><text:span text:style-name="T29">E</text:span><text:span text:style-name="T105">nable the service and </text:span><text:span text:style-name="T26">create</text:span><text:span text:style-name="T64"> </text:span><text:span text:style-name="T12">the configuration directory</text:span><text:span text:style-name="T64"> by</text:span></text:p>
      <text:p text:style-name="P55"><text:span text:style-name="T119">Test by starting the WireGuard service, checking its status </text:span><text:span text:style-name="T120">and checking the interface</text:span></text:p>
      <text:p text:style-name="P94"><text:soft-page-break/>systemctl <text:span text:style-name="T75">start</text:span> wg-quick@wg0.service </text:p>
      <text:p text:style-name="P94">systemctl <text:span text:style-name="T75">sta</text:span><text:span text:style-name="T76">tus</text:span> wg-quick@wg0.service </text:p>
      <text:p text:style-name="P99">ip a show dev wg0</text:p>
      <text:p text:style-name="P94"/>
      <text:p text:style-name="P55"><text:span text:style-name="T25">E</text:span><text:span text:style-name="T119">nable </text:span><text:span text:style-name="T25">start at boot</text:span></text:p>
      <text:p text:style-name="P94">systemctl enable wg-quick@wg0.service </text:p>
      <text:h text:style-name="P150" text:outline-level="3"><text:bookmark-start text:name="__RefHeading___Toc4933_874229512"/>wireguard_client_admin<text:bookmark-end text:name="__RefHeading___Toc4933_874229512"/></text:h>
      <text:p text:style-name="P42">On the production server only, not on any standby server</text:p>
      <text:p text:style-name="P129">Edit /etc/wireguard/wireguard_client_admin.conf</text:p>
      <text:list xml:id="list3151871612" text:style-name="L1">
        <text:list-item>
          <text:p text:style-name="P169">Change <text:span text:style-name="T20">wireguard-service.my-domain</text:span> to your WireGuard <text:span text:style-name="T21">endpoint </text:span>name <text:span text:style-name="T21">ref </text:span><text:span text:style-name="T21"><text:bookmark-ref text:reference-format="number" text:ref-name="__RefHeading___Toc1133_1260381470">3.3.1</text:bookmark-ref></text:span><text:span text:style-name="T21"><text:s/></text:span><text:span text:style-name="T21"><text:bookmark-ref text:reference-format="text" text:ref-name="__RefHeading___Toc1133_1260381470">WireGuard endpoint name/address resolution</text:bookmark-ref></text:span><text:span text:style-name="T21"><text:s/></text:span><text:span text:style-name="T21"><text:bookmark-ref text:reference-format="direction" text:ref-name="__RefHeading___Toc1133_1260381470">above</text:bookmark-ref></text:span><text:span text:style-name="T114"><text:s/></text:span></text:p>
        </text:list-item>
        <text:list-item>
          <text:p text:style-name="P169">Change q+hrE4cJiNBZkIrvzOnD3kB16XON67jDEhhhk4SLZCA= to the content of /etc/wireguard/public.key</text:p>
        </text:list-item>
        <text:list-item>
          <text:p text:style-name="P169">Change the IP addresses as required</text:p>
        </text:list-item>
      </text:list>
      <text:h text:style-name="Heading_20_3" text:outline-level="3"><text:bookmark-start text:name="__RefHeading___Toc6758_4263516519"/>WireGuard <text:span text:style-name="T106">logging</text:span><text:bookmark-end text:name="__RefHeading___Toc6758_4263516519"/></text:h>
      <text:p text:style-name="P52">Schedule the wireguard_logger script</text:p>
      <text:h text:style-name="P168" text:outline-level="4"><text:bookmark-start text:name="__RefHeading___Toc6760_4263516519"/>cron<text:bookmark-end text:name="__RefHeading___Toc6760_4263516519"/></text:h>
      <text:p text:style-name="P93"># m h dom mon dow command</text:p>
      <text:p text:style-name="P93">*/3 * <text:s/>* <text:s text:c="2"/>* <text:s text:c="2"/>* <text:s/>nice -n 19 /usr/sbin/wireguard_logger</text:p>
      <text:h text:style-name="P168" text:outline-level="4"><text:bookmark-start text:name="__RefHeading___Toc6762_4263516519"/>systemd<text:bookmark-end text:name="__RefHeading___Toc6762_4263516519"/></text:h>
      <text:p text:style-name="P22"><text:span text:style-name="T13">E</text:span><text:span text:style-name="T1">ffect the timer</text:span></text:p>
      <text:p text:style-name="P93">systemctl start wireguard-logger.timer </text:p>
      <text:p text:style-name="P93">systemctl <text:span text:style-name="T71">enable</text:span> wireguard-logger.timer </text:p>
      <text:h text:style-name="P151" text:outline-level="3"><text:bookmark-start text:name="__RefHeading___Toc2692_3517624651"/>nftables (optional)<text:bookmark-end text:name="__RefHeading___Toc2692_3517624651"/></text:h>
      <text:p text:style-name="P15">In case <text:span text:style-name="T126">you want to isolate subnets of the WireGuard network. <text:s/>There is an example at /usr/share/doc/wireguard-kit/examples/nftables.conf</text:span></text:p>
      <text:h text:style-name="P141" text:outline-level="1"><text:bookmark-start text:name="__RefHeading___Toc1137_1260381470"/>Clients<text:bookmark-end text:name="__RefHeading___Toc1137_1260381470"/></text:h>
      <text:h text:style-name="P146" text:outline-level="2"><text:bookmark-start text:name="__RefHeading___Toc2619_2271609866"/><text:bookmark text:name="Add-a-client"/>Add a client<text:bookmark-end text:name="__RefHeading___Toc2619_2271609866"/></text:h>
      <text:p text:style-name="Text_20_body">There are two steps </text:p>
      <text:list xml:id="list1977415762" text:style-name="L2">
        <text:list-item>
          <text:p text:style-name="P175">Create the client on the server </text:p>
        </text:list-item>
        <text:list-item>
          <text:p text:style-name="P173"><text:span text:style-name="T123">Install </text:span><text:span text:style-name="T27">WireGuard </text:span><text:span text:style-name="T28">and s</text:span>et up the <text:span text:style-name="T27">WireGuard </text:span>client on the client </text:p>
        </text:list-item>
      </text:list>
      <text:h text:style-name="Heading_20_3" text:outline-level="3"><text:bookmark-start text:name="__RefHeading___Toc2621_2271609866"/>ssh accessible Debian <text:span text:style-name="T34">clients</text:span><text:bookmark-end text:name="__RefHeading___Toc2621_2271609866"/></text:h>
      <text:p text:style-name="P54">For ssh accessible Debian systems -- when ssh agent forwarding has been used so ssh commands can be run on on the client -- <text:span text:style-name="T27">WireGuard is</text:span> <text:span text:style-name="T122">installed and the clients set up </text:span>automatically <text:span text:style-name="T27">except no reboot is done to effect any kernel upgrade</text:span></text:p>
      <text:p text:style-name="P7">Example </text:p>
      <text:p text:style-name="Screen">wireguard_client_admin -f sysmgt3.iciti.av -i 172.17.1.115 -l </text:p>
      <text:p text:style-name="Screen"/>
      <text:p text:style-name="P10">The <text:span text:style-name="Screen_20_font">-h</text:span> option can be used to show help on all the options</text:p>
      <text:h text:style-name="Heading_20_3" text:outline-level="3"><text:bookmark-start text:name="__RefHeading___Toc2623_2271609866"/><text:soft-page-break/>Other clients<text:bookmark-end text:name="__RefHeading___Toc2623_2271609866"/></text:h>
      <text:p text:style-name="P8">For other cases (not Debian or Debian and not ssh accessible), the -n (no client install) option should be used. Example</text:p>
      <text:p text:style-name="Screen">wireguard_client_admin -f CW8.iciti.av -i 172.17.1.6 -l -n</text:p>
      <text:p text:style-name="Screen"/>
      <text:p text:style-name="P6"><text:span text:style-name="T63">After installing WireGuard </text:span><text:span text:style-name="T9">using </text:span><text:span text:style-name="T9"><text:bookmark-ref text:reference-format="number" text:ref-name="__RefHeading___Toc2617_2271609866">2</text:bookmark-ref></text:span><text:span text:style-name="T9"><text:s/></text:span><text:span text:style-name="T9"><text:bookmark-ref text:reference-format="text" text:ref-name="__RefHeading___Toc2617_2271609866">Install WireGuard</text:bookmark-ref></text:span><text:span text:style-name="T9"><text:s/></text:span><text:span text:style-name="T9"><text:bookmark-ref text:reference-format="direction" text:ref-name="__RefHeading___Toc2617_2271609866">above</text:bookmark-ref></text:span><text:span text:style-name="T9">, t</text:span>he client must then be <text:span text:style-name="T4">set up</text:span> manually using the content of /etc/wireguard/clients/&lt;FQDN&gt;.client.conf as shown below for each OS</text:p>
      <text:h text:style-name="Heading_20_4" text:outline-level="4"><text:bookmark-start text:name="__RefHeading___Toc2625_2271609866"/><text:bookmark text:name="Android"/>Android<text:bookmark-end text:name="__RefHeading___Toc2625_2271609866"/></text:h>
      <text:p text:style-name="P40"><text:a xlink:type="simple" xlink:href="https://www.wireguard.com/install" text:style-name="Internet_20_link" text:visited-style-name="Visited_20_Internet_20_Link">https://www.wireguard.com/install</text:a> </text:p>
      <text:h text:style-name="Heading_20_4" text:outline-level="4"><text:bookmark-start text:name="__RefHeading___Toc2627_2271609866"/><text:bookmark text:name="Apple-OSX"/>Apple OSX<text:bookmark-end text:name="__RefHeading___Toc2627_2271609866"/></text:h>
      <text:p text:style-name="P40"><text:a xlink:type="simple" xlink:href="https://www.wireguard.com/install" text:style-name="Internet_20_link" text:visited-style-name="Visited_20_Internet_20_Link">https://www.wireguard.com/install</text:a> </text:p>
      <text:h text:style-name="Heading_20_4" text:outline-level="4"><text:bookmark-start text:name="__RefHeading___Toc2629_2271609866"/><text:bookmark text:name="Debian-Buster-and-later"/>Debian (Buster and later)<text:bookmark-end text:name="__RefHeading___Toc2629_2271609866"/></text:h>
      <text:p text:style-name="Text_20_body">Copy the server's /etc/wireguard/clients/&lt;FQDN&gt;.client.conf to /etc/wireguard/wg0.conf</text:p>
      <text:p text:style-name="Screen">systemctl enable wg-quick@wg0.service</text:p>
      <text:p text:style-name="Screen">systemctl start wg-quick@wg0.service </text:p>
      <text:p text:style-name="Screen"/>
      <text:p text:style-name="Text_20_body">Test <text:span text:style-name="T44">by pinging the server's WireGuard address. <text:s/>Example</text:span></text:p>
      <text:p text:style-name="Screen">ping 172.17.0.1</text:p>
      <text:p text:style-name="Screen"/>
      <text:p text:style-name="Text_20_body">If no replies, need to troubleshoot</text:p>
      <text:p text:style-name="Text_20_body">Optionally, to automatically migrate the client after server endpoint <text:span text:style-name="T45">'s </text:span>IP address has been changed <text:span text:style-name="T45">such as when migrating to the standby WireGuard server</text:span>, install the restart_wireguard_on_no_connection service using restart_wireguard_on_no_connection.tgz</text:p>
      <text:p text:style-name="Preformatted_20_Text">tar -xf restart_wireguard_on_no_connection.tgz --directory /</text:p>
      <text:p text:style-name="Preformatted_20_Text"/>
      <text:p text:style-name="P26">Change /etc/wireguard/restart_wireguard_on_no_connection.conf as required</text:p>
      <text:p text:style-name="Preformatted_20_Text">systemctl daemon-reload</text:p>
      <text:p text:style-name="Preformatted_20_Text">systemctl start restart_wireguard_on_no_connection.service</text:p>
      <text:p text:style-name="P73">systemctl enable restart_wireguard_on_no_connection.service</text:p>
      <text:h text:style-name="Heading_20_4" text:outline-level="4"><text:bookmark-start text:name="__RefHeading___Toc2631_2271609866"/>Windows<text:bookmark-end text:name="__RefHeading___Toc2631_2271609866"/></text:h>
      <text:p text:style-name="P28">This tested on Windows 10. <text:s/>Other versions may differ</text:p>
      <text:list xml:id="list1916343778" text:style-name="L3">
        <text:list-item>
          <text:p text:style-name="P176">Run the .msi file as administrator </text:p>
        </text:list-item>
        <text:list-item>
          <text:p text:style-name="P176">Create a tunnel file based on the server's /etc/wireguard/clients/&lt;FQDN&gt;/client.conf content. TODO: add detail </text:p>
        </text:list-item>
        <text:list-item>
          <text:p text:style-name="P174">Import the tunnel file and activate the client. TODO: add detail </text:p>
        </text:list-item>
      </text:list>
      <text:p text:style-name="Text_20_body">Note: the .msi file is required to uninstall WireGuard. <text:s/>Windows removes old .msi files <text:span text:style-name="T46">so it is prudent </text:span><text:span text:style-name="T5">to</text:span> make a copy of the .msi file somewhere safe</text:p>
      <text:h text:style-name="Heading_20_2" text:outline-level="2"><text:bookmark-start text:name="__RefHeading___Toc2633_2271609866"/><text:bookmark text:name="List-clients"/>List clients<text:bookmark-end text:name="__RefHeading___Toc2633_2271609866"/></text:h>
      <text:p text:style-name="P11">On the server … </text:p>
      <text:p text:style-name="P9"><text:span text:style-name="T5">T</text:span>o list <text:span text:style-name="T46">only</text:span> client FQDNs</text:p>
      <text:p text:style-name="Screen"><text:soft-page-break/>sed -n '/^\[Peer/{ n; p }' /etc/wireguard/wg0.conf</text:p>
      <text:p text:style-name="Screen"/>
      <text:p text:style-name="Text_20_body"><text:span text:style-name="T5">T</text:span>o list FQDNs and IP addresses</text:p>
      <text:p text:style-name="Preformatted_20_Text"><text:span text:style-name="T47">cd </text:span>/etc/wireguard/clients <text:span text:style-name="T46">&amp;&amp;</text:span> grep -r 'Address = ' .</text:p>
      <text:h text:style-name="Heading_20_2" text:outline-level="2"><text:bookmark-start text:name="__RefHeading___Toc6764_4263516519"/>Active client log<text:bookmark-end text:name="__RefHeading___Toc6764_4263516519"/></text:h>
      <text:p text:style-name="Text_20_body">/var/log/wireguard.log</text:p>
      <text:h text:style-name="Heading_20_2" text:outline-level="2"><text:bookmark-start text:name="__RefHeading___Toc2635_2271609866"/><text:bookmark text:name="Remove-a-client"/>Remove a client<text:bookmark-end text:name="__RefHeading___Toc2635_2271609866"/></text:h>
      <text:p text:style-name="P12">On the server</text:p>
      <text:p text:style-name="P13">Move /etc/wireguard/clients/&lt;FQDN&gt;.client.conf and /etc/wireguard/clients/&lt;FQDN&gt;.client.conf to /etc/wireguard/clients/Archive</text:p>
      <text:p text:style-name="P27"><text:span text:style-name="T14">R</text:span><text:span text:style-name="T6">emove the client stanza from /etc/wireguard/wg0.conf and </text:span><text:span text:style-name="T14">effect by</text:span></text:p>
      <text:p text:style-name="P74">systemctl <text:span text:style-name="T49">re</text:span>start wg-quick@wg0.service </text:p>
      <text:h text:style-name="P142" text:outline-level="1"><text:bookmark-start text:name="__RefHeading___Toc2637_2271609866"/><text:span text:style-name="T51">Standby</text:span><text:span text:style-name="T50"> WireGuard s</text:span>erver<text:bookmark-end text:name="__RefHeading___Toc2637_2271609866"/></text:h>
      <text:h text:style-name="Heading_20_2" text:outline-level="2"><text:bookmark-start text:name="__RefHeading___Toc1369_1325877360"/>Set up <text:span text:style-name="T65">a </text:span>standby wireguard-kit server<text:bookmark-end text:name="__RefHeading___Toc1369_1325877360"/></text:h>
      <text:p text:style-name="Text_20_body"><text:span text:style-name="T52">T</text:span>he sync script <text:span text:style-name="T10">will</text:span> be run only on the production server</text:p>
      <text:p text:style-name="P18">Wire<text:span text:style-name="T65">G</text:span>uard <text:span text:style-name="T10">will</text:span> be operational on the standby server</text:p>
      <text:p text:style-name="P19">In the examples the production wireguard-kit server is called server1 and the standby server2</text:p>
      <text:h text:style-name="P157" text:outline-level="3"><text:bookmark-start text:name="__RefHeading___Toc1371_1325877360"/>Standby server: install and conf<text:bookmark-end text:name="__RefHeading___Toc1371_1325877360"/></text:h>
      <text:p text:style-name="P51"><text:span text:style-name="T54">Install WireGuard </text:span><text:span text:style-name="T64">as in</text:span><text:span text:style-name="T8"> </text:span><text:span text:style-name="T8"><text:bookmark-ref text:reference-format="number" text:ref-name="__RefHeading___Toc2617_2271609866">2</text:bookmark-ref></text:span><text:span text:style-name="T8"><text:s/></text:span><text:span text:style-name="T8"><text:bookmark-ref text:reference-format="text" text:ref-name="__RefHeading___Toc2617_2271609866">Install WireGuard</text:bookmark-ref></text:span><text:span text:style-name="T8"><text:s/></text:span><text:span text:style-name="T8"><text:bookmark-ref text:reference-format="direction" text:ref-name="__RefHeading___Toc2617_2271609866">above</text:bookmark-ref></text:span></text:p>
      <text:p text:style-name="P23"><text:span text:style-name="T7">Install wireguard-kit </text:span><text:span text:style-name="T8">as in </text:span><text:span text:style-name="T8"><text:bookmark-ref text:reference-format="number" text:ref-name="__RefHeading___Toc1363_1325877360">3</text:bookmark-ref></text:span><text:span text:style-name="T8"><text:s/></text:span><text:span text:style-name="T8"><text:bookmark-ref text:reference-format="text" text:ref-name="__RefHeading___Toc1363_1325877360">Install wireguard-kit</text:bookmark-ref></text:span><text:span text:style-name="T8"><text:s/></text:span><text:span text:style-name="T8"><text:bookmark-ref text:reference-format="direction" text:ref-name="__RefHeading___Toc1363_1325877360">above</text:bookmark-ref></text:span><text:span text:style-name="T8"><text:s/></text:span><text:span text:style-name="T30">up to but excluding </text:span><text:span text:style-name="T30"><text:bookmark-ref text:reference-format="number" text:ref-name="__RefHeading___Toc1367_1325877360">3.3</text:bookmark-ref></text:span><text:span text:style-name="T30"><text:s/></text:span><text:span text:style-name="T30"><text:bookmark-ref text:reference-format="text" text:ref-name="__RefHeading___Toc1367_1325877360">Configuration</text:bookmark-ref></text:span></text:p>
      <text:p text:style-name="P24"><text:span text:style-name="T8">E</text:span><text:span text:style-name="T1">nsure synchronisation is not running and </text:span><text:span text:style-name="T33">will not</text:span></text:p>
      <text:p text:style-name="P85">systemctl <text:span text:style-name="T72">stop</text:span> sync_wireguard_to_standby.timer </text:p>
      <text:p text:style-name="P104">systemctl <text:span text:style-name="T82">disable</text:span> sync_wireguard_to_standby.timer </text:p>
      <text:h text:style-name="P158" text:outline-level="3"><text:bookmark-start text:name="__RefHeading___Toc4511_725830709"/><text:span text:style-name="T101">Production server: </text:span>ssh<text:bookmark-end text:name="__RefHeading___Toc4511_725830709"/></text:h>
      <text:p text:style-name="P75">name=server1_to_server2; ssh-keygen -b 4096 -C "$name" -f ~/.ssh/"$name" -N '' -o -t rsa </text:p>
      <text:p text:style-name="P75"/>
      <text:p text:style-name="P37">Create <text:span text:style-name="T67">a stanza in /root/.ssh/config like</text:span></text:p>
      <text:p text:style-name="P91">Host server1_to_server2</text:p>
      <text:p text:style-name="P91"><text:s text:c="4"/>Compression no</text:p>
      <text:p text:style-name="P91"><text:s text:c="4"/>Hostname &lt;<text:span text:style-name="T67">standby server FQDN&gt;</text:span></text:p>
      <text:p text:style-name="P91"><text:s text:c="4"/>IdentityFile /root/.ssh/server1_to_server2</text:p>
      <text:p text:style-name="P91"><text:s text:c="4"/>User root</text:p>
      <text:h text:style-name="P159" text:outline-level="3"><text:bookmark-start text:name="__RefHeading___Toc6766_4263516519"/><text:span text:style-name="T35">Standby</text:span><text:span text:style-name="T101"> server: </text:span>ssh<text:bookmark-end text:name="__RefHeading___Toc6766_4263516519"/></text:h>
      <text:p text:style-name="P38"><text:span text:style-name="T10">Copy the </text:span><text:span text:style-name="T11">content of the .pub file to the standby server's </text:span><text:span text:style-name="T103">/root/.ssh/authorized_keys </text:span><text:span text:style-name="T66">or </text:span><text:span text:style-name="T103">authorized_keys</text:span><text:span text:style-name="T53">2</text:span></text:p>
      <text:p text:style-name="P25">In case you want to use <text:span text:style-name="T102">"</text:span>command=<text:span text:style-name="T102">"</text:span> validation, the validation regular expressions are</text:p>
      <text:p text:style-name="Screen"><text:s text:c="3"/>'^rsync --server [^ ]+ --delete \. /etc/wireguard$'</text:p>
      <text:p text:style-name="Screen"><text:soft-page-break/><text:s text:c="3"/>'^scp -p -t /etc/nftables.conf$'</text:p>
      <text:p text:style-name="Screen"><text:s text:c="3"/>'^systemctl restart nftables\.service$'</text:p>
      <text:p text:style-name="Screen"><text:s text:c="3"/>'^systemctl restart wg-quick@[^ ]+\.service$'</text:p>
      <text:p text:style-name="Screen"><text:s text:c="3"/>'^systemctl status nftables\.service$'</text:p>
      <text:p text:style-name="Screen"><text:s text:c="3"/>'^systemctl status wg-quick@[^ ]+\.service$'</text:p>
      <text:h text:style-name="P160" text:outline-level="3"><text:bookmark-start text:name="__RefHeading___Toc4513_725830709"/><text:span text:style-name="T101">Production server: s</text:span><text:span text:style-name="T68">ynchronisation s</text:span>cript<text:bookmark-end text:name="__RefHeading___Toc4513_725830709"/></text:h>
      <text:p text:style-name="Text_20_body">Create <text:span text:style-name="T68">the log directory</text:span></text:p>
      <text:p text:style-name="Screen">mkdir -<text:span text:style-name="T68">p </text:span>/var/log/sync_wireguard_to_standby</text:p>
      <text:p text:style-name="Screen"/>
      <text:p text:style-name="Standard"><text:span text:style-name="T15">Modify</text:span><text:span text:style-name="T68"> configuration file /etc/</text:span><text:span text:style-name="T90">wireguard/</text:span><text:span text:style-name="T68">sync_wireguard_to_standby.conf </text:span><text:span text:style-name="T90">as required</text:span></text:p>
      <text:list xml:id="list2403894348" text:style-name="L4">
        <text:list-item>
          <text:p text:style-name="P170">If nftables are not to be synchronised, remove both nftables lines</text:p>
        </text:list-item>
        <text:list-item>
          <text:p text:style-name="P170"><text:span text:style-name="T91">Change the wireguard_standby_ssh_host value to </text:span><text:span text:style-name="T16">match the </text:span><text:span text:style-name="T17">/root/.ssh/config </text:span><text:span text:style-name="T16">stanza</text:span></text:p>
        </text:list-item>
      </text:list>
      <text:p text:style-name="Standard"/>
      <text:p text:style-name="P43">Populate the known_hosts file. <text:s/><text:span text:style-name="T128">Change server1_to_server2 to the name of the ssh host created in </text:span><text:span text:style-name="T128"><text:bookmark-ref text:reference-format="number" text:ref-name="__RefHeading___Toc4511_725830709">5.1.2</text:bookmark-ref></text:span><text:span text:style-name="T128"><text:s/></text:span><text:span text:style-name="T128"><text:bookmark-ref text:reference-format="text" text:ref-name="__RefHeading___Toc4511_725830709">Production server: ssh</text:bookmark-ref></text:span><text:span text:style-name="T128"><text:s/></text:span><text:span text:style-name="T128"><text:bookmark-ref text:reference-format="direction" text:ref-name="__RefHeading___Toc4511_725830709">above</text:bookmark-ref></text:span></text:p>
      <text:p text:style-name="P92">ssh server1_to_server2</text:p>
      <text:p text:style-name="P92"/>
      <text:p text:style-name="P39"><text:span text:style-name="T18">Exit</text:span><text:span text:style-name="T104"> that ssh session</text:span></text:p>
      <text:p text:style-name="P39">Test</text:p>
      <text:p text:style-name="P83">sync_wireguard_to_standby -l</text:p>
      <text:p text:style-name="P83"/>
      <text:p text:style-name="P20">Example working output</text:p>
      <text:p text:style-name="P75">10:29:19 sync_wireguard_to_standby: PID: 20191, PPID: 11530, args: -l</text:p>
      <text:p text:style-name="P75">10:29:19 Synchronising Wireguard configuration tree /etc/wireguard</text:p>
      <text:p text:style-name="P75">10:29:19 Synchronising nftables configuration file /etc/nftables.conf</text:p>
      <text:p text:style-name="P75">10:29:19 Exiting with return code 0</text:p>
      <text:h text:style-name="P160" text:outline-level="3"><text:bookmark-start text:name="__RefHeading___Toc2639_2271609866"/><text:span text:style-name="T101">Production server: s</text:span>cheduled job<text:bookmark-end text:name="__RefHeading___Toc2639_2271609866"/></text:h>
      <text:h text:style-name="Heading_20_4" text:outline-level="4"><text:bookmark-start text:name="__RefHeading___Toc1139_1260381470"/>systemd<text:bookmark-end text:name="__RefHeading___Toc1139_1260381470"/></text:h>
      <text:p text:style-name="Text_20_body"><text:span text:style-name="T83">In case the time in </text:span>/lib/systemd/system/sync_wireguard_to_standby.timer <text:span text:style-name="T83">is not suitable, </text:span><text:span text:style-name="T13">create a local replacement or override</text:span></text:p>
      <text:p text:style-name="P21"><text:span text:style-name="T13">E</text:span><text:span text:style-name="T1">ffect the timer</text:span></text:p>
      <text:p text:style-name="P84">systemctl start sync_wireguard_to_standby.timer </text:p>
      <text:p text:style-name="P84">systemctl <text:span text:style-name="T71">enable</text:span> sync_wireguard_to_standby.timer </text:p>
      <text:h text:style-name="Heading_20_4" text:outline-level="4"><text:bookmark-start text:name="__RefHeading___Toc1141_1260381470"/>cron<text:bookmark-end text:name="__RefHeading___Toc1141_1260381470"/></text:h>
      <text:p text:style-name="P21">Create a cron job. <text:s/>Example</text:p>
      <text:p text:style-name="Screen"><text:s/>17 * <text:s/>* <text:s text:c="2"/>* <text:s text:c="2"/>* <text:s/>nice -n 19 /<text:span text:style-name="T84">usr/</text:span>sbin/sync_wireguard_to_standby </text:p>
      <text:h text:style-name="P147" text:outline-level="2"><text:bookmark-start text:name="__RefHeading___Toc1143_1260381470"/>Change from production to standby<text:bookmark-end text:name="__RefHeading___Toc1143_1260381470"/></text:h>
      <text:h text:style-name="Heading_20_3" text:outline-level="3"><text:bookmark-start text:name="__RefHeading___Toc4033_1729467994"/>Disable synchronisation from production to standby<text:bookmark-end text:name="__RefHeading___Toc4033_1729467994"/></text:h>
      <text:p text:style-name="P44">If the production server is accessible, disabl<text:span text:style-name="T19">e</text:span> the cron job or stop <text:span text:style-name="T133">and disable </text:span>the systemd timer <text:span text:style-name="T108">set up in </text:span><text:span text:style-name="T108"><text:bookmark-ref text:reference-format="number" text:ref-name="__RefHeading___Toc2639_2271609866">5.1.5</text:bookmark-ref></text:span><text:span text:style-name="T108"><text:s/></text:span><text:span text:style-name="T108"><text:bookmark-ref text:reference-format="text" text:ref-name="__RefHeading___Toc2639_2271609866">Production server: scheduled job</text:bookmark-ref></text:span><text:span text:style-name="T108"><text:s/></text:span><text:span text:style-name="T108"><text:bookmark-ref text:reference-format="direction" text:ref-name="__RefHeading___Toc2639_2271609866">above</text:bookmark-ref></text:span></text:p>
      <text:p text:style-name="P45"><text:span text:style-name="T109">Otherwise (the production server is not accessible), disable the public key line created in </text:span><text:span text:style-name="T109"><text:bookmark-ref text:reference-format="number" text:ref-name="__RefHeading___Toc6766_4263516519">5.1.3</text:bookmark-ref></text:span><text:span text:style-name="T109"><text:s/></text:span><text:span text:style-name="T109"><text:bookmark-ref text:reference-format="text" text:ref-name="__RefHeading___Toc6766_4263516519">Standby server: ssh</text:bookmark-ref></text:span><text:span text:style-name="T109"><text:s/></text:span><text:span text:style-name="T109"><text:bookmark-ref text:reference-format="direction" text:ref-name="__RefHeading___Toc6766_4263516519">above</text:bookmark-ref></text:span></text:p>
      <text:h text:style-name="P161" text:outline-level="3"><text:bookmark-start text:name="__RefHeading___Toc4035_1729467994"/><text:span text:style-name="T134">Standby server: services: start </text:span><text:span text:style-name="T125">and enable start at boot</text:span><text:bookmark-end text:name="__RefHeading___Toc4035_1729467994"/></text:h>
      <text:p text:style-name="P95"><text:span text:style-name="T110">systemctl start </text:span>wg-quick@wg0.service</text:p>
      <text:p text:style-name="P95"><text:span text:style-name="T110">systemctl </text:span><text:span text:style-name="T78">enable</text:span><text:span text:style-name="T110"> </text:span>wg-quick@wg0.service</text:p>
      <text:p text:style-name="P95"/>
      <text:p text:style-name="P62"><text:soft-page-break/>If nftables is in use</text:p>
      <text:p text:style-name="P100"><text:span text:style-name="T110">systemctl start </text:span><text:span text:style-name="T77">nftables</text:span>.service</text:p>
      <text:p text:style-name="P100"><text:span text:style-name="T110">systemctl </text:span><text:span text:style-name="T78">enable</text:span><text:span text:style-name="T110"> </text:span><text:span text:style-name="T77">nftables</text:span>.service</text:p>
      <text:p text:style-name="P95"/>
      <text:p text:style-name="P56">Test</text:p>
      <text:p text:style-name="P95"><text:span text:style-name="T110">systemctl sta</text:span><text:span text:style-name="T78">tus</text:span><text:span text:style-name="T110"> </text:span>wg-quick@wg0.service</text:p>
      <text:p text:style-name="P95"/>
      <text:p text:style-name="P62">If nftables is in use</text:p>
      <text:p text:style-name="P101"><text:span text:style-name="T110">systemctl sta</text:span><text:span text:style-name="T78">tus</text:span><text:span text:style-name="T110"> </text:span><text:span text:style-name="T77">nftables</text:span>.service</text:p>
      <text:h text:style-name="P152" text:outline-level="3"><text:bookmark-start text:name="__RefHeading___Toc6374_3039888767"/><text:span text:style-name="T134">Standby server: s</text:span>chedule WireGuard logging<text:bookmark-end text:name="__RefHeading___Toc6374_3039888767"/></text:h>
      <text:p text:style-name="P66"><text:bookmark-ref text:reference-format="number" text:ref-name="__RefHeading___Toc6758_4263516519">3.3.4</text:bookmark-ref><text:s/><text:bookmark-ref text:reference-format="text" text:ref-name="__RefHeading___Toc6758_4263516519">WireGuard logging</text:bookmark-ref><text:s/><text:bookmark-ref text:reference-format="direction" text:ref-name="__RefHeading___Toc6758_4263516519">above</text:bookmark-ref></text:p>
      <text:h text:style-name="P162" text:outline-level="3"><text:bookmark-start text:name="__RefHeading___Toc6744_3039888767"/><text:span text:style-name="T37">Change the </text:span><text:span text:style-name="T38">WireGuard </text:span><text:span text:style-name="T37">endpoint </text:span><text:span text:style-name="T39">name/address</text:span><text:span text:style-name="T37"> resolution</text:span><text:bookmark-end text:name="__RefHeading___Toc6744_3039888767"/></text:h>
      <text:p text:style-name="P47"><text:span text:style-name="T115">Change the </text:span>WireGuard endpoint <text:span text:style-name="T113">name</text:span><text:span text:style-name="T115">'s</text:span><text:span text:style-name="T113"> IP address </text:span><text:span text:style-name="T115">created using </text:span><text:span text:style-name="T115"><text:bookmark-ref text:reference-format="number" text:ref-name="__RefHeading___Toc1133_1260381470">3.3.1</text:bookmark-ref></text:span><text:span text:style-name="T115"><text:s/></text:span><text:span text:style-name="T115"><text:bookmark-ref text:reference-format="text" text:ref-name="__RefHeading___Toc1133_1260381470">WireGuard endpoint name/address resolution</text:bookmark-ref></text:span><text:span text:style-name="T115"><text:s/></text:span><text:span text:style-name="T115"><text:bookmark-ref text:reference-format="direction" text:ref-name="__RefHeading___Toc1133_1260381470">above</text:bookmark-ref></text:span><text:span text:style-name="T115"><text:s/></text:span><text:span text:style-name="T116">to </text:span><text:span text:style-name="T23">an</text:span><text:span text:style-name="T116"> IP address of the standby server</text:span></text:p>
      <text:p text:style-name="P70"><text:span text:style-name="T21">For example </text:span><text:span text:style-name="T23">change it to </text:span><text:span text:style-name="T21">(one of) server</text:span><text:span text:style-name="T23">2</text:span><text:span text:style-name="T21">.my-domain's IP address(es)</text:span></text:p>
      <text:h text:style-name="P156" text:outline-level="3"><text:bookmark-start text:name="__RefHeading___Toc4037_1729467994"/>Production server: services: stop and disable start at boot<text:bookmark-end text:name="__RefHeading___Toc4037_1729467994"/></text:h>
      <text:p text:style-name="Text_20_body">If the production server is accessible</text:p>
      <text:p text:style-name="P102"><text:span text:style-name="T110">systemctl </text:span><text:span text:style-name="T81">stop</text:span><text:span text:style-name="T110"> </text:span>wg-quick@wg0.service</text:p>
      <text:p text:style-name="P102"><text:span text:style-name="T110">systemctl </text:span><text:span text:style-name="T81">disable</text:span><text:span text:style-name="T110"> </text:span>wg-quick@wg0.service</text:p>
      <text:p text:style-name="P102"/>
      <text:p text:style-name="P63">If nftables is in use</text:p>
      <text:p text:style-name="P102"><text:span text:style-name="T110">systemctl </text:span><text:span text:style-name="T81">stop</text:span><text:span text:style-name="T110"> </text:span><text:span text:style-name="T77">nftables</text:span>.service</text:p>
      <text:p text:style-name="P102"><text:span text:style-name="T110">systemctl </text:span><text:span text:style-name="T81">disable</text:span><text:span text:style-name="T110"> </text:span><text:span text:style-name="T77">nftables</text:span>.service</text:p>
      <text:h text:style-name="P163" text:outline-level="3"><text:bookmark-start text:name="__RefHeading___Toc4039_1729467994"/><text:span text:style-name="T41">Restart the clients' WireGuard </text:span><text:span text:style-name="T42">interfaces</text:span><text:bookmark-end text:name="__RefHeading___Toc4039_1729467994"/></text:h>
      <text:p text:style-name="P49">The clients' WireGuard services must be restarted to make them join the standby server's network</text:p>
      <text:p text:style-name="P50"><text:span text:style-name="T116">Clients running t</text:span>he restart_wireguard_on_no_connection.service restart automatically</text:p>
      <text:p text:style-name="P49">I<text:span text:style-name="T24">f</text:span> it is not convenient to restart a client's WireGuard service manually, the client can be rebooted</text:p>
      <text:h text:style-name="P164" text:outline-level="3"><text:bookmark-start text:name="__RefHeading___Toc5062_1729467994"/>Test<text:bookmark-end text:name="__RefHeading___Toc5062_1729467994"/></text:h>
      <text:p text:style-name="P67"><text:span text:style-name="T137">Clients should start appearing in </text:span>/var/log/wireguard.log <text:span text:style-name="T137">up to three minutes after the clients restarted their WireGuard interfaces</text:span></text:p>
      <text:h text:style-name="P166" text:outline-level="3"><text:bookmark-start text:name="__RefHeading___Toc6376_3039888767"/>Beware! <text:s/>WireGuard <text:span text:style-name="T43">or</text:span> nftables <text:span text:style-name="T117">conf </text:span>changes on the standby<text:bookmark-end text:name="__RefHeading___Toc6376_3039888767"/></text:h>
      <text:p text:style-name="P50"><text:span text:style-name="T92">Beware! <text:s/></text:span>Any WireGuard <text:span text:style-name="T31">or</text:span> nftables <text:span text:style-name="T118">conf </text:span>changes made on the standby will be lost when the production server runs /usr/sbin/sync_wireguard_to_standby</text:p>
      <text:h text:style-name="P148" text:outline-level="2"><text:bookmark-start text:name="__RefHeading___Toc2641_2271609866"/>Change from standby <text:span text:style-name="T50">to </text:span>production<text:bookmark-end text:name="__RefHeading___Toc2641_2271609866"/></text:h>
      <text:h text:style-name="P167" text:outline-level="3"><text:bookmark-start text:name="__RefHeading___Toc6378_3039888767"/><text:span text:style-name="T40">Production</text:span><text:span text:style-name="T134"> server: services: start </text:span><text:span text:style-name="T125">and enable start at boot</text:span><text:bookmark-end text:name="__RefHeading___Toc6378_3039888767"/></text:h>
      <text:p text:style-name="P68"><text:span text:style-name="T32">Follow </text:span><text:span text:style-name="T32"><text:bookmark-ref text:reference-format="number" text:ref-name="__RefHeading___Toc4035_1729467994">5.2.2</text:bookmark-ref></text:span><text:span text:style-name="T32"><text:s/></text:span><text:span text:style-name="T32"><text:bookmark-ref text:reference-format="text" text:ref-name="__RefHeading___Toc4035_1729467994">Standby server: services: start and enable start at boot</text:bookmark-ref></text:span><text:span text:style-name="T32"><text:s/></text:span><text:span text:style-name="T32"><text:bookmark-ref text:reference-format="direction" text:ref-name="__RefHeading___Toc4035_1729467994">above</text:bookmark-ref></text:span></text:p>
      <text:h text:style-name="P153" text:outline-level="3"><text:bookmark-start text:name="__RefHeading___Toc6380_3039888767"/><text:span text:style-name="T139">Production</text:span><text:span text:style-name="T134"> server: s</text:span>chedule WireGuard logging<text:bookmark-end text:name="__RefHeading___Toc6380_3039888767"/></text:h>
      <text:p text:style-name="Text_20_body">Follow <text:bookmark-ref text:reference-format="number" text:ref-name="__RefHeading___Toc6758_4263516519">3.3.4</text:bookmark-ref><text:s/><text:bookmark-ref text:reference-format="text" text:ref-name="__RefHeading___Toc6758_4263516519">WireGuard logging</text:bookmark-ref><text:s/><text:bookmark-ref text:reference-format="direction" text:ref-name="__RefHeading___Toc6758_4263516519">above</text:bookmark-ref></text:p>
      <text:h text:style-name="P162" text:outline-level="3"><text:bookmark-start text:name="__RefHeading___Toc6926_3039888767"/><text:soft-page-break/><text:span text:style-name="T37">Change the </text:span><text:span text:style-name="T38">WireGuard </text:span><text:span text:style-name="T37">endpoint </text:span><text:span text:style-name="T39">name/address</text:span><text:span text:style-name="T37"> resolution</text:span><text:bookmark-end text:name="__RefHeading___Toc6926_3039888767"/></text:h>
      <text:p text:style-name="P70"><text:span text:style-name="T139">Revert the change made in </text:span><text:span text:style-name="T139"><text:bookmark-ref text:reference-format="number" text:ref-name="__RefHeading___Toc6744_3039888767">5.2.4</text:bookmark-ref></text:span><text:span text:style-name="T139"><text:s/></text:span><text:span text:style-name="T139"><text:bookmark-ref text:reference-format="text" text:ref-name="__RefHeading___Toc6744_3039888767">Change the WireGuard endpoint name/address resolution</text:bookmark-ref></text:span><text:span text:style-name="T139"><text:s/></text:span><text:span text:style-name="T139"><text:bookmark-ref text:reference-format="direction" text:ref-name="__RefHeading___Toc6744_3039888767">above</text:bookmark-ref></text:span></text:p>
      <text:h text:style-name="P154" text:outline-level="3"><text:bookmark-start text:name="__RefHeading___Toc4037_17294679941"/><text:span text:style-name="T139">Standby</text:span><text:span text:style-name="T135"> server: services: stop and disable start at boot</text:span><text:bookmark-end text:name="__RefHeading___Toc4037_17294679941"/></text:h>
      <text:p text:style-name="P68"><text:span text:style-name="T140">Follow </text:span><text:span text:style-name="T140"><text:bookmark-ref text:reference-format="number" text:ref-name="__RefHeading___Toc4037_1729467994">5.2.5</text:bookmark-ref></text:span><text:span text:style-name="T140"><text:s/></text:span><text:span text:style-name="T140"><text:bookmark-ref text:reference-format="text" text:ref-name="__RefHeading___Toc4037_1729467994">Production server: services: stop and disable start at boot</text:bookmark-ref></text:span><text:span text:style-name="T140"><text:s/></text:span><text:span text:style-name="T140"><text:bookmark-ref text:reference-format="direction" text:ref-name="__RefHeading___Toc4037_1729467994">above</text:bookmark-ref></text:span></text:p>
      <text:h text:style-name="P167" text:outline-level="3"><text:bookmark-start text:name="__RefHeading___Toc4039_17294679941"/><text:span text:style-name="T41">Restart the clients' WireGuard </text:span><text:span text:style-name="T42">interfaces</text:span><text:bookmark-end text:name="__RefHeading___Toc4039_17294679941"/></text:h>
      <text:p text:style-name="Text_20_body">Follow <text:bookmark-ref text:reference-format="number" text:ref-name="__RefHeading___Toc4039_1729467994">5.2.6</text:bookmark-ref><text:s/><text:bookmark-ref text:reference-format="text" text:ref-name="__RefHeading___Toc4039_1729467994">Restart the clients' WireGuard interfaces</text:bookmark-ref><text:s/><text:bookmark-ref text:reference-format="direction" text:ref-name="__RefHeading___Toc4039_1729467994">above</text:bookmark-ref></text:p>
      <text:h text:style-name="P165" text:outline-level="3"><text:bookmark-start text:name="__RefHeading___Toc5062_17294679941"/>Test<text:bookmark-end text:name="__RefHeading___Toc5062_17294679941"/></text:h>
      <text:p text:style-name="P69"><text:span text:style-name="T141">Follow </text:span><text:span text:style-name="T141"><text:bookmark-ref text:reference-format="number" text:ref-name="__RefHeading___Toc5062_1729467994">5.2.7</text:bookmark-ref></text:span><text:span text:style-name="T141"><text:s/></text:span><text:span text:style-name="T141"><text:bookmark-ref text:reference-format="text" text:ref-name="__RefHeading___Toc5062_1729467994">Test</text:bookmark-ref></text:span><text:span text:style-name="T141"><text:s/></text:span><text:span text:style-name="T141"><text:bookmark-ref text:reference-format="direction" text:ref-name="__RefHeading___Toc5062_1729467994">above</text:bookmark-ref></text:span></text:p>
      <text:h text:style-name="P155" text:outline-level="3"><text:bookmark-start text:name="__RefHeading___Toc6382_3039888767"/><text:span text:style-name="T139">Standby</text:span><text:span text:style-name="T135"> server: </text:span><text:span text:style-name="T141">stop logging</text:span><text:bookmark-end text:name="__RefHeading___Toc6382_3039888767"/></text:h>
      <text:p text:style-name="P16">Optionally -- in case you want to save resource usage -- remove the <text:span text:style-name="T138">standby's </text:span><text:span text:style-name="T127">WireGuard </text:span>logging scheduled job by disabling the cron job or stopping and disabling the systemd timer, ref <text:bookmark-ref text:reference-format="number" text:ref-name="__RefHeading___Toc6758_4263516519">3.3.4</text:bookmark-ref><text:s/><text:bookmark-ref text:reference-format="text" text:ref-name="__RefHeading___Toc6758_4263516519">WireGuard logging</text:bookmark-ref><text:s/><text:bookmark-ref text:reference-format="direction" text:ref-name="__RefHeading___Toc6758_4263516519">above</text:bookmark-ref></text:p>
      <text:h text:style-name="P143" text:outline-level="1"><text:bookmark-start text:name="__RefHeading___Toc3343_989922391"/>Troubleshooting<text:bookmark-end text:name="__RefHeading___Toc3343_989922391"/></text:h>
      <text:h text:style-name="Heading_20_2" text:outline-level="2"><text:bookmark-start text:name="__RefHeading___Toc7401_3517624651"/>tcpdump<text:bookmark-end text:name="__RefHeading___Toc7401_3517624651"/></text:h>
      <text:p text:style-name="P58">On the server</text:p>
      <text:p text:style-name="P96">tcpdump -n --interface<text:span text:style-name="T129">=&lt;</text:span><text:span text:style-name="T79">WireGuard</text:span><text:span text:style-name="T130"> interface name&gt;</text:span> udp and host &lt;<text:span text:style-name="T131">client </text:span>LAN <text:span text:style-name="T79">address</text:span>&gt;</text:p>
      <text:p text:style-name="P97"><text:span text:style-name="T131">tcpdump -n --interface=wg0 &lt;client </text:span><text:span text:style-name="T79">WireGuard</text:span><text:span text:style-name="T131"> </text:span><text:span text:style-name="T79">address</text:span><text:span text:style-name="T131">&gt;</text:span></text:p>
      <text:p text:style-name="P97"/>
      <text:p text:style-name="P58">On the client</text:p>
      <text:p text:style-name="P98">tcpdump -n --interface<text:span text:style-name="T129">=&lt;</text:span><text:span text:style-name="T130">LAN interface name&gt;</text:span> udp and host &lt;<text:span text:style-name="T80">server</text:span><text:span text:style-name="T131"> </text:span>LAN <text:span text:style-name="T79">address</text:span>&gt;</text:p>
      <text:p text:style-name="P98">tcpdump -n --interface<text:span text:style-name="T129">=</text:span>wg0</text:p>
      <text:h text:style-name="Heading_20_2" text:outline-level="2"><text:bookmark-start text:name="__RefHeading___Toc7403_3517624651"/>Kernel debug<text:bookmark-end text:name="__RefHeading___Toc7403_3517624651"/></text:h>
      <text:p text:style-name="Text_20_body">On the <text:span text:style-name="T132">client and </text:span>server</text:p>
      <text:p text:style-name="Screen">echo module wireguard +p &gt; /sys/kernel/debug/dynamic_debug/control</text:p>
      <text:p text:style-name="Screen"/>
      <text:p text:style-name="P61">The messages appear in /var/log/debug</text:p>
      <text:h text:style-name="P149" text:outline-level="2"><text:bookmark-start text:name="__RefHeading___Toc7405_3517624651"/>Web pages<text:bookmark-end text:name="__RefHeading___Toc7405_3517624651"/></text:h>
      <text:p text:style-name="P60"><text:a xlink:type="simple" xlink:href="https://github.com/pirate/wireguard-docs#inspect" text:style-name="Internet_20_link" text:visited-style-name="Visited_20_Internet_20_Link"><text:span text:style-name="T132">https://github.com/pirate/wireguard-docs#inspect</text:span></text:a><text:span text:style-name="T132"> </text:span><text:s/></text:p>
      <text:p text:style-name="P59"><text:a xlink:type="simple" xlink:href="https://ubuntu.com/server/docs/wireguard-vpn-troubleshooting" text:style-name="Internet_20_link" text:visited-style-name="Visited_20_Internet_20_Link">https://ubuntu.com/server/docs/wireguard-vpn-troubleshooting</text:a> </text:p>
      <text:h text:style-name="P144" text:outline-level="1"><text:bookmark-start text:name="__RefHeading___Toc7407_3517624651"/>Directories and files<text:bookmark-end text:name="__RefHeading___Toc7407_3517624651"/></text:h>
      <table:table table:name="Directoriesandfiles" table:style-name="Directoriesandfiles" table:template-name="Default Style">
        <table:table-column table:style-name="Directoriesandfiles.A"/>
        <table:table-column table:style-name="Directoriesandfiles.B"/>
        <table:table-row table:style-name="Directoriesandfiles.1">
          <table:table-cell table:style-name="Directoriesandfiles.A1" office:value-type="string">
            <text:p text:style-name="P128">Name</text:p>
          </table:table-cell>
          <table:table-cell table:style-name="Directoriesandfiles.B1" office:value-type="string">
            <text:p text:style-name="P128">Use</text:p>
          </table:table-cell>
        </table:table-row>
        <table:table-row table:style-name="TableLine93826078675744">
          <table:table-cell table:style-name="Directoriesandfiles.A2" office:value-type="string">
            <text:p text:style-name="P105">/<text:span text:style-name="T85">etc/logcheck/ignore.d.server/local-systemd-for-wg-quick</text:span></text:p>
          </table:table-cell>
          <table:table-cell table:style-name="Directoriesandfiles.B2" office:value-type="string">
            <text:p text:style-name="P114">Logcheck filters</text:p>
          </table:table-cell>
        </table:table-row>
        <table:table-row table:style-name="TableLine93826078676960">
          <table:table-cell table:style-name="Directoriesandfiles.A2" office:value-type="string">
            <text:p text:style-name="P105">/<text:span text:style-name="T85">etc/logcheck/ignore.d.server/local-wg-quick</text:span></text:p>
          </table:table-cell>
          <table:table-cell table:style-name="Directoriesandfiles.B2" office:value-type="string">
            <text:p text:style-name="P114">Logcheck filters</text:p>
          </table:table-cell>
        </table:table-row>
        <table:table-row table:style-name="Directoriesandfiles.1">
          <table:table-cell table:style-name="Directoriesandfiles.A2" office:value-type="string">
            <text:p text:style-name="P105">/etc/logrotate.d/wireguard-kit</text:p>
          </table:table-cell>
          <table:table-cell table:style-name="Directoriesandfiles.B2" office:value-type="string">
            <text:p text:style-name="P123">Logrotate conffile</text:p>
          </table:table-cell>
        </table:table-row>
        <text:soft-page-break/>
        <table:table-row table:style-name="Directoriesandfiles.1">
          <table:table-cell table:style-name="Directoriesandfiles.A2" office:value-type="string">
            <text:p text:style-name="P105">/etc/wireguard/Archive</text:p>
          </table:table-cell>
          <table:table-cell table:style-name="Directoriesandfiles.B2" office:value-type="string">
            <text:p text:style-name="P116">Archived files</text:p>
          </table:table-cell>
        </table:table-row>
        <table:table-row table:style-name="Directoriesandfiles.1">
          <table:table-cell table:style-name="Directoriesandfiles.A2" office:value-type="string">
            <text:p text:style-name="P105">/etc/wireguard/clients/&lt;<text:span text:style-name="T86">FQDN&gt;.client.conf</text:span></text:p>
          </table:table-cell>
          <table:table-cell table:style-name="Directoriesandfiles.B2" office:value-type="string">
            <text:p text:style-name="P116">Client conffile</text:p>
          </table:table-cell>
        </table:table-row>
        <table:table-row table:style-name="Directoriesandfiles.1">
          <table:table-cell table:style-name="Directoriesandfiles.A2" office:value-type="string">
            <text:p text:style-name="P107">/etc/wireguard/clients/&lt;<text:span text:style-name="T86">FQDN&gt;.</text:span><text:span text:style-name="T87">server</text:span><text:span text:style-name="T86">.conf</text:span></text:p>
          </table:table-cell>
          <table:table-cell table:style-name="Directoriesandfiles.B2" office:value-type="string">
            <text:p text:style-name="P118">Server conffile stanza for the client</text:p>
          </table:table-cell>
        </table:table-row>
        <table:table-row table:style-name="Directoriesandfiles.1">
          <table:table-cell table:style-name="Directoriesandfiles.A2" office:value-type="string">
            <text:p text:style-name="P111">/etc/wireguard/restart_wireguard_on_no_connection.conf</text:p>
          </table:table-cell>
          <table:table-cell table:style-name="Directoriesandfiles.B2" office:value-type="string">
            <text:p text:style-name="P119">restart_wireguard_on_no_connection <text:span text:style-name="T107">conffile</text:span></text:p>
          </table:table-cell>
        </table:table-row>
        <table:table-row table:style-name="Directoriesandfiles.1">
          <table:table-cell table:style-name="Directoriesandfiles.A2" office:value-type="string">
            <text:p text:style-name="P108">/etc/wireguard/sync_wireguard_to_standby.conf</text:p>
          </table:table-cell>
          <table:table-cell table:style-name="Directoriesandfiles.B2" office:value-type="string">
            <text:p text:style-name="P118">sync_wireguard_to_standby conffile</text:p>
          </table:table-cell>
        </table:table-row>
        <table:table-row table:style-name="Directoriesandfiles.1">
          <table:table-cell table:style-name="Directoriesandfiles.A2" office:value-type="string">
            <text:p text:style-name="P108">/etc/wireguard/vpn-server-private.key</text:p>
          </table:table-cell>
          <table:table-cell table:style-name="Directoriesandfiles.B2" office:value-type="string">
            <text:p text:style-name="P118">Server WireGuard private key</text:p>
          </table:table-cell>
        </table:table-row>
        <table:table-row table:style-name="Directoriesandfiles.1">
          <table:table-cell table:style-name="Directoriesandfiles.A2" office:value-type="string">
            <text:p text:style-name="P108">/etc/wireguard/vpn-server-<text:span text:style-name="T87">public</text:span>.key</text:p>
          </table:table-cell>
          <table:table-cell table:style-name="Directoriesandfiles.B2" office:value-type="string">
            <text:p text:style-name="P118">Server WireGuard public key</text:p>
          </table:table-cell>
        </table:table-row>
        <table:table-row table:style-name="Directoriesandfiles.1">
          <table:table-cell table:style-name="Directoriesandfiles.A2" office:value-type="string">
            <text:p text:style-name="P108">/etc/wireguard/<text:span text:style-name="T87">wg0.conf</text:span></text:p>
          </table:table-cell>
          <table:table-cell table:style-name="Directoriesandfiles.B2" office:value-type="string">
            <text:p text:style-name="P118">Server conffile</text:p>
          </table:table-cell>
        </table:table-row>
        <table:table-row table:style-name="Directoriesandfiles.1">
          <table:table-cell table:style-name="Directoriesandfiles.A2" office:value-type="string">
            <text:p text:style-name="P105">/etc/wireguard/wireguard_client_admin.conf</text:p>
          </table:table-cell>
          <table:table-cell table:style-name="Directoriesandfiles.B2" office:value-type="string">
            <text:p text:style-name="P115">wireguard_client_admin <text:span text:style-name="T88">conffile</text:span></text:p>
          </table:table-cell>
        </table:table-row>
        <table:table-row table:style-name="Directoriesandfiles.1">
          <table:table-cell table:style-name="Directoriesandfiles.A2" office:value-type="string">
            <text:p text:style-name="P105">/<text:span text:style-name="T85">usr/lib/systemd/system/sync_wireguard_to_standby.service</text:span></text:p>
          </table:table-cell>
          <table:table-cell table:style-name="Directoriesandfiles.B2" office:value-type="string">
            <text:p text:style-name="P114">systemd conf</text:p>
          </table:table-cell>
        </table:table-row>
        <table:table-row table:style-name="Directoriesandfiles.1">
          <table:table-cell table:style-name="Directoriesandfiles.A2" office:value-type="string">
            <text:p text:style-name="P106">/<text:span text:style-name="T85">usr/lib/systemd/system/sync_wireguard_to_standby.timer</text:span></text:p>
          </table:table-cell>
          <table:table-cell table:style-name="Directoriesandfiles.B2" office:value-type="string">
            <text:p text:style-name="P114">systemd conf</text:p>
          </table:table-cell>
        </table:table-row>
        <table:table-row table:style-name="Directoriesandfiles.1">
          <table:table-cell table:style-name="Directoriesandfiles.A2" office:value-type="string">
            <text:p text:style-name="P106">/<text:span text:style-name="T85">usr/lib/systemd/system/restart_wireguard_on_no_connection.service</text:span></text:p>
          </table:table-cell>
          <table:table-cell table:style-name="Directoriesandfiles.B2" office:value-type="string">
            <text:p text:style-name="P114">systemd conf</text:p>
          </table:table-cell>
        </table:table-row>
        <table:table-row table:style-name="Directoriesandfiles.1">
          <table:table-cell table:style-name="Directoriesandfiles.A2" office:value-type="string">
            <text:p text:style-name="P106">/<text:span text:style-name="T85">usr/lib/systemd/system/wireguard-logger.service</text:span></text:p>
          </table:table-cell>
          <table:table-cell table:style-name="Directoriesandfiles.B2" office:value-type="string">
            <text:p text:style-name="P114">systemd conf</text:p>
          </table:table-cell>
        </table:table-row>
        <table:table-row table:style-name="Directoriesandfiles.1">
          <table:table-cell table:style-name="Directoriesandfiles.A2" office:value-type="string">
            <text:p text:style-name="P109">/<text:span text:style-name="T85">usr/lib/wireguard-</text:span><text:span text:style-name="T94">kit/install_wireguard_client</text:span></text:p>
          </table:table-cell>
          <table:table-cell table:style-name="Directoriesandfiles.B2" office:value-type="string">
            <text:p text:style-name="P124">Script run on ssh accessible clients</text:p>
          </table:table-cell>
        </table:table-row>
        <table:table-row table:style-name="Directoriesandfiles.1">
          <table:table-cell table:style-name="Directoriesandfiles.A2" office:value-type="string">
            <text:p text:style-name="P109">/<text:span text:style-name="T85">usr/lib/wireguard-</text:span><text:span text:style-name="T94">kit/restart_wireguard_on_no_connection.tgz</text:span></text:p>
          </table:table-cell>
          <table:table-cell table:style-name="Directoriesandfiles.B2" office:value-type="string">
            <text:p text:style-name="P124">Tarball to install service on Linux clients</text:p>
          </table:table-cell>
        </table:table-row>
        <table:table-row table:style-name="Directoriesandfiles.1">
          <table:table-cell table:style-name="Directoriesandfiles.A2" office:value-type="string">
            <text:p text:style-name="P110">/usr/<text:span text:style-name="T85">sbin/</text:span><text:span text:style-name="T94">restart_wireguard_on_no_connection</text:span></text:p>
          </table:table-cell>
          <table:table-cell table:style-name="Directoriesandfiles.B2" office:value-type="string">
            <text:p text:style-name="P121">Script</text:p>
          </table:table-cell>
        </table:table-row>
        <table:table-row table:style-name="Directoriesandfiles.1">
          <table:table-cell table:style-name="Directoriesandfiles.A2" office:value-type="string">
            <text:p text:style-name="P105">/usr/<text:span text:style-name="T85">sbin/sync_wireguard_to_standby</text:span></text:p>
          </table:table-cell>
          <table:table-cell table:style-name="Directoriesandfiles.B2" office:value-type="string">
            <text:p text:style-name="P120">Script</text:p>
          </table:table-cell>
        </table:table-row>
        <table:table-row table:style-name="Directoriesandfiles.1">
          <table:table-cell table:style-name="Directoriesandfiles.A2" office:value-type="string">
            <text:p text:style-name="P106">/usr/<text:span text:style-name="T85">sbin/wireguard_client_admin</text:span></text:p>
          </table:table-cell>
          <table:table-cell table:style-name="Directoriesandfiles.B2" office:value-type="string">
            <text:p text:style-name="P120">Script</text:p>
          </table:table-cell>
        </table:table-row>
        <table:table-row table:style-name="Directoriesandfiles.1">
          <table:table-cell table:style-name="Directoriesandfiles.A2" office:value-type="string">
            <text:p text:style-name="P106">/usr/<text:span text:style-name="T85">sbin/wireguard_logger</text:span></text:p>
          </table:table-cell>
          <table:table-cell table:style-name="Directoriesandfiles.B2" office:value-type="string">
            <text:p text:style-name="P120">Script</text:p>
          </table:table-cell>
        </table:table-row>
        <table:table-row table:style-name="Directoriesandfiles.1">
          <table:table-cell table:style-name="Directoriesandfiles.A2" office:value-type="string">
            <text:p text:style-name="P105">/<text:span text:style-name="T86">usr/share/doc/wireguard-kit/</text:span></text:p>
          </table:table-cell>
          <table:table-cell table:style-name="Directoriesandfiles.B2" office:value-type="string">
            <text:p text:style-name="P116">Documentation</text:p>
          </table:table-cell>
        </table:table-row>
        <table:table-row table:style-name="Directoriesandfiles.1">
          <table:table-cell table:style-name="Directoriesandfiles.A2" office:value-type="string">
            <text:p text:style-name="P107">/<text:span text:style-name="T86">usr/share/doc/man/man5/wireguard_client_admin.5</text:span></text:p>
          </table:table-cell>
          <table:table-cell table:style-name="Directoriesandfiles.B2" office:value-type="string">
            <text:p text:style-name="P116">Man page</text:p>
          </table:table-cell>
        </table:table-row>
        <table:table-row table:style-name="Directoriesandfiles.1">
          <table:table-cell table:style-name="Directoriesandfiles.A2" office:value-type="string">
            <text:p text:style-name="P107">/<text:span text:style-name="T86">usr/share/doc/man/man8/sync_wireguard_to_standby.8</text:span></text:p>
          </table:table-cell>
          <table:table-cell table:style-name="Directoriesandfiles.B2" office:value-type="string">
            <text:p text:style-name="P116">Man page</text:p>
          </table:table-cell>
        </table:table-row>
        <table:table-row table:style-name="Directoriesandfiles.1">
          <table:table-cell table:style-name="Directoriesandfiles.A2" office:value-type="string">
            <text:p text:style-name="P107">/<text:span text:style-name="T86">usr/share/doc/man/man8/wireguard_logger.8</text:span></text:p>
          </table:table-cell>
          <table:table-cell table:style-name="Directoriesandfiles.B2" office:value-type="string">
            <text:p text:style-name="P116">Man page</text:p>
          </table:table-cell>
        </table:table-row>
        <table:table-row table:style-name="Directoriesandfiles.1">
          <table:table-cell table:style-name="Directoriesandfiles.A2" office:value-type="string">
            <text:p text:style-name="P113">/var/log/wireguard.log</text:p>
          </table:table-cell>
          <table:table-cell table:style-name="Directoriesandfiles.B2" office:value-type="string">
            <text:p text:style-name="P122">Active clients log</text:p>
          </table:table-cell>
        </table:table-row>
        <table:table-row table:style-name="Directoriesandfiles.1">
          <table:table-cell table:style-name="Directoriesandfiles.A2" office:value-type="string">
            <text:p text:style-name="P112">/var/log/restart_wireguard_on_no_connection/<text:span text:style-name="T111">*.log</text:span></text:p>
          </table:table-cell>
          <table:table-cell table:style-name="Directoriesandfiles.B2" office:value-type="string">
            <text:p text:style-name="P117">restart_wireguard_on_no_connection <text:span text:style-name="T111">logs</text:span></text:p>
          </table:table-cell>
        </table:table-row>
        <table:table-row table:style-name="Directoriesandfiles.1">
          <table:table-cell table:style-name="Directoriesandfiles.A2" office:value-type="string">
            <text:p text:style-name="P107">/var/log/sync_wireguard_to_standby.log</text:p>
          </table:table-cell>
          <table:table-cell table:style-name="Directoriesandfiles.B2" office:value-type="string">
            <text:p text:style-name="P117">sync_wireguard_to_standby <text:span text:style-name="T89">log</text:span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DejaVu Sans" svg:font-family="'DejaVu Sans'" style:font-adornments="Book" style:font-family-generic="swiss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deg" draw:border="0%"/>
    <draw:hatch draw:name="Hatch_20_357" draw:display-name="Hatch 357" draw:style="single" draw:color="#000000" draw:distance="0.011cm" draw:rotation="0"/>
    <draw:hatch draw:name="Hatch_20_358" draw:display-name="Hatch 358" draw:style="single" draw:color="#000000" draw:distance="0.011cm" draw:rotation="0"/>
    <draw:hatch draw:name="Hatch_20_359" draw:display-name="Hatch 359" draw:style="single" draw:color="#000000" draw:distance="0.011cm" draw:rotation="0"/>
    <draw:hatch draw:name="Hatch_20_360" draw:display-name="Hatch 360" draw:style="single" draw:color="#000000" draw:distance="0.011cm" draw:rotation="0"/>
    <draw:hatch draw:name="Hatch_20_361" draw:display-name="Hatch 361" draw:style="single" draw:color="#000000" draw:distance="0.011cm" draw:rotation="0"/>
    <draw:hatch draw:name="Hatch_20_362" draw:display-name="Hatch 362" draw:style="single" draw:color="#000000" draw:distance="0.011cm" draw:rotation="0"/>
    <draw:hatch draw:name="Hatch_20_363" draw:display-name="Hatch 363" draw:style="single" draw:color="#000000" draw:distance="0.011cm" draw:rotation="0"/>
    <draw:hatch draw:name="Hatch_20_364" draw:display-name="Hatch 364" draw:style="single" draw:color="#000000" draw:distance="0.011cm" draw:rotation="0"/>
    <draw:hatch draw:name="Hatch_20_365" draw:display-name="Hatch 365" draw:style="single" draw:color="#000000" draw:distance="0.011cm" draw:rotation="0"/>
    <draw:hatch draw:name="Hatch_20_366" draw:display-name="Hatch 366" draw:style="single" draw:color="#000000" draw:distance="0.011cm" draw:rotation="0"/>
    <draw:hatch draw:name="Hatch_20_367" draw:display-name="Hatch 367" draw:style="single" draw:color="#000000" draw:distance="0.011cm" draw:rotation="0"/>
    <draw:hatch draw:name="Hatch_20_368" draw:display-name="Hatch 368" draw:style="single" draw:color="#000000" draw:distance="0.011cm" draw:rotation="0"/>
    <draw:hatch draw:name="Hatch_20_369" draw:display-name="Hatch 369" draw:style="single" draw:color="#000000" draw:distance="0.011cm" draw:rotation="0"/>
    <draw:hatch draw:name="Hatch_20_370" draw:display-name="Hatch 370" draw:style="single" draw:color="#000000" draw:distance="0.011cm" draw:rotation="0"/>
    <draw:hatch draw:name="Hatch_20_371" draw:display-name="Hatch 371" draw:style="single" draw:color="#000000" draw:distance="0.011cm" draw:rotation="0"/>
    <draw:hatch draw:name="Hatch_20_372" draw:display-name="Hatch 372" draw:style="single" draw:color="#000000" draw:distance="0.011cm" draw:rotation="0"/>
    <draw:hatch draw:name="Hatch_20_373" draw:display-name="Hatch 373" draw:style="single" draw:color="#000000" draw:distance="0.011cm" draw:rotation="0"/>
    <draw:hatch draw:name="Hatch_20_374" draw:display-name="Hatch 374" draw:style="single" draw:color="#000000" draw:distance="0.011cm" draw:rotation="0"/>
    <draw:hatch draw:name="Hatch_20_375" draw:display-name="Hatch 375" draw:style="single" draw:color="#000000" draw:distance="0.011cm" draw:rotation="0"/>
    <draw:hatch draw:name="Hatch_20_376" draw:display-name="Hatch 376" draw:style="single" draw:color="#000000" draw:distance="0.011cm" draw:rotation="0"/>
    <draw:hatch draw:name="Hatch_20_377" draw:display-name="Hatch 377" draw:style="single" draw:color="#000000" draw:distance="0.011cm" draw:rotation="0"/>
    <draw:hatch draw:name="Hatch_20_378" draw:display-name="Hatch 378" draw:style="single" draw:color="#000000" draw:distance="0.011cm" draw:rotation="0"/>
    <draw:hatch draw:name="Hatch_20_379" draw:display-name="Hatch 379" draw:style="single" draw:color="#000000" draw:distance="0.011cm" draw:rotation="0"/>
    <draw:hatch draw:name="Hatch_20_380" draw:display-name="Hatch 380" draw:style="single" draw:color="#000000" draw:distance="0.011cm" draw:rotation="0"/>
    <draw:hatch draw:name="Hatch_20_381" draw:display-name="Hatch 381" draw:style="single" draw:color="#000000" draw:distance="0.011cm" draw:rotation="0"/>
    <draw:hatch draw:name="Hatch_20_382" draw:display-name="Hatch 382" draw:style="single" draw:color="#000000" draw:distance="0.011cm" draw:rotation="0"/>
    <draw:hatch draw:name="Hatch_20_383" draw:display-name="Hatch 383" draw:style="single" draw:color="#000000" draw:distance="0.011cm" draw:rotation="0"/>
    <draw:hatch draw:name="Hatch_20_384" draw:display-name="Hatch 384" draw:style="single" draw:color="#000000" draw:distance="0.011cm" draw:rotation="0"/>
    <draw:hatch draw:name="Hatch_20_385" draw:display-name="Hatch 385" draw:style="single" draw:color="#000000" draw:distance="0.011cm" draw:rotation="0"/>
    <draw:hatch draw:name="Hatch_20_386" draw:display-name="Hatch 386" draw:style="single" draw:color="#000000" draw:distance="0.011cm" draw:rotation="0"/>
    <draw:hatch draw:name="Hatch_20_387" draw:display-name="Hatch 387" draw:style="single" draw:color="#000000" draw:distance="0.011cm" draw:rotation="0"/>
    <draw:hatch draw:name="Hatch_20_388" draw:display-name="Hatch 388" draw:style="single" draw:color="#000000" draw:distance="0.011cm" draw:rotation="0"/>
    <draw:hatch draw:name="Hatch_20_389" draw:display-name="Hatch 389" draw:style="single" draw:color="#000000" draw:distance="0.011cm" draw:rotation="0"/>
    <draw:hatch draw:name="Hatch_20_390" draw:display-name="Hatch 390" draw:style="single" draw:color="#000000" draw:distance="0.011cm" draw:rotation="0"/>
    <draw:hatch draw:name="Hatch_20_391" draw:display-name="Hatch 391" draw:style="single" draw:color="#000000" draw:distance="0.011cm" draw:rotation="0"/>
    <draw:hatch draw:name="Hatch_20_392" draw:display-name="Hatch 392" draw:style="single" draw:color="#000000" draw:distance="0.011cm" draw:rotation="0"/>
    <draw:hatch draw:name="Hatch_20_393" draw:display-name="Hatch 393" draw:style="single" draw:color="#000000" draw:distance="0.011cm" draw:rotation="0"/>
    <draw:hatch draw:name="Hatch_20_394" draw:display-name="Hatch 394" draw:style="single" draw:color="#000000" draw:distance="0.011cm" draw:rotation="0"/>
    <draw:hatch draw:name="Hatch_20_395" draw:display-name="Hatch 395" draw:style="single" draw:color="#000000" draw:distance="0.011cm" draw:rotation="0"/>
    <draw:hatch draw:name="Hatch_20_396" draw:display-name="Hatch 396" draw:style="single" draw:color="#000000" draw:distance="0.011cm" draw:rotation="0"/>
    <draw:hatch draw:name="Hatch_20_397" draw:display-name="Hatch 397" draw:style="single" draw:color="#000000" draw:distance="0.011cm" draw:rotation="0"/>
    <draw:hatch draw:name="Hatch_20_398" draw:display-name="Hatch 398" draw:style="single" draw:color="#000000" draw:distance="0.011cm" draw:rotation="0"/>
    <draw:hatch draw:name="Hatch_20_399" draw:display-name="Hatch 399" draw:style="single" draw:color="#000000" draw:distance="0.011cm" draw:rotation="0"/>
    <draw:hatch draw:name="Hatch_20_400" draw:display-name="Hatch 400" draw:style="single" draw:color="#000000" draw:distance="0.011cm" draw:rotation="0"/>
    <draw:hatch draw:name="Hatch_20_401" draw:display-name="Hatch 401" draw:style="single" draw:color="#000000" draw:distance="0.011cm" draw:rotation="0"/>
    <draw:hatch draw:name="Hatch_20_402" draw:display-name="Hatch 402" draw:style="single" draw:color="#000000" draw:distance="0.011cm" draw:rotation="0"/>
    <draw:hatch draw:name="Hatch_20_403" draw:display-name="Hatch 403" draw:style="single" draw:color="#000000" draw:distance="0.011cm" draw:rotation="0"/>
    <draw:hatch draw:name="Hatch_20_404" draw:display-name="Hatch 404" draw:style="single" draw:color="#000000" draw:distance="0.011cm" draw:rotation="0"/>
    <draw:hatch draw:name="Hatch_20_405" draw:display-name="Hatch 405" draw:style="single" draw:color="#000000" draw:distance="0.011cm" draw:rotation="0"/>
    <draw:hatch draw:name="Hatch_20_406" draw:display-name="Hatch 406" draw:style="single" draw:color="#000000" draw:distance="0.011cm" draw:rotation="0"/>
    <draw:hatch draw:name="Hatch_20_407" draw:display-name="Hatch 407" draw:style="single" draw:color="#000000" draw:distance="0.011cm" draw:rotation="0"/>
    <draw:hatch draw:name="Hatch_20_408" draw:display-name="Hatch 408" draw:style="single" draw:color="#000000" draw:distance="0.011cm" draw:rotation="0"/>
    <draw:hatch draw:name="Hatch_20_409" draw:display-name="Hatch 409" draw:style="single" draw:color="#000000" draw:distance="0.011cm" draw:rotation="0"/>
    <draw:hatch draw:name="Hatch_20_410" draw:display-name="Hatch 410" draw:style="single" draw:color="#000000" draw:distance="0.011cm" draw:rotation="0"/>
    <draw:hatch draw:name="Hatch_20_411" draw:display-name="Hatch 411" draw:style="single" draw:color="#000000" draw:distance="0.011cm" draw:rotation="0"/>
    <draw:hatch draw:name="Hatch_20_412" draw:display-name="Hatch 412" draw:style="single" draw:color="#000000" draw:distance="0.011cm" draw:rotation="0"/>
    <draw:hatch draw:name="Hatch_20_413" draw:display-name="Hatch 413" draw:style="single" draw:color="#000000" draw:distance="0.011cm" draw:rotation="0"/>
    <draw:hatch draw:name="Hatch_20_414" draw:display-name="Hatch 414" draw:style="single" draw:color="#000000" draw:distance="0.011cm" draw:rotation="0"/>
    <draw:hatch draw:name="Hatch_20_415" draw:display-name="Hatch 415" draw:style="single" draw:color="#000000" draw:distance="0.011cm" draw:rotation="0"/>
    <draw:hatch draw:name="Hatch_20_416" draw:display-name="Hatch 416" draw:style="single" draw:color="#000000" draw:distance="0.011cm" draw:rotation="0"/>
    <draw:hatch draw:name="Hatch_20_417" draw:display-name="Hatch 417" draw:style="single" draw:color="#000000" draw:distance="0.011cm" draw:rotation="0"/>
    <draw:hatch draw:name="Hatch_20_418" draw:display-name="Hatch 418" draw:style="single" draw:color="#000000" draw:distance="0.011cm" draw:rotation="0"/>
    <draw:hatch draw:name="Hatch_20_419" draw:display-name="Hatch 419" draw:style="single" draw:color="#000000" draw:distance="0.011cm" draw:rotation="0"/>
    <draw:hatch draw:name="Hatch_20_420" draw:display-name="Hatch 420" draw:style="single" draw:color="#000000" draw:distance="0.011cm" draw:rotation="0"/>
    <draw:hatch draw:name="Hatch_20_421" draw:display-name="Hatch 421" draw:style="single" draw:color="#000000" draw:distance="0.011cm" draw:rotation="0"/>
    <draw:hatch draw:name="Hatch_20_422" draw:display-name="Hatch 422" draw:style="single" draw:color="#000000" draw:distance="0.011cm" draw:rotation="0"/>
    <draw:hatch draw:name="Hatch_20_423" draw:display-name="Hatch 423" draw:style="single" draw:color="#000000" draw:distance="0.011cm" draw:rotation="0"/>
    <draw:hatch draw:name="Hatch_20_424" draw:display-name="Hatch 424" draw:style="single" draw:color="#000000" draw:distance="0.011cm" draw:rotation="0"/>
    <draw:hatch draw:name="Hatch_20_425" draw:display-name="Hatch 425" draw:style="single" draw:color="#000000" draw:distance="0.011cm" draw:rotation="0"/>
    <draw:hatch draw:name="Hatch_20_426" draw:display-name="Hatch 426" draw:style="single" draw:color="#000000" draw:distance="0.011cm" draw:rotation="0"/>
    <draw:hatch draw:name="Hatch_20_427" draw:display-name="Hatch 427" draw:style="single" draw:color="#000000" draw:distance="0.011cm" draw:rotation="0"/>
    <draw:hatch draw:name="Hatch_20_428" draw:display-name="Hatch 428" draw:style="single" draw:color="#000000" draw:distance="0.011cm" draw:rotation="0"/>
    <draw:hatch draw:name="Hatch_20_429" draw:display-name="Hatch 429" draw:style="single" draw:color="#000000" draw:distance="0.011cm" draw:rotation="0"/>
    <draw:hatch draw:name="Hatch_20_430" draw:display-name="Hatch 430" draw:style="single" draw:color="#000000" draw:distance="0.011cm" draw:rotation="0"/>
    <draw:hatch draw:name="Hatch_20_431" draw:display-name="Hatch 431" draw:style="single" draw:color="#000000" draw:distance="0.011cm" draw:rotation="0"/>
    <draw:hatch draw:name="Hatch_20_432" draw:display-name="Hatch 432" draw:style="single" draw:color="#000000" draw:distance="0.011cm" draw:rotation="0"/>
    <draw:hatch draw:name="Hatch_20_433" draw:display-name="Hatch 433" draw:style="single" draw:color="#000000" draw:distance="0.011cm" draw:rotation="0"/>
    <draw:hatch draw:name="Hatch_20_434" draw:display-name="Hatch 434" draw:style="single" draw:color="#000000" draw:distance="0.011cm" draw:rotation="0"/>
    <draw:hatch draw:name="Hatch_20_435" draw:display-name="Hatch 435" draw:style="single" draw:color="#000000" draw:distance="0.011cm" draw:rotation="0"/>
    <draw:hatch draw:name="Hatch_20_436" draw:display-name="Hatch 436" draw:style="single" draw:color="#000000" draw:distance="0.011cm" draw:rotation="0"/>
    <draw:hatch draw:name="Hatch_20_437" draw:display-name="Hatch 437" draw:style="single" draw:color="#000000" draw:distance="0.011cm" draw:rotation="0"/>
    <draw:hatch draw:name="Hatch_20_438" draw:display-name="Hatch 438" draw:style="single" draw:color="#000000" draw:distance="0.011cm" draw:rotation="0"/>
    <draw:hatch draw:name="Hatch_20_439" draw:display-name="Hatch 439" draw:style="single" draw:color="#000000" draw:distance="0.011cm" draw:rotation="0"/>
    <draw:hatch draw:name="Hatch_20_440" draw:display-name="Hatch 440" draw:style="single" draw:color="#000000" draw:distance="0.011cm" draw:rotation="0"/>
    <draw:hatch draw:name="Hatch_20_441" draw:display-name="Hatch 441" draw:style="single" draw:color="#000000" draw:distance="0.011cm" draw:rotation="0"/>
    <draw:hatch draw:name="Hatch_20_442" draw:display-name="Hatch 442" draw:style="single" draw:color="#000000" draw:distance="0.011cm" draw:rotation="0"/>
    <draw:hatch draw:name="Hatch_20_443" draw:display-name="Hatch 443" draw:style="single" draw:color="#000000" draw:distance="0.011cm" draw:rotation="0"/>
    <draw:hatch draw:name="Hatch_20_444" draw:display-name="Hatch 444" draw:style="single" draw:color="#000000" draw:distance="0.011cm" draw:rotation="0"/>
    <draw:hatch draw:name="Hatch_20_445" draw:display-name="Hatch 445" draw:style="single" draw:color="#000000" draw:distance="0.011cm" draw:rotation="0"/>
    <draw:hatch draw:name="Hatch_20_446" draw:display-name="Hatch 446" draw:style="single" draw:color="#000000" draw:distance="0.011cm" draw:rotation="0"/>
    <draw:hatch draw:name="Hatch_20_447" draw:display-name="Hatch 447" draw:style="single" draw:color="#000000" draw:distance="0.011cm" draw:rotation="0"/>
    <draw:hatch draw:name="Hatch_20_448" draw:display-name="Hatch 448" draw:style="single" draw:color="#000000" draw:distance="0.011cm" draw:rotation="0"/>
    <draw:hatch draw:name="Hatch_20_449" draw:display-name="Hatch 449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52" draw:display-name="Hatch 452" draw:style="single" draw:color="#000000" draw:distance="0.011cm" draw:rotation="0"/>
    <draw:hatch draw:name="Hatch_20_453" draw:display-name="Hatch 453" draw:style="single" draw:color="#000000" draw:distance="0.011cm" draw:rotation="0"/>
    <draw:hatch draw:name="Hatch_20_454" draw:display-name="Hatch 454" draw:style="single" draw:color="#000000" draw:distance="0.011cm" draw:rotation="0"/>
    <draw:hatch draw:name="Hatch_20_455" draw:display-name="Hatch 455" draw:style="single" draw:color="#000000" draw:distance="0.011cm" draw:rotation="0"/>
    <draw:hatch draw:name="Hatch_20_456" draw:display-name="Hatch 456" draw:style="single" draw:color="#000000" draw:distance="0.011cm" draw:rotation="0"/>
    <draw:hatch draw:name="Hatch_20_457" draw:display-name="Hatch 457" draw:style="single" draw:color="#000000" draw:distance="0.011cm" draw:rotation="0"/>
    <draw:hatch draw:name="Hatch_20_458" draw:display-name="Hatch 458" draw:style="single" draw:color="#000000" draw:distance="0.011cm" draw:rotation="0"/>
    <draw:hatch draw:name="Hatch_20_459" draw:display-name="Hatch 459" draw:style="single" draw:color="#000000" draw:distance="0.011cm" draw:rotation="0"/>
    <draw:hatch draw:name="Hatch_20_460" draw:display-name="Hatch 460" draw:style="single" draw:color="#000000" draw:distance="0.011cm" draw:rotation="0"/>
    <draw:hatch draw:name="Hatch_20_461" draw:display-name="Hatch 461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11cm" draw:rotation="0"/>
    <draw:hatch draw:name="Hatch_20_465" draw:display-name="Hatch 465" draw:style="single" draw:color="#000000" draw:distance="0.011cm" draw:rotation="0"/>
    <draw:hatch draw:name="Hatch_20_466" draw:display-name="Hatch 466" draw:style="single" draw:color="#000000" draw:distance="0.011cm" draw:rotation="0"/>
    <draw:hatch draw:name="Hatch_20_467" draw:display-name="Hatch 467" draw:style="single" draw:color="#000000" draw:distance="0.011cm" draw:rotation="0"/>
    <draw:hatch draw:name="Hatch_20_468" draw:display-name="Hatch 468" draw:style="single" draw:color="#000000" draw:distance="0.011cm" draw:rotation="0"/>
    <draw:hatch draw:name="Hatch_20_469" draw:display-name="Hatch 469" draw:style="single" draw:color="#000000" draw:distance="0.011cm" draw:rotation="0"/>
    <draw:hatch draw:name="Hatch_20_470" draw:display-name="Hatch 470" draw:style="single" draw:color="#000000" draw:distance="0.011cm" draw:rotation="0"/>
    <draw:hatch draw:name="Hatch_20_471" draw:display-name="Hatch 471" draw:style="single" draw:color="#000000" draw:distance="0.011cm" draw:rotation="0"/>
    <draw:hatch draw:name="Hatch_20_472" draw:display-name="Hatch 472" draw:style="single" draw:color="#000000" draw:distance="0.011cm" draw:rotation="0"/>
    <draw:hatch draw:name="Hatch_20_473" draw:display-name="Hatch 473" draw:style="single" draw:color="#000000" draw:distance="0.011cm" draw:rotation="0"/>
    <draw:hatch draw:name="Hatch_20_474" draw:display-name="Hatch 474" draw:style="single" draw:color="#000000" draw:distance="0.011cm" draw:rotation="0"/>
    <draw:hatch draw:name="Hatch_20_475" draw:display-name="Hatch 475" draw:style="single" draw:color="#000000" draw:distance="0.011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end" draw:display-name="Rounded end" svg:viewBox="0 0 509 509" svg:d="M0 255c0-127 127-255 254-255s255 128 255 255v254h-509z"/>
    <draw:marker draw:name="Square" svg:viewBox="0 0 10 10" svg:d="M0 0h10v10h-1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12%" draw:distance="72%"/>
    <draw:stroke-dash draw:name="Dashed_20__28_var_29__20_311" draw:display-name="Dashed (var) 311" draw:style="rect" draw:dots1="1" draw:dots1-length="0.011cm" draw:dots2="1" draw:dots2-length="0.011cm" draw:distance="0.011cm"/>
    <draw:stroke-dash draw:name="Dashed_20__28_var_29__20_312" draw:display-name="Dashed (var) 312" draw:style="rect" draw:dots1="1" draw:dots1-length="0.011cm" draw:dots2="1" draw:dots2-length="0.011cm" draw:distance="0.011cm"/>
    <draw:stroke-dash draw:name="Dashed_20__28_var_29__20_313" draw:display-name="Dashed (var) 313" draw:style="rect" draw:dots1="1" draw:dots1-length="0.011cm" draw:dots2="1" draw:dots2-length="0.011cm" draw:distance="0.011cm"/>
    <draw:stroke-dash draw:name="Dashed_20__28_var_29__20_314" draw:display-name="Dashed (var) 314" draw:style="rect" draw:dots1="1" draw:dots1-length="0.011cm" draw:dots2="1" draw:dots2-length="0.011cm" draw:distance="0.011cm"/>
    <draw:stroke-dash draw:name="Dashed_20__28_var_29__20_315" draw:display-name="Dashed (var) 315" draw:style="rect" draw:dots1="1" draw:dots1-length="0.011cm" draw:dots2="1" draw:dots2-length="0.011cm" draw:distance="0.011cm"/>
    <draw:stroke-dash draw:name="Dashed_20__28_var_29__20_316" draw:display-name="Dashed (var) 316" draw:style="rect" draw:dots1="1" draw:dots1-length="0.011cm" draw:dots2="1" draw:dots2-length="0.011cm" draw:distance="0.011cm"/>
    <draw:stroke-dash draw:name="Dashed_20__28_var_29__20_317" draw:display-name="Dashed (var) 317" draw:style="rect" draw:dots1="1" draw:dots1-length="0.011cm" draw:dots2="1" draw:dots2-length="0.011cm" draw:distance="0.011cm"/>
    <draw:stroke-dash draw:name="Dashed_20__28_var_29__20_318" draw:display-name="Dashed (var) 318" draw:style="rect" draw:dots1="1" draw:dots1-length="0.011cm" draw:dots2="1" draw:dots2-length="0.011cm" draw:distance="0.011cm"/>
    <draw:stroke-dash draw:name="Dashed_20__28_var_29__20_319" draw:display-name="Dashed (var) 319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11cm" draw:dots2="1" draw:dots2-length="0.011cm" draw:distance="0.011cm"/>
    <draw:stroke-dash draw:name="Dashed_20__28_var_29__20_321" draw:display-name="Dashed (var) 321" draw:style="rect" draw:dots1="1" draw:dots1-length="0.011cm" draw:dots2="1" draw:dots2-length="0.011cm" draw:distance="0.011cm"/>
    <draw:stroke-dash draw:name="Dashed_20__28_var_29__20_322" draw:display-name="Dashed (var) 322" draw:style="rect" draw:dots1="1" draw:dots1-length="0.011cm" draw:dots2="1" draw:dots2-length="0.011cm" draw:distance="0.011cm"/>
    <draw:stroke-dash draw:name="Dashed_20__28_var_29__20_323" draw:display-name="Dashed (var) 323" draw:style="rect" draw:dots1="1" draw:dots1-length="0.011cm" draw:dots2="1" draw:dots2-length="0.011cm" draw:distance="0.011cm"/>
    <draw:stroke-dash draw:name="Dashed_20__28_var_29__20_324" draw:display-name="Dashed (var) 324" draw:style="rect" draw:dots1="1" draw:dots1-length="0.011cm" draw:dots2="1" draw:dots2-length="0.011cm" draw:distance="0.011cm"/>
    <draw:stroke-dash draw:name="Dashed_20__28_var_29__20_325" draw:display-name="Dashed (var) 325" draw:style="rect" draw:dots1="1" draw:dots1-length="0.011cm" draw:dots2="1" draw:dots2-length="0.011cm" draw:distance="0.01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11cm" draw:dots2="1" draw:dots2-length="0.011cm" draw:distance="0.011cm"/>
    <draw:stroke-dash draw:name="Dashed_20__28_var_29__20_328" draw:display-name="Dashed (var) 328" draw:style="rect" draw:dots1="1" draw:dots1-length="0.011cm" draw:dots2="1" draw:dots2-length="0.011cm" draw:distance="0.011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11cm" draw:dots2="1" draw:dots2-length="0.011cm" draw:distance="0.011cm"/>
    <draw:stroke-dash draw:name="Dashed_20__28_var_29__20_341" draw:display-name="Dashed (var) 341" draw:style="rect" draw:dots1="1" draw:dots1-length="0.011cm" draw:dots2="1" draw:dots2-length="0.011cm" draw:distance="0.011cm"/>
    <draw:stroke-dash draw:name="Dashed_20__28_var_29__20_342" draw:display-name="Dashed (var) 342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ect" draw:dots1="1" draw:dots1-length="0.011cm" draw:dots2="1" draw:dots2-length="0.011cm" draw:distance="0.011cm"/>
    <draw:stroke-dash draw:name="Dashed_20__28_var_29__20_352" draw:display-name="Dashed (var) 352" draw:style="rect" draw:dots1="1" draw:dots1-length="0.011cm" draw:dots2="1" draw:dots2-length="0.011cm" draw:distance="0.011cm"/>
    <draw:stroke-dash draw:name="Dashed_20__28_var_29__20_353" draw:display-name="Dashed (var) 353" draw:style="rect" draw:dots1="1" draw:dots1-length="0.011cm" draw:dots2="1" draw:dots2-length="0.011cm" draw:distance="0.011cm"/>
    <draw:stroke-dash draw:name="Dashed_20__28_var_29__20_354" draw:display-name="Dashed (var) 354" draw:style="rect" draw:dots1="1" draw:dots1-length="0.011cm" draw:dots2="1" draw:dots2-length="0.011cm" draw:distance="0.011cm"/>
    <draw:stroke-dash draw:name="Dashed_20__28_var_29__20_355" draw:display-name="Dashed (var) 355" draw:style="rect" draw:dots1="1" draw:dots1-length="0.011cm" draw:dots2="1" draw:dots2-length="0.011cm" draw:distance="0.011cm"/>
    <draw:stroke-dash draw:name="Dashed_20__28_var_29__20_356" draw:display-name="Dashed (var) 356" draw:style="rect" draw:dots1="1" draw:dots1-length="0.011cm" draw:dots2="1" draw:dots2-length="0.011cm" draw:distance="0.011cm"/>
    <draw:stroke-dash draw:name="Dashed_20__28_var_29__20_357" draw:display-name="Dashed (var) 357" draw:style="rect" draw:dots1="1" draw:dots1-length="0.011cm" draw:dots2="1" draw:dots2-length="0.011cm" draw:distance="0.011cm"/>
    <draw:stroke-dash draw:name="Dashed_20__28_var_29__20_358" draw:display-name="Dashed (var) 358" draw:style="rect" draw:dots1="1" draw:dots1-length="0.011cm" draw:dots2="1" draw:dots2-length="0.011cm" draw:distance="0.011cm"/>
    <draw:stroke-dash draw:name="Dashed_20__28_var_29__20_359" draw:display-name="Dashed (var) 359" draw:style="rect" draw:dots1="1" draw:dots1-length="0.011cm" draw:dots2="1" draw:dots2-length="0.011cm" draw:distance="0.011cm"/>
    <draw:stroke-dash draw:name="Dashed_20__28_var_29__20_360" draw:display-name="Dashed (var) 360" draw:style="rect" draw:dots1="1" draw:dots1-length="0.011cm" draw:dots2="1" draw:dots2-length="0.011cm" draw:distance="0.011cm"/>
    <draw:stroke-dash draw:name="Dashed_20__28_var_29__20_361" draw:display-name="Dashed (var) 361" draw:style="rect" draw:dots1="1" draw:dots1-length="0.011cm" draw:dots2="1" draw:dots2-length="0.011cm" draw:distance="0.011cm"/>
    <draw:stroke-dash draw:name="Dashed_20__28_var_29__20_362" draw:display-name="Dashed (var) 362" draw:style="rect" draw:dots1="1" draw:dots1-length="0.011cm" draw:dots2="1" draw:dots2-length="0.011cm" draw:distance="0.011cm"/>
    <draw:stroke-dash draw:name="Dashed_20__28_var_29__20_363" draw:display-name="Dashed (var) 363" draw:style="rect" draw:dots1="1" draw:dots1-length="0.011cm" draw:dots2="1" draw:dots2-length="0.011cm" draw:distance="0.011cm"/>
    <draw:stroke-dash draw:name="Dashed_20__28_var_29__20_364" draw:display-name="Dashed (var) 364" draw:style="rect" draw:dots1="1" draw:dots1-length="0.011cm" draw:dots2="1" draw:dots2-length="0.011cm" draw:distance="0.011cm"/>
    <draw:stroke-dash draw:name="Dashed_20__28_var_29__20_365" draw:display-name="Dashed (var) 365" draw:style="rect" draw:dots1="1" draw:dots1-length="0.011cm" draw:dots2="1" draw:dots2-length="0.011cm" draw:distance="0.011cm"/>
    <draw:stroke-dash draw:name="Dashed_20__28_var_29__20_366" draw:display-name="Dashed (var) 366" draw:style="rect" draw:dots1="1" draw:dots1-length="0.011cm" draw:dots2="1" draw:dots2-length="0.011cm" draw:distance="0.011cm"/>
    <draw:stroke-dash draw:name="Dashed_20__28_var_29__20_367" draw:display-name="Dashed (var) 367" draw:style="rect" draw:dots1="1" draw:dots1-length="0.011cm" draw:dots2="1" draw:dots2-length="0.011cm" draw:distance="0.011cm"/>
    <draw:stroke-dash draw:name="Dashed_20__28_var_29__20_368" draw:display-name="Dashed (var) 368" draw:style="rect" draw:dots1="1" draw:dots1-length="0.011cm" draw:dots2="1" draw:dots2-length="0.011cm" draw:distance="0.011cm"/>
    <draw:stroke-dash draw:name="Dashed_20__28_var_29__20_369" draw:display-name="Dashed (var) 369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11cm" draw:dots2="1" draw:dots2-length="0.011cm" draw:distance="0.011cm"/>
    <draw:stroke-dash draw:name="Dashed_20__28_var_29__20_371" draw:display-name="Dashed (var) 371" draw:style="rect" draw:dots1="1" draw:dots1-length="0.011cm" draw:dots2="1" draw:dots2-length="0.011cm" draw:distance="0.011cm"/>
    <draw:stroke-dash draw:name="Dashed_20__28_var_29__20_372" draw:display-name="Dashed (var) 372" draw:style="rect" draw:dots1="1" draw:dots1-length="0.011cm" draw:dots2="1" draw:dots2-length="0.011cm" draw:distance="0.011cm"/>
    <draw:stroke-dash draw:name="Dashed_20__28_var_29__20_373" draw:display-name="Dashed (var) 373" draw:style="rect" draw:dots1="1" draw:dots1-length="0.011cm" draw:dots2="1" draw:dots2-length="0.011cm" draw:distance="0.011cm"/>
    <draw:stroke-dash draw:name="Dashed_20__28_var_29__20_374" draw:display-name="Dashed (var) 374" draw:style="rect" draw:dots1="1" draw:dots1-length="0.011cm" draw:dots2="1" draw:dots2-length="0.011cm" draw:distance="0.011cm"/>
    <draw:stroke-dash draw:name="Dashed_20__28_var_29__20_375" draw:display-name="Dashed (var) 375" draw:style="rect" draw:dots1="1" draw:dots1-length="0.011cm" draw:dots2="1" draw:dots2-length="0.011cm" draw:distance="0.011cm"/>
    <draw:stroke-dash draw:name="Dashed_20__28_var_29__20_376" draw:display-name="Dashed (var) 376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11cm" draw:dots2="1" draw:dots2-length="0.011cm" draw:distance="0.011cm"/>
    <draw:stroke-dash draw:name="Dashed_20__28_var_29__20_379" draw:display-name="Dashed (var) 379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11cm" draw:dots2="1" draw:dots2-length="0.011cm" draw:distance="0.011cm"/>
    <draw:stroke-dash draw:name="Dashed_20__28_var_29__20_381" draw:display-name="Dashed (var) 381" draw:style="rect" draw:dots1="1" draw:dots1-length="0.011cm" draw:dots2="1" draw:dots2-length="0.011cm" draw:distance="0.011cm"/>
    <draw:stroke-dash draw:name="Dashed_20__28_var_29__20_382" draw:display-name="Dashed (var) 382" draw:style="rect" draw:dots1="1" draw:dots1-length="0.011cm" draw:dots2="1" draw:dots2-length="0.011cm" draw:distance="0.011cm"/>
    <draw:stroke-dash draw:name="Dashed_20__28_var_29__20_383" draw:display-name="Dashed (var) 383" draw:style="rect" draw:dots1="1" draw:dots1-length="0.011cm" draw:dots2="1" draw:dots2-length="0.011cm" draw:distance="0.011cm"/>
    <draw:stroke-dash draw:name="Dashed_20__28_var_29__20_384" draw:display-name="Dashed (var) 384" draw:style="rect" draw:dots1="1" draw:dots1-length="0.011cm" draw:dots2="1" draw:dots2-length="0.011cm" draw:distance="0.011cm"/>
    <draw:stroke-dash draw:name="Dashed_20__28_var_29__20_385" draw:display-name="Dashed (var) 385" draw:style="rect" draw:dots1="1" draw:dots1-length="0.011cm" draw:dots2="1" draw:dots2-length="0.011cm" draw:distance="0.011cm"/>
    <draw:stroke-dash draw:name="Dashed_20__28_var_29__20_386" draw:display-name="Dashed (var) 386" draw:style="rect" draw:dots1="1" draw:dots1-length="0.011cm" draw:dots2="1" draw:dots2-length="0.011cm" draw:distance="0.011cm"/>
    <draw:stroke-dash draw:name="Dashed_20__28_var_29__20_387" draw:display-name="Dashed (var) 387" draw:style="rect" draw:dots1="1" draw:dots1-length="0.011cm" draw:dots2="1" draw:dots2-length="0.011cm" draw:distance="0.011cm"/>
    <draw:stroke-dash draw:name="Dashed_20__28_var_29__20_388" draw:display-name="Dashed (var) 388" draw:style="rect" draw:dots1="1" draw:dots1-length="0.011cm" draw:dots2="1" draw:dots2-length="0.011cm" draw:distance="0.011cm"/>
    <draw:stroke-dash draw:name="Dashed_20__28_var_29__20_389" draw:display-name="Dashed (var) 389" draw:style="rect" draw:dots1="1" draw:dots1-length="0.011cm" draw:dots2="1" draw:dots2-length="0.011cm" draw:distance="0.011cm"/>
    <draw:stroke-dash draw:name="Dashed_20__28_var_29__20_390" draw:display-name="Dashed (var) 390" draw:style="rect" draw:dots1="1" draw:dots1-length="0.011cm" draw:dots2="1" draw:dots2-length="0.011cm" draw:distance="0.011cm"/>
    <draw:stroke-dash draw:name="Dashed_20__28_var_29__20_391" draw:display-name="Dashed (var) 391" draw:style="rect" draw:dots1="1" draw:dots1-length="0.011cm" draw:dots2="1" draw:dots2-length="0.011cm" draw:distance="0.011cm"/>
    <draw:stroke-dash draw:name="Dashed_20__28_var_29__20_392" draw:display-name="Dashed (var) 392" draw:style="rect" draw:dots1="1" draw:dots1-length="0.011cm" draw:dots2="1" draw:dots2-length="0.011cm" draw:distance="0.011cm"/>
    <draw:stroke-dash draw:name="Dashed_20__28_var_29__20_393" draw:display-name="Dashed (var) 393" draw:style="rect" draw:dots1="1" draw:dots1-length="0.011cm" draw:dots2="1" draw:dots2-length="0.011cm" draw:distance="0.011cm"/>
    <draw:stroke-dash draw:name="Dashed_20__28_var_29__20_394" draw:display-name="Dashed (var) 394" draw:style="rect" draw:dots1="1" draw:dots1-length="0.011cm" draw:dots2="1" draw:dots2-length="0.011cm" draw:distance="0.011cm"/>
    <draw:stroke-dash draw:name="Dashed_20__28_var_29__20_395" draw:display-name="Dashed (var) 395" draw:style="rect" draw:dots1="1" draw:dots1-length="0.011cm" draw:dots2="1" draw:dots2-length="0.011cm" draw:distance="0.011cm"/>
    <draw:stroke-dash draw:name="Dashed_20__28_var_29__20_396" draw:display-name="Dashed (var) 396" draw:style="rect" draw:dots1="1" draw:dots1-length="0.011cm" draw:dots2="1" draw:dots2-length="0.011cm" draw:distance="0.011cm"/>
    <draw:stroke-dash draw:name="Dashed_20__28_var_29__20_397" draw:display-name="Dashed (var) 397" draw:style="rect" draw:dots1="1" draw:dots1-length="0.011cm" draw:dots2="1" draw:dots2-length="0.011cm" draw:distance="0.011cm"/>
    <draw:stroke-dash draw:name="Dashed_20__28_var_29__20_398" draw:display-name="Dashed (var) 398" draw:style="rect" draw:dots1="1" draw:dots1-length="0.011cm" draw:dots2="1" draw:dots2-length="0.011cm" draw:distance="0.011cm"/>
    <draw:stroke-dash draw:name="Dashed_20__28_var_29__20_399" draw:display-name="Dashed (var) 399" draw:style="rect" draw:dots1="1" draw:dots1-length="0.011cm" draw:dots2="1" draw:dots2-length="0.011cm" draw:distance="0.011cm"/>
    <draw:stroke-dash draw:name="Dashed_20__28_var_29__20_400" draw:display-name="Dashed (var) 400" draw:style="rect" draw:dots1="1" draw:dots1-length="0.011cm" draw:dots2="1" draw:dots2-length="0.011cm" draw:distance="0.011cm"/>
    <draw:stroke-dash draw:name="Dashed_20__28_var_29__20_401" draw:display-name="Dashed (var) 401" draw:style="rect" draw:dots1="1" draw:dots1-length="0.011cm" draw:dots2="1" draw:dots2-length="0.011cm" draw:distance="0.011cm"/>
    <draw:stroke-dash draw:name="Dashed_20__28_var_29__20_402" draw:display-name="Dashed (var) 402" draw:style="rect" draw:dots1="1" draw:dots1-length="0.011cm" draw:dots2="1" draw:dots2-length="0.011cm" draw:distance="0.011cm"/>
    <draw:stroke-dash draw:name="Dashed_20__28_var_29__20_403" draw:display-name="Dashed (var) 403" draw:style="rect" draw:dots1="1" draw:dots1-length="0.011cm" draw:dots2="1" draw:dots2-length="0.011cm" draw:distance="0.011cm"/>
    <draw:stroke-dash draw:name="Dashed_20__28_var_29__20_404" draw:display-name="Dashed (var) 404" draw:style="rect" draw:dots1="1" draw:dots1-length="0.011cm" draw:dots2="1" draw:dots2-length="0.011cm" draw:distance="0.011cm"/>
    <draw:stroke-dash draw:name="Dashed_20__28_var_29__20_405" draw:display-name="Dashed (var) 405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11cm" draw:dots2="1" draw:dots2-length="0.011cm" draw:distance="0.011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11cm" draw:dots2="1" draw:dots2-length="0.011cm" draw:distance="0.011cm"/>
    <draw:stroke-dash draw:name="Dashed_20__28_var_29__20_409" draw:display-name="Dashed (var) 409" draw:style="rect" draw:dots1="1" draw:dots1-length="0.011cm" draw:dots2="1" draw:dots2-length="0.011cm" draw:distance="0.011cm"/>
    <draw:stroke-dash draw:name="Dashed_20__28_var_29__20_410" draw:display-name="Dashed (var) 410" draw:style="rect" draw:dots1="1" draw:dots1-length="0.011cm" draw:dots2="1" draw:dots2-length="0.011cm" draw:distance="0.011cm"/>
    <draw:stroke-dash draw:name="Dashed_20__28_var_29__20_411" draw:display-name="Dashed (var) 411" draw:style="rect" draw:dots1="1" draw:dots1-length="0.011cm" draw:dots2="1" draw:dots2-length="0.011cm" draw:distance="0.011cm"/>
    <draw:stroke-dash draw:name="Dashed_20__28_var_29__20_412" draw:display-name="Dashed (var) 412" draw:style="rect" draw:dots1="1" draw:dots1-length="0.011cm" draw:dots2="1" draw:dots2-length="0.011cm" draw:distance="0.011cm"/>
    <draw:stroke-dash draw:name="Dashed_20__28_var_29__20_413" draw:display-name="Dashed (var) 413" draw:style="rect" draw:dots1="1" draw:dots1-length="0.011cm" draw:dots2="1" draw:dots2-length="0.011cm" draw:distance="0.011cm"/>
    <draw:stroke-dash draw:name="Fine_20_Dashed" draw:display-name="Fine Dashed" draw:style="rect" draw:dots1="1" draw:dots1-length="112%" draw:distance="112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Times New Roman" fo:font-size="12pt" fo:language="en" fo:country="GB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635cm" style:writing-mode="page"/>
      <style:text-properties fo:color="#000000" loext:opacity="100%" style:font-name="Times New Roman" fo:font-size="12pt" fo:language="en" fo:country="GB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erif" fo:font-family="'DejaVu Serif'" style:font-style-name="Book" style:font-family-generic="roman" style:font-pitch="variable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orphans="2" fo:widows="2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-left="0cm" fo:margin-right="0cm" fo:margin-top="0.635cm" fo:margin-bottom="0.381cm" style:contextual-spacing="false" fo:text-align="start" style:justify-single-word="false" fo:text-indent="0cm" style:auto-text-indent="false" style:page-number="auto" fo:break-before="auto" fo:break-after="auto" style:shadow="none" fo:keep-with-next="always"/>
      <style:text-properties style:font-name="Arial1" fo:font-family="Arial" style:font-style-name="Bold" style:font-family-generic="swiss" style:font-pitch="variable" fo:font-size="18pt" fo:font-weight="bold" style:letter-kerning="true" style:font-size-asian="18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left="0cm" fo:margin-right="0cm" fo:margin-top="0.508cm" fo:margin-bottom="0.254cm" style:contextual-spacing="false" fo:text-align="justify" style:justify-single-word="false" fo:text-indent="0cm" style:auto-text-indent="false" fo:keep-with-next="always"/>
      <style:text-properties style:font-name="Arial1" fo:font-family="Arial" style:font-style-name="Bold" style:font-family-generic="swiss" style:font-pitch="variable" fo:font-size="14pt" fo:font-weight="bold" style:font-size-asian="16pt" style:font-weight-asian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54cm" fo:margin-bottom="0.127cm" style:contextual-spacing="false"/>
      <style:text-properties fo:font-size="12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.212cm" fo:margin-bottom="0.106cm" style:contextual-spacing="false" fo:text-align="justify" style:justify-single-word="false" fo:orphans="2" fo:widows="2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fo:language="en" fo:country="GB" style:font-size-asian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DejaVu Sans" fo:font-family="'DejaVu Sans'" style:font-style-name="Book" style:font-family-generic="swiss" style:font-pitch="variable" fo:font-style="normal" fo:font-weight="normal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ody_20_Text_20_2" style:display-name="Body Text 2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</style:style>
    <style:style style:name="List_20_Number" style:display-name="List Number" style:family="paragraph" style:parent-style-name="Standard"/>
    <style:style style:name="List_20_Bullet" style:display-name="List Bullet" style:family="paragraph" style:parent-style-name="Standard" style:list-style-name="WW8Num95">
      <style:paragraph-properties fo:margin-left="0cm" fo:margin-right="0cm" fo:margin-top="0cm" fo:margin-bottom="0cm" style:contextual-spacing="false" fo:text-indent="0cm" style:auto-text-indent="false"/>
      <style:text-properties fo:language="en" fo:country="GB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creen" style:family="paragraph" style:parent-style-name="Standard">
      <style:text-properties style:font-name="DejaVu Sans Mono" fo:font-family="'DejaVu Sans Mono'" style:font-style-name="Book" style:font-family-generic="modern" style:font-pitch="fixed" fo:font-size="9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Untitled1" style:family="paragraph" style:parent-style-name="User_20_Index_20_1"/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loext:opacity="100%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Default_20_Paragraph_20_Font">
      <style:text-properties fo:color="#0000ff" loext:opacity="100%" fo:font-size="10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font-size="10pt" style:text-underline-style="solid" style:text-underline-width="auto" style:text-underline-color="font-color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Default_20_Paragraph_20_Font" style:display-name="Default Paragraph Font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95z2" style:family="text">
      <style:text-properties style:font-name="Wingdings" fo:font-family="Wingdings" style:font-pitch="variable" style:font-charset="x-symbol"/>
    </style:style>
    <style:style style:name="WW8Num95z0" style:family="text">
      <style:text-properties style:font-name="Symbol" fo:font-family="Symbol" style:font-family-generic="roman" style:font-pitch="variable" style:font-charset="x-symbol"/>
    </style:style>
    <style:style style:name="WW8Num95z4" style:family="text">
      <style:text-properties style:font-name="Courier New1" fo:font-family="'Courier New'" style:font-family-generic="modern"/>
    </style:style>
    <style:style style:name="WW-Default_20_Paragraph_20_Font" style:display-name="WW-Default Paragraph Font" style:family="text"/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4" style:family="text">
      <style:text-properties style:font-name="Courier New1" fo:font-family="'Courier New'" style:font-family-generic="modern"/>
    </style:style>
    <style:style style:name="WW8Num102z0" style:family="text">
      <style:text-properties style:font-name="Wingdings" fo:font-family="Wingdings" style:font-pitch="variable" style:font-charset="x-symbol" fo:font-size="9pt" style:font-size-asian="9pt" style:font-name-complex="StarSymbol1" style:font-family-complex="StarSymbol, 'Arial Unicode MS'" style:font-charset-complex="x-symbol" style:font-size-complex="9pt"/>
    </style:style>
    <style:style style:name="WW8Num101z0" style:family="text">
      <style:text-properties style:font-name="Symbol" fo:font-family="Symbol" style:font-family-generic="roman" style:font-pitch="variable" style:font-charset="x-symbol"/>
    </style:style>
    <style:style style:name="WW8Num101z2" style:family="text">
      <style:text-properties style:font-name="Wingdings" fo:font-family="Wingdings" style:font-pitch="variable" style:font-charset="x-symbol"/>
    </style:style>
    <style:style style:name="WW8Num101z4" style:family="text">
      <style:text-properties style:font-name="Courier New1" fo:font-family="'Courier New'" style:font-family-generic="modern"/>
    </style:style>
    <style:style style:name="Screen_20_font" style:display-name="Screen font" style:family="text">
      <style:text-properties style:font-name="DejaVu Sans Mono" fo:font-family="'DejaVu Sans Mono'" style:font-style-name="Book" style:font-family-generic="modern" style:font-pitch="fixed" fo:font-size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inition" style:family="text"/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min-label-distance="0.381cm"/>
      </text:outline-level-style>
      <text:outline-level-style text:level="2" text:style-name="Numbering_20_Symbols" style:num-prefix=" " style:num-suffix=" " style:num-format="1" text:display-levels="2">
        <style:list-level-properties text:min-label-distance="0.381cm"/>
      </text:outline-level-style>
      <text:outline-level-style text:level="3" text:style-name="Numbering_20_Symbols" style:num-prefix=" " style:num-suffix=" " style:num-format="1" text:display-levels="3">
        <style:list-level-properties text:min-label-distance="0.381cm"/>
      </text:outline-level-style>
      <text:outline-level-style text:level="4" text:style-name="Numbering_20_Symbols" style:num-prefix=" " style:num-suffix=" " style:num-format="1" text:display-levels="4">
        <style:list-level-properties text:min-label-distance="0.381cm"/>
      </text:outline-level-style>
      <text:outline-level-style text:level="5" text:style-name="Numbering_20_Symbols" style:num-prefix=" " style:num-suffix=" " style:num-format="1" text:display-levels="5">
        <style:list-level-properties text:min-label-distance="0.381cm"/>
      </text:outline-level-style>
      <text:outline-level-style text:level="6" text:style-name="Numbering_20_Symbols" style:num-prefix=" " style:num-suffix=" " style:num-format="1" text:display-levels="6">
        <style:list-level-properties text:min-label-distance="0.381cm"/>
      </text:outline-level-style>
      <text:outline-level-style text:level="7" text:style-name="Numbering_20_Symbols" style:num-prefix=" " style:num-suffix=" " style:num-format="1" text:display-levels="7">
        <style:list-level-properties text:min-label-distance="0.381cm"/>
      </text:outline-level-style>
      <text:outline-level-style text:level="8" text:style-name="Numbering_20_Symbols" style:num-prefix=" " style:num-suffix=" " style:num-format="1" text:display-levels="8">
        <style:list-level-properties text:min-label-distance="0.381cm"/>
      </text:outline-level-style>
      <text:outline-level-style text:level="9" text:style-name="Numbering_20_Symbols" style:num-prefix=" " style:num-suffix=" " style:num-format="1" text:display-levels="9">
        <style:list-level-properties text:min-label-distance="0.381cm"/>
      </text:outline-level-style>
      <text:outline-level-style text:level="10" text:style-name="Numbering_20_Symbols" style:num-prefix=" " style:num-suffix=" " style:num-format="1" text:display-levels="10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5">
      <text:list-level-style-bullet text:level="1" text:style-name="Bullet_20_Symbols" text:bullet-char="●">
        <style:list-level-properties/>
        <style:text-properties style:font-name="StarSymbol"/>
      </text:list-level-style-bullet>
      <text:list-level-style-number text:level="2" style:num-suffix="." style:num-format="1">
        <style:list-level-properties/>
      </text:list-level-style-number>
      <text:list-level-style-bullet text:level="3" text:style-name="WW8Num95z2" text:bullet-char="">
        <style:list-level-properties/>
        <style:text-properties style:font-name="Wingdings"/>
      </text:list-level-style-bullet>
      <text:list-level-style-bullet text:level="4" text:style-name="WW8Num95z0" text:bullet-char="">
        <style:list-level-properties/>
        <style:text-properties style:font-name="Symbol"/>
      </text:list-level-style-bullet>
      <text:list-level-style-bullet text:level="5" text:style-name="WW8Num95z4" text:bullet-char="o">
        <style:list-level-properties/>
        <style:text-properties style:font-name="Courier New"/>
      </text:list-level-style-bullet>
      <text:list-level-style-bullet text:level="6" text:style-name="WW8Num95z2" text:bullet-char="">
        <style:list-level-properties/>
        <style:text-properties style:font-name="Wingdings"/>
      </text:list-level-style-bullet>
      <text:list-level-style-bullet text:level="7" text:style-name="WW8Num95z0" text:bullet-char="">
        <style:list-level-properties/>
        <style:text-properties style:font-name="Symbol"/>
      </text:list-level-style-bullet>
      <text:list-level-style-bullet text:level="8" text:style-name="WW8Num95z4" text:bullet-char="o">
        <style:list-level-properties/>
        <style:text-properties style:font-name="Courier New"/>
      </text:list-level-style-bullet>
      <text:list-level-style-bullet text:level="9" text:style-name="WW8Num95z2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bullet text:level="1" text:style-name="WW8Num6z0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bullet text:level="3" text:style-name="WW8Num6z2" text:bullet-char="">
        <style:list-level-properties/>
        <style:text-properties style:font-name="Wingdings"/>
      </text:list-level-style-bullet>
      <text:list-level-style-bullet text:level="4" text:style-name="WW8Num6z0" text:bullet-char="">
        <style:list-level-properties/>
        <style:text-properties style:font-name="Symbol"/>
      </text:list-level-style-bullet>
      <text:list-level-style-bullet text:level="5" text:style-name="WW8Num6z4" text:bullet-char="o">
        <style:list-level-properties/>
        <style:text-properties style:font-name="Courier New"/>
      </text:list-level-style-bullet>
      <text:list-level-style-bullet text:level="6" text:style-name="WW8Num6z2" text:bullet-char="">
        <style:list-level-properties/>
        <style:text-properties style:font-name="Wingdings"/>
      </text:list-level-style-bullet>
      <text:list-level-style-bullet text:level="7" text:style-name="WW8Num6z0" text:bullet-char="">
        <style:list-level-properties/>
        <style:text-properties style:font-name="Symbol"/>
      </text:list-level-style-bullet>
      <text:list-level-style-bullet text:level="8" text:style-name="WW8Num6z4" text:bullet-char="o">
        <style:list-level-properties/>
        <style:text-properties style:font-name="Courier New"/>
      </text:list-level-style-bullet>
      <text:list-level-style-bullet text:level="9" text:style-name="WW8Num6z2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2">
      <text:list-level-style-bullet text:level="1" text:style-name="WW8Num102z0" text:bullet-char="">
        <style:list-level-properties/>
        <style:text-properties style:font-name="Wingding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1">
      <text:list-level-style-bullet text:level="1" text:style-name="WW8Num101z0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bullet text:level="3" text:style-name="WW8Num101z2" text:bullet-char="">
        <style:list-level-properties/>
        <style:text-properties style:font-name="Wingdings"/>
      </text:list-level-style-bullet>
      <text:list-level-style-bullet text:level="4" text:style-name="WW8Num101z0" text:bullet-char="">
        <style:list-level-properties/>
        <style:text-properties style:font-name="Symbol"/>
      </text:list-level-style-bullet>
      <text:list-level-style-bullet text:level="5" text:style-name="WW8Num101z4" text:bullet-char="o">
        <style:list-level-properties/>
        <style:text-properties style:font-name="Courier New"/>
      </text:list-level-style-bullet>
      <text:list-level-style-bullet text:level="6" text:style-name="WW8Num101z2" text:bullet-char="">
        <style:list-level-properties/>
        <style:text-properties style:font-name="Wingdings"/>
      </text:list-level-style-bullet>
      <text:list-level-style-bullet text:level="7" text:style-name="WW8Num101z0" text:bullet-char="">
        <style:list-level-properties/>
        <style:text-properties style:font-name="Symbol"/>
      </text:list-level-style-bullet>
      <text:list-level-style-bullet text:level="8" text:style-name="WW8Num101z4" text:bullet-char="o">
        <style:list-level-properties/>
        <style:text-properties style:font-name="Courier New"/>
      </text:list-level-style-bullet>
      <text:list-level-style-bullet text:level="9" text:style-name="WW8Num101z2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3" text:consecutive-numbering="true">
      <text:list-level-style-number text:level="1" style:num-suffix="." style:num-format="1">
        <style:list-level-properties text:space-before="0.635cm" text:min-label-width="0.6cm"/>
      </text:list-level-style-number>
      <text:list-level-style-number text:level="2" style:num-suffix="." style:num-format="a" style:num-letter-sync="true">
        <style:list-level-properties text:space-before="1.54cm" text:min-label-width="0.635cm"/>
      </text:list-level-style-number>
      <text:list-level-style-number text:level="3" style:num-suffix="." style:num-format="i">
        <style:list-level-properties text:min-label-width="3.445cm" text:min-label-distance="0.318cm" fo:text-align="end"/>
      </text:list-level-style-number>
      <text:list-level-style-number text:level="4" style:num-suffix="." style:num-format="1">
        <style:list-level-properties text:space-before="4.08cm" text:min-label-width="0.635cm"/>
      </text:list-level-style-number>
      <text:list-level-style-number text:level="5" style:num-suffix="." style:num-format="a" style:num-letter-sync="true">
        <style:list-level-properties text:space-before="5.35cm" text:min-label-width="0.635cm"/>
      </text:list-level-style-number>
      <text:list-level-style-number text:level="6" style:num-suffix="." style:num-format="i">
        <style:list-level-properties text:min-label-width="7.255cm" text:min-label-distance="0.318cm" fo:text-align="end"/>
      </text:list-level-style-number>
      <text:list-level-style-number text:level="7" style:num-suffix="." style:num-format="1">
        <style:list-level-properties text:space-before="7.89cm" text:min-label-width="0.635cm"/>
      </text:list-level-style-number>
      <text:list-level-style-number text:level="8" style:num-suffix="." style:num-format="a" style:num-letter-sync="true">
        <style:list-level-properties text:space-before="9.16cm" text:min-label-width="0.635cm"/>
      </text:list-level-style-number>
      <text:list-level-style-number text:level="9" style:num-suffix="." style:num-format="i">
        <style:list-level-properties text:min-label-width="11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9cm" fo:page-height="20.999cm" style:num-format="1" style:print-orientation="landscape" fo:margin-top="1.27cm" fo:margin-bottom="0.635cm" fo:margin-left="1.27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6cm" fo:page-height="29.693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5">
      <style:page-layout-properties fo:page-width="21.006cm" fo:page-height="29.693cm" style:num-format="1" style:print-orientation="portrait" fo:margin-top="1.27cm" fo:margin-bottom="1.27cm" fo:margin-left="1.27cm" fo:margin-right="1.27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ffffcc" style:footnote-max-height="0cm"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99ccff"/>
    </style:style>
    <style:style style:name="Mdp2" style:family="drawing-page">
      <style:drawing-page-properties draw:fill="none" draw:fill-color="#ffffcc"/>
    </style:style>
  </office:automatic-styles>
  <office:master-styles>
    <style:master-page style:name="Standard" style:page-layout-name="Mpm1"/>
    <style:master-page style:name="Landscape" style:page-layout-name="Mpm2" style:next-style-name="Standard"/>
    <style:master-page style:name="Cover" style:page-layout-name="Mpm3" draw:style-name="Mdp1"/>
    <style:master-page style:name="ToC" style:page-layout-name="Mpm4" draw:style-name="Mdp1">
      <style:footer>
        <text:p text:style-name="MP1"><text:page-number style:num-format="i" text:select-page="current">i</text:page-number></text:p>
      </style:footer>
    </style:master-page>
    <style:master-page style:name="Body" style:page-layout-name="Mpm5" draw:style-name="Mdp2">
      <style:footer>
        <text:p text:style-name="MP1"><text:page-number text:select-page="current">9</text:page-number></text:p>
      </style:footer>
    </style:master-page>
    <style:master-page style:name="HTML" style:page-layout-name="Mpm6"/>
    <style:master-page style:name="Endnot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title>wireguard-kit user guide</dc:title>
    <meta:creation-date>2008-04-02T16:51:03</meta:creation-date>
    <dc:date>2022-12-24T12:25:04.419324724</dc:date>
    <meta:editing-cycles>768</meta:editing-cycles>
    <meta:editing-duration>P12DT22H20M41S</meta:editing-duration>
    <meta:document-statistic meta:table-count="1" meta:image-count="0" meta:object-count="0" meta:page-count="13" meta:paragraph-count="377" meta:word-count="2147" meta:character-count="16780" meta:non-whitespace-character-count="14762"/>
    <meta:user-defined meta:name="Author">Charles</meta:user-defined>
    <meta:user-defined meta:name="Client">Auroville</meta:user-defined>
    <meta:user-defined meta:name="Info 3"/>
    <meta:user-defined meta:name="Info 4"/>
  </office:meta>
</office:document-meta>
</file>